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4000005D7C9571758.png"/>
  <manifest:file-entry manifest:media-type="image/png" manifest:full-path="Pictures/100000000000084800000BAECB2F92DA.png"/>
  <manifest:file-entry manifest:media-type="image/png" manifest:full-path="Pictures/100000000000084800000BAEE7B61E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style:keep-together="true" fo:keep-together="auto"/>
    </style:style>
    <style:style style:name="Tabelle2.A1" style:family="table-cell">
      <style:table-cell-properties fo:padding="0.049cm" fo:border-left="0.018cm solid #000001" fo:border-right="none" fo:border-top="0.018cm solid #000001" fo:border-bottom="0.018cm solid #000001" style:writing-mode="lr-tb"/>
    </style:style>
    <style:style style:name="Tabelle2.C1" style:family="table-cell">
      <style:table-cell-properties fo:padding="0.049cm" fo:border="0.018cm solid #000001" style:writing-mode="lr-tb"/>
    </style:style>
    <style:style style:name="Tabelle2.A2" style:family="table-cell">
      <style:table-cell-properties fo:padding="0.049cm" fo:border-left="0.018cm solid #000001" fo:border-right="none" fo:border-top="none" fo:border-bottom="0.018cm solid #000001" style:writing-mode="lr-tb"/>
    </style:style>
    <style:style style:name="Tabelle2.C2" style:family="table-cell">
      <style:table-cell-properties fo:padding="0.049cm" fo:border-left="0.018cm solid #000001" fo:border-right="0.018cm solid #000001" fo:border-top="none" fo:border-bottom="0.018cm solid #000001" style:writing-mode="lr-tb"/>
    </style:style>
    <style:style style:name="Tabelle2.5" style:family="table-row">
      <style:table-row-properties fo:background-color="transparent" style:keep-together="true" fo:keep-together="auto">
        <style:background-image/>
      </style:table-row-properties>
    </style:style>
    <style:style style:name="Tabelle2.A5"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2.C5"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style:keep-together="true" fo:keep-together="auto"/>
    </style:style>
    <style:style style:name="Tabelle11.A1" style:family="table-cell">
      <style:table-cell-properties fo:padding="0.049cm" fo:border-left="0.018cm solid #000001" fo:border-right="none" fo:border-top="0.018cm solid #000001" fo:border-bottom="0.018cm solid #000001" style:writing-mode="lr-tb"/>
    </style:style>
    <style:style style:name="Tabelle11.C1" style:family="table-cell">
      <style:table-cell-properties fo:padding="0.049cm" fo:border="0.018cm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style:keep-together="true" fo:keep-together="auto"/>
    </style:style>
    <style:style style:name="Tabelle12.A1" style:family="table-cell">
      <style:table-cell-properties fo:padding="0.049cm" fo:border="0.018cm solid #000001" style:writing-mode="lr-tb"/>
    </style:style>
    <style:style style:name="Tabelle12.A2" style:family="table-cell">
      <style:table-cell-properties fo:padding="0.049cm" fo:border-left="0.018cm solid #000001" fo:border-right="none" fo:border-top="none" fo:border-bottom="0.018cm solid #000001" style:writing-mode="lr-tb"/>
    </style:style>
    <style:style style:name="Tabelle12.C2" style:family="table-cell">
      <style:table-cell-properties fo:padding="0.049cm" fo:border-left="0.018cm solid #000001" fo:border-right="0.018cm solid #000001" fo:border-top="none" fo:border-bottom="0.018cm solid #000001" style:writing-mode="lr-tb"/>
    </style:style>
    <style:style style:name="Tabelle12.6" style:family="table-row">
      <style:table-row-properties fo:background-color="transparent" style:keep-together="true" fo:keep-together="auto">
        <style:background-image/>
      </style:table-row-properties>
    </style:style>
    <style:style style:name="Tabelle12.A6"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12.C6"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style:keep-together="true" fo:keep-together="auto">
        <style:background-image/>
      </style:table-row-properties>
    </style:style>
    <style:style style:name="Tabelle3.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3.C1" style:family="table-cell">
      <style:table-cell-properties style:vertical-align="" fo:background-color="transparent" fo:padding="0.049cm" fo:border="0.018cm solid #000001" style:writing-mode="lr-tb">
        <style:background-image/>
      </style:table-cell-properties>
    </style:style>
    <style:style style:name="Tabelle3.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3.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4.C1" style:family="table-cell">
      <style:table-cell-properties style:vertical-align="" fo:background-color="transparent" fo:padding="0.049cm" fo:border="0.018cm solid #000001" style:writing-mode="lr-tb">
        <style:background-image/>
      </style:table-cell-properties>
    </style:style>
    <style:style style:name="Tabelle4.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4.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5.C1" style:family="table-cell">
      <style:table-cell-properties style:vertical-align="" fo:background-color="transparent" fo:padding="0.049cm" fo:border="0.018cm solid #000001" style:writing-mode="lr-tb">
        <style:background-image/>
      </style:table-cell-properties>
    </style:style>
    <style:style style:name="Tabelle5.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5.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style:keep-together="true" fo:keep-together="auto"/>
    </style:style>
    <style:style style:name="Tabelle1.A1" style:family="table-cell">
      <style:table-cell-properties fo:padding="0.097cm" fo:border-left="0.018cm solid #000001" fo:border-right="none" fo:border-top="0.018cm solid #000001" fo:border-bottom="0.018cm solid #000001" style:writing-mode="lr-tb"/>
    </style:style>
    <style:style style:name="Tabelle1.B1" style:family="table-cell">
      <style:table-cell-properties fo:padding="0.097cm" fo:border="0.018cm solid #000001" style:writing-mode="lr-tb"/>
    </style:style>
    <style:style style:name="Tabelle1.A2" style:family="table-cell">
      <style:table-cell-properties fo:padding="0.097cm" fo:border-left="0.018cm solid #000001" fo:border-right="none" fo:border-top="none" fo:border-bottom="0.018cm solid #000001" style:writing-mode="lr-tb"/>
    </style:style>
    <style:style style:name="Tabelle1.B2" style:family="table-cell">
      <style:table-cell-properties fo:padding="0.097cm" fo:border-left="0.018cm solid #000001" fo:border-right="0.018cm solid #000001" fo:border-top="none" fo:border-bottom="0.018cm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02cm solid #000000" fo:border-right="none" fo:border-top="0.002cm solid #000000" fo:border-bottom="0.002cm solid #000000"/>
    </style:style>
    <style:style style:name="Tabelle6.D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size-complex="12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style:font-name="Arial1" fo:font-size="10pt" fo:language="de" fo:country="DE" style:text-underline-style="solid" style:text-underline-width="auto" style:text-underline-color="font-color" style:font-name-asian="Liberation Mono2" style:font-size-asian="10pt" style:font-name-complex="Liberation Mono2"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style:font-name="Arial1" fo:font-size="10pt" fo:language="de" fo:country="DE" fo:font-style="italic" style:font-name-asian="Liberation Mono2" style:font-size-asian="10pt" style:font-style-asian="italic" style:font-name-complex="Liberation Mono2" style:font-style-complex="italic"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ab-stops/>
      </style:paragraph-properties>
      <style:text-properties style:font-name="Arial1"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Lucida Console" fo:font-size="6pt" style:font-size-asian="6pt" style:font-size-complex="6pt" fo:hyphenate="false" fo:hyphenation-remain-char-count="2" fo:hyphenation-push-char-count="2"/>
    </style:style>
    <style:style style:name="P3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3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32" style:family="paragraph" style:parent-style-name="Table_20_Contents">
      <style:paragraph-propertie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3"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36"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7" style:family="paragraph" style:parent-style-name="Table_20_Contents">
      <style:paragraph-properties fo:keep-together="always" fo:keep-with-next="alway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8" style:family="paragraph" style:parent-style-name="Table_20_Contents">
      <style:paragraph-properties fo:text-align="end" style:justify-single-word="false" fo:keep-together="always" fo:keep-with-next="always" style:writing-mode="lr-tb"/>
      <style:text-properties style:font-name="Liberation Serif" fo:font-size="10pt" style:font-size-asian="10pt" style:font-size-complex="10pt"/>
    </style:style>
    <style:style style:name="P39" style:family="paragraph" style:parent-style-name="Table_20_Contents">
      <style:paragraph-properties fo:text-align="start" style:justify-single-word="false" fo:keep-together="always" fo:keep-with-next="always" style:writing-mode="lr-tb"/>
      <style:text-properties style:font-name="Liberation Serif" fo:font-size="10pt" style:font-size-asian="10pt" style:font-size-complex="10pt"/>
    </style:style>
    <style:style style:name="P40" style:family="paragraph" style:parent-style-name="Table_20_Contents">
      <style:paragraph-properties fo:text-align="end" style:justify-single-word="false" fo:keep-together="always" fo:keep-with-next="always" style:writing-mode="lr-tb"/>
      <style:text-properties style:font-name="Lucida Console" fo:font-size="10pt" style:font-size-asian="10pt" style:font-size-complex="10pt"/>
    </style:style>
    <style:style style:name="P41" style:family="paragraph" style:parent-style-name="Table_20_Contents">
      <style:paragraph-properties fo:keep-together="always" fo:keep-with-next="always" style:writing-mode="lr-tb"/>
      <style:text-properties fo:font-size="10pt" style:font-size-asian="10pt" style:font-size-complex="10pt"/>
    </style:style>
    <style:style style:name="P42" style:family="paragraph" style:parent-style-name="Title">
      <style:paragraph-properties loext:contextual-spacing="false" fo:margin-top="0.423cm" fo:margin-bottom="0.212cm"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43"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style:font-name="Arial1" fo:font-size="10pt" style:font-size-asian="10pt" style:font-size-complex="10pt" fo:hyphenate="false" fo:hyphenation-remain-char-count="2" fo:hyphenation-push-char-count="2"/>
    </style:style>
    <style:style style:name="P44"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45"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46"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fo:hyphenate="false" fo:hyphenation-remain-char-count="2" fo:hyphenation-push-char-count="2"/>
    </style:style>
    <style:style style:name="P47" style:family="paragraph" style:parent-style-name="Standard">
      <style:paragraph-properties loext:contextual-spacing="false" fo:margin-top="0.423cm" fo:margin-bottom="0.212cm" fo:text-align="start" style:justify-single-word="false" fo:orphans="0" fo:widows="0" fo:hyphenation-ladder-count="no-limit"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48" style:family="paragraph" style:parent-style-name="Title">
      <style:paragraph-properties loext:contextual-spacing="false" fo:margin-top="0.423cm" fo:margin-bottom="0.212cm" fo:text-align="start" style:justify-single-word="false" fo:orphans="0" fo:widows="0" fo:hyphenation-ladder-count="no-limit" style:writing-mode="lr-tb"/>
      <style:text-properties style:font-name="Arial1" fo:hyphenate="false" fo:hyphenation-remain-char-count="2" fo:hyphenation-push-char-count="2"/>
    </style:style>
    <style:style style:name="P49" style:family="paragraph" style:parent-style-name="Table_20_Contents">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50" style:family="paragraph" style:parent-style-name="Table_20_Contents">
      <style:text-properties fo:color="#000000" style:font-name="Arial1" fo:font-size="10pt" fo:language="de" fo:country="DE" fo:font-weight="bold" style:letter-kerning="true" style:font-name-asian="Liberation Serif1" style:font-size-asian="12pt" style:language-asian="hi" style:country-asian="IN" style:font-weight-asian="bold" style:font-name-complex="Liberation Serif1" style:font-size-complex="12pt" style:font-weight-complex="bold"/>
    </style:style>
    <style:style style:name="P51" style:family="paragraph" style:parent-style-name="Table_20_Contents">
      <style:paragraph-properties fo:text-align="start" style:justify-single-word="false"/>
      <style:text-properties fo:color="#000000" style:font-name="Arial1" fo:font-size="10pt" fo:language="de" fo:country="DE" fo:font-weight="bold" style:letter-kerning="true" style:font-name-asian="Liberation Serif1" style:font-size-asian="12pt" style:language-asian="hi" style:country-asian="IN" style:font-weight-asian="bold" style:font-name-complex="Liberation Serif1" style:font-size-complex="12pt" style:font-weight-complex="bold"/>
    </style:style>
    <style:style style:name="P52" style:family="paragraph" style:parent-style-name="Table_20_Contents">
      <style:paragraph-properties fo:text-align="end" style:justify-single-word="false"/>
      <style:text-properties fo:color="#000000" style:font-name="Lucida Console" fo:font-size="10pt" fo:language="de" fo:country="DE" style:letter-kerning="true" style:font-name-asian="Liberation Serif1" style:font-size-asian="10pt" style:language-asian="hi" style:country-asian="IN" style:font-name-complex="Liberation Serif1" style:font-size-complex="10pt"/>
    </style:style>
    <style:style style:name="P53" style:family="paragraph" style:parent-style-name="Table_20_Contents">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style:style>
    <style:style style:name="P54" style:family="paragraph" style:parent-style-name="Table_20_Contents">
      <style:paragraph-properties fo:text-align="end" style:justify-single-word="false"/>
      <style:text-properties style:font-name="Lucida Console" fo:font-size="10pt" style:font-size-asian="10pt" style:font-size-complex="10pt"/>
    </style:style>
    <style:style style:name="P55" style:family="paragraph" style:parent-style-name="Table_20_Contents">
      <style:paragraph-properties fo:text-align="end" style:justify-single-word="false"/>
      <style:text-properties style:font-name="Liberation Serif" fo:font-size="10pt" style:font-size-asian="10pt" style:font-size-complex="10pt"/>
    </style:style>
    <style:style style:name="P56" style:family="paragraph" style:parent-style-name="Table_20_Contents">
      <style:paragraph-properties fo:text-align="start" style:justify-single-word="false"/>
      <style:text-properties style:font-name="Liberation Serif" fo:font-size="10pt" style:font-size-asian="10pt" style:font-size-complex="10pt"/>
    </style:style>
    <style:style style:name="P57" style:family="paragraph" style:parent-style-name="Table_20_Contents">
      <style:text-properties fo:font-size="10pt" style:font-size-asian="10pt" style:font-size-complex="10pt"/>
    </style:style>
    <style:style style:name="P58" style:family="paragraph" style:parent-style-name="Heading_20_1">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style:style>
    <style:style style:name="P59" style:family="paragraph" style:parent-style-name="Heading_20_1">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P60" style:family="paragraph" style:parent-style-name="Heading_20_1">
      <style:paragraph-properties fo:break-before="page"/>
    </style:style>
    <style:style style:name="P61"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62"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6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6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DE" fo:background-color="#dddddd" style:font-name-asian="Liberation Mono2" style:font-size-asian="10pt" style:font-name-complex="Liberation Mono2" fo:hyphenate="false" fo:hyphenation-remain-char-count="2" fo:hyphenation-push-char-count="2"/>
    </style:style>
    <style:style style:name="P6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DE" style:font-name-asian="Liberation Mono2" style:font-size-asian="10pt" style:font-name-complex="Liberation Mono2" fo:hyphenate="false" fo:hyphenation-remain-char-count="2" fo:hyphenation-push-char-count="2"/>
    </style:style>
    <style:style style:name="P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hyphenate="false" fo:hyphenation-remain-char-count="2" fo:hyphenation-push-char-count="2"/>
    </style:style>
    <style:style style:name="P68" style:family="paragraph" style:parent-style-name="Standard">
      <style:paragraph-properties fo:margin-left="0.6cm" fo:margin-right="0cm" fo:text-align="start" style:justify-single-word="false" fo:orphans="0" fo:widows="0" fo:hyphenation-ladder-count="no-limit" fo:text-indent="0cm" style:auto-text-indent="false" fo:background-color="transparent" style:writing-mode="lr-tb">
        <style:tab-stops/>
        <style:background-image/>
      </style:paragraph-properties>
      <style:text-properties style:font-name="Arial1" fo:hyphenate="false" fo:hyphenation-remain-char-count="2" fo:hyphenation-push-char-count="2"/>
    </style:style>
    <style:style style:name="P69" style:family="paragraph" style:parent-style-name="Standard">
      <style:text-properties style:font-name="Arial1" style:font-name-asian="Liberation Mono2" style:font-size-asian="10pt" style:font-name-complex="Liberation Mono2"/>
    </style:style>
    <style:style style:name="P70" style:family="paragraph" style:parent-style-name="Standard">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style:style>
    <style:style style:name="P71" style:family="paragraph" style:parent-style-name="Standard">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P72" style:family="paragraph" style:parent-style-name="Standard">
      <style:text-properties fo:color="#000000" style:font-name="Liberation Mono" fo:font-size="9pt" fo:language="de" fo:country="DE" style:text-underline-style="none" style:letter-kerning="true" fo:background-color="#dddddd" style:font-name-asian="Liberation Mono2" style:font-size-asian="9pt" style:language-asian="hi" style:country-asian="IN" style:font-name-complex="Liberation Mono2" style:font-size-complex="9pt"/>
    </style:style>
    <style:style style:name="P73" style:family="paragraph" style:parent-style-name="Standard">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style:style>
    <style:style style:name="P74" style:family="paragraph" style:parent-style-name="Standard">
      <style:text-properties style:text-underline-style="none"/>
    </style:style>
    <style:style style:name="P75" style:family="paragraph" style:parent-style-name="Standard">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background-image/>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76" style:family="paragraph" style:parent-style-name="Standard">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background-image/>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77"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style:style>
    <style:style style:name="P78" style:family="paragraph" style:parent-style-name="Standard">
      <style:paragraph-properties fo:margin-left="1.7cm" fo:margin-right="0cm" fo:text-indent="-1.7cm" style:auto-text-indent="false">
        <style:tab-stops>
          <style:tab-stop style:position="0.91cm"/>
        </style:tab-stops>
      </style:paragraph-properties>
      <style:text-properties style:font-name="Arial1" style:font-name-asian="Liberation Mono2" style:font-size-asian="10pt" style:font-name-complex="Liberation Mono2"/>
    </style:style>
    <style:style style:name="P79"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80" style:family="paragraph" style:parent-style-name="Standard">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background-image/>
      </style:paragraph-properties>
      <style:text-properties style:font-name="Arial1" fo:hyphenate="false" fo:hyphenation-remain-char-count="2" fo:hyphenation-push-char-count="2"/>
    </style:style>
    <style:style style:name="P81" style:family="paragraph" style:parent-style-name="Standard">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background-image/>
      </style:paragraph-properties>
      <style:text-properties fo:hyphenate="false" fo:hyphenation-remain-char-count="2" fo:hyphenation-push-char-count="2"/>
    </style:style>
    <style:style style:name="P82"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83"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4"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fo:hyphenate="false" fo:hyphenation-remain-char-count="2" fo:hyphenation-push-char-count="2"/>
    </style:style>
    <style:style style:name="P85" style:family="paragraph" style:parent-style-name="Standard">
      <style:paragraph-properties fo:margin-left="1.9cm" fo:margin-right="0cm" fo:text-align="start" style:justify-single-word="false" fo:orphans="0" fo:widows="0" fo:hyphenation-ladder-count="no-limit" fo:text-indent="-1.9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6" style:family="paragraph" style:parent-style-name="Standard">
      <style:paragraph-properties fo:margin-left="1.499cm" fo:margin-right="0cm" fo:text-align="start" style:justify-single-word="false" fo:orphans="0" fo:widows="0" fo:hyphenation-ladder-count="no-limit" fo:text-indent="0cm" style:auto-text-indent="false" fo:background-color="transparent" style:writing-mode="lr-tb">
        <style:tab-stops/>
        <style:background-image/>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8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8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fo:hyphenate="false" fo:hyphenation-remain-char-count="2" fo:hyphenation-push-char-count="2"/>
    </style:style>
    <style:style style:name="P89" style:family="paragraph" style:parent-style-name="Standard">
      <style:paragraph-properties fo:margin-left="1.199cm" fo:margin-right="0cm" fo:text-align="start" style:justify-single-word="false" fo:orphans="0" fo:widows="0" fo:hyphenation-ladder-count="no-limit" fo:text-indent="-1.199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90" style:family="paragraph" style:parent-style-name="Standard">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91"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92"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color="#000000" style:font-name="Arial" fo:font-size="10pt" fo:language="de" fo:country="DE" style:letter-kerning="true" fo:background-color="#dddddd" style:font-name-asian="Liberation Serif1" style:font-size-asian="12pt" style:language-asian="hi" style:country-asian="IN" style:font-name-complex="Liberation Serif1" style:font-size-complex="12pt" fo:hyphenate="false" fo:hyphenation-remain-char-count="2" fo:hyphenation-push-char-count="2"/>
    </style:style>
    <style:style style:name="P93"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hyphenate="false" fo:hyphenation-remain-char-count="2" fo:hyphenation-push-char-count="2"/>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Standard" style:master-page-nam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background-image/>
      </style:paragraph-properties>
      <style:text-properties fo:hyphenate="false" fo:hyphenation-remain-char-count="2" fo:hyphenation-push-char-count="2"/>
    </style:style>
    <style:style style:name="P98" style:family="paragraph" style:parent-style-name="Standard" style:master-page-name="">
      <style:paragraph-properties fo:margin-left="5.5cm" fo:margin-right="0cm" fo:text-align="start" style:justify-single-word="false" fo:orphans="0" fo:widows="0" fo:hyphenation-ladder-count="no-limit" fo:text-indent="-5.5cm" style:auto-text-indent="false" style:page-number="auto" fo:background-color="transparent" style:writing-mode="lr-tb">
        <style:background-image/>
      </style:paragraph-properties>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99" style:family="paragraph" style:parent-style-name="Standard">
      <style:paragraph-properties fo:margin-left="5.5cm" fo:margin-right="0cm" fo:text-align="start" style:justify-single-word="false" fo:orphans="0" fo:widows="0" fo:hyphenation-ladder-count="no-limit" fo:text-indent="-5.5cm" style:auto-text-indent="false" fo:background-color="transparent" style:writing-mode="lr-tb">
        <style:background-image/>
      </style:paragraph-properties>
      <style:text-properties fo:color="#000000" style:font-name="Arial" fo:font-size="10pt" fo:language="de" fo:country="DE" style:text-underline-style="non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0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4"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5"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6"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7" style:family="paragraph" style:parent-style-name="Heading" style:master-page-name="Standard">
      <style:paragraph-properties style:page-number="auto"/>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style:letter-kerning="true" style:font-name-asian="Liberation Serif1" style:font-size-asian="12pt" style:language-asian="de" style:country-asian="DE" style:font-name-complex="Liberation Serif1" style:font-size-complex="12pt"/>
    </style:style>
    <style:style style:name="T3"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4" style:family="text">
      <style:text-properties fo:color="#000000" style:font-name="Arial1"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6"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7" style:family="text">
      <style:text-properties fo:color="#000000" style:font-name="Arial1" fo:font-size="10pt" fo:language="de" fo:country="DE" style:letter-kerning="true" style:font-size-complex="12pt"/>
    </style:style>
    <style:style style:name="T8" style:family="text">
      <style:text-properties fo:color="#000000" style:font-name="Arial1" fo:font-size="10pt" fo:language="de" fo:country="DE" style:letter-kerning="true" style:font-name-asian="Liberation Serif1" style:font-size-asian="12pt" style:language-asian="de" style:country-asian="DE" style:font-name-complex="Liberation Serif1" style:font-size-complex="12pt"/>
    </style:style>
    <style:style style:name="T9" style:family="text">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T10" style:family="text">
      <style:text-properties fo:color="#000000" style:font-name="Arial1" fo:font-size="10pt" fo:language="de" fo:country="DE" style:text-underline-style="solid" style:text-underline-width="auto" style:text-underline-color="font-color"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fo:font-style="italic" style:letter-kerning="true" style:font-name-asian="Liberation Mono2" style:font-size-asian="10pt" style:language-asian="hi" style:country-asian="IN" style:font-style-asian="italic" style:font-name-complex="Liberation Mono2" style:font-size-complex="12pt" style:font-style-complex="italic"/>
    </style:style>
    <style:style style:name="T12" style:family="text">
      <style:text-properties fo:color="#000000" style:font-name="Courier New" fo:font-size="10pt" fo:language="de" fo:country="DE" style:letter-kerning="true" style:font-name-asian="Liberation Mono2" style:font-size-asian="10pt" style:language-asian="hi" style:country-asian="IN" style:font-name-complex="Liberation Mono2" style:font-size-complex="12pt"/>
    </style:style>
    <style:style style:name="T13" style:family="text">
      <style:text-properties fo:color="#000000" fo:language="de" fo:country="DE" style:letter-kerning="true" style:language-asian="hi" style:country-asian="IN" style:font-size-complex="12pt"/>
    </style:style>
    <style:style style:name="T14"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5"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6"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7"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8"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9" style:family="text">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T20" style:family="text">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style:style>
    <style:style style:name="T21" style:family="text">
      <style:text-properties fo:color="#000000" style:font-name="Arial" fo:font-size="10pt" fo:language="de" fo:country="DE" style:text-underline-style="none" style:letter-kerning="true" style:font-name-asian="Liberation Serif1" style:font-size-asian="12pt" style:language-asian="hi" style:country-asian="IN" style:font-name-complex="Liberation Serif1" style:font-size-complex="12pt"/>
    </style:style>
    <style:style style:name="T22" style:family="text">
      <style:text-properties fo:font-size="10pt" fo:language="de" fo:country="DE" style:font-name-asian="Liberation Mono2" style:font-size-asian="10pt" style:font-name-complex="Liberation Mono2"/>
    </style:style>
    <style:style style:name="T23" style:family="text">
      <style:text-properties fo:font-size="10pt" style:font-name-asian="Liberation Mono2" style:font-size-asian="10pt" style:font-name-complex="Liberation Mono2"/>
    </style:style>
    <style:style style:name="T24" style:family="text">
      <style:text-properties fo:font-weight="bold" style:font-weight-asian="bold" style:font-weight-complex="bold"/>
    </style:style>
    <style:style style:name="T25" style:family="text">
      <style:text-properties style:font-name="Liberation Serif"/>
    </style:style>
    <style:style style:name="T26" style:family="text">
      <style:text-properties style:font-name="Arial1"/>
    </style:style>
    <style:style style:name="T27" style:family="text">
      <style:text-properties style:font-name="Arial1" fo:font-size="10pt" fo:language="de" fo:country="DE" style:font-name-asian="Liberation Mono2" style:font-size-asian="10pt" style:font-name-complex="Liberation Mono2"/>
    </style:style>
    <style:style style:name="T28" style:family="text">
      <style:text-properties style:font-name="Arial1" fo:font-size="10pt" fo:language="de" fo:country="DE" style:text-underline-style="solid" style:text-underline-width="auto" style:text-underline-color="font-color" style:font-name-asian="Liberation Mono2" style:font-size-asian="10pt" style:font-name-complex="Liberation Mono2"/>
    </style:style>
    <style:style style:name="T29" style:family="text">
      <style:text-properties style:font-name="Arial1" fo:font-size="10pt" fo:language="de" fo:country="DE" fo:font-style="italic" style:font-name-asian="Liberation Mono2" style:font-size-asian="10pt" style:font-style-asian="italic" style:font-name-complex="Liberation Mono2" style:font-style-complex="italic"/>
    </style:style>
    <style:style style:name="T30" style:family="text">
      <style:text-properties style:font-name="Arial1" fo:font-size="10pt" fo:language="de" fo:country="DE" fo:font-style="italic" fo:font-weight="bold" style:font-name-asian="Liberation Mono2" style:font-size-asian="10pt" style:font-style-asian="italic" style:font-weight-asian="bold" style:font-name-complex="Liberation Mono2" style:font-style-complex="italic" style:font-weight-complex="bold"/>
    </style:style>
    <style:style style:name="T31" style:family="text">
      <style:text-properties style:font-name="Arial1" fo:font-size="10pt" style:font-name-asian="Liberation Mono2" style:font-size-asian="10pt" style:font-name-complex="Liberation Mono2"/>
    </style:style>
    <style:style style:name="T32" style:family="text">
      <style:text-properties style:font-name="Arial1" fo:font-size="10pt" style:font-name-asian="Liberation Mono2" style:font-size-asian="10pt" style:language-asian="de" style:country-asian="DE" style:font-name-complex="Liberation Mono2"/>
    </style:style>
    <style:style style:name="T33" style:family="text">
      <style:text-properties style:font-name="Arial1"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ize="14pt" style:font-size-asian="12.25pt" style:font-size-complex="14pt"/>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language-asian="hi" style:country-asian="IN"/>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0.026cm solid #000000" style:writing-mode="lr-tb">
        <style:background-image/>
      </style:graphic-properties>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bookmark text:name="__RefHeading___Toc3877_344819037"/>Software für Arduino: <text:line-break/>Ein universeller Zubehördecoder mit DCC oder LocoNet Schnittstelle<text:bookmark-end text:name="__RefHeading___Toc3877_344819037"/></text:p>
      <text:p text:style-name="P19"/>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94"><text:a xlink:type="simple" xlink:href="#__RefHeading___Toc3879_344819037" text:style-name="Index_20_Link" text:visited-style-name="Index_20_Link">Allgemeines<text:tab/>1</text:a></text:p>
          <text:p text:style-name="P94"><text:a xlink:type="simple" xlink:href="#__RefHeading___Toc4097_344819037" text:style-name="Index_20_Link" text:visited-style-name="Index_20_Link">Installation der Software<text:tab/>2</text:a></text:p>
          <text:p text:style-name="P94"><text:a xlink:type="simple" xlink:href="#__RefHeading___Toc3889_344819037" text:style-name="Index_20_Link" text:visited-style-name="Index_20_Link">Inbetriebnahme<text:tab/>2</text:a></text:p>
          <text:p text:style-name="P94"><text:a xlink:type="simple" xlink:href="#__RefHeading___Toc3887_344819037" text:style-name="Index_20_Link" text:visited-style-name="Index_20_Link">Funktionsbeschreibungen<text:tab/>3</text:a></text:p>
          <text:p text:style-name="P95"><text:tab/><text:a xlink:type="simple" xlink:href="#__RefHeading___Toc3761_344819037" text:style-name="Index_20_Link" text:visited-style-name="Index_20_Link">Servos ( initTyp = FSERVO )<text:tab/>3</text:a></text:p>
          <text:p text:style-name="P95"><text:tab/><text:a xlink:type="simple" xlink:href="#__RefHeading___Toc3773_344819037" text:style-name="Index_20_Link" text:visited-style-name="Index_20_Link">Doppel-Servos ( initTyp = F2SERVO )<text:tab/>5</text:a></text:p>
          <text:p text:style-name="P95"><text:tab/><text:a xlink:type="simple" xlink:href="#__RefHeading___Toc3771_344819037" text:style-name="Index_20_Link" text:visited-style-name="Index_20_Link">Doppelspulenantriebe ( initTyp = FCOIL )<text:tab/>6</text:a></text:p>
          <text:p text:style-name="P95"><text:tab/><text:a xlink:type="simple" xlink:href="#__RefHeading___Toc3769_344819037" text:style-name="Index_20_Link" text:visited-style-name="Index_20_Link">Statische / Blinkende Ausgänge ( initTyp = FSTATIC )<text:tab/>7</text:a></text:p>
          <text:p text:style-name="P95"><text:tab/><text:a xlink:type="simple" xlink:href="#__RefHeading___Toc3767_344819037" text:style-name="Index_20_Link" text:visited-style-name="Index_20_Link">Lichtsignale ( initTyp = FSIGNAL2 / FVORSIG )<text:tab/>7</text:a></text:p>
          <text:p text:style-name="P94"><text:a xlink:type="simple" xlink:href="#__RefHeading___Toc3885_344819037" text:style-name="Index_20_Link" text:visited-style-name="Index_20_Link">Interface<text:tab/>10</text:a></text:p>
          <text:p text:style-name="P95"><text:tab/><text:a xlink:type="simple" xlink:href="#__RefHeading___Toc3765_344819037" text:style-name="Index_20_Link" text:visited-style-name="Index_20_Link">DCC-Interface<text:tab/>10</text:a></text:p>
          <text:p text:style-name="P95"><text:tab/><text:a xlink:type="simple" xlink:href="#__RefHeading___Toc3763_344819037" text:style-name="Index_20_Link" text:visited-style-name="Index_20_Link">LocoNet-Interface<text:tab/>10</text:a></text:p>
          <text:p text:style-name="P96"><text:a xlink:type="simple" xlink:href="#__RefHeading___Toc3775_344819037" text:style-name="Index_20_Link" text:visited-style-name="Index_20_Link">SV-Programmierung<text:tab/>10</text:a></text:p>
          <text:p text:style-name="P96"><text:a xlink:type="simple" xlink:href="#__RefHeading___Toc3777_344819037" text:style-name="Index_20_Link" text:visited-style-name="Index_20_Link">JMRI<text:tab/>10</text:a></text:p>
          <text:p text:style-name="P94"><text:a xlink:type="simple" xlink:href="#__RefHeading___Toc3881_344819037" text:style-name="Index_20_Link" text:visited-style-name="Index_20_Link">Serielle Schnittstelle<text:tab/>11</text:a></text:p>
          <text:p text:style-name="P95"><text:tab/><text:a xlink:type="simple" xlink:href="#__RefHeading___Toc4142_344819037" text:style-name="Index_20_Link" text:visited-style-name="Index_20_Link">Stellpult mit Tastern/Schaltern<text:tab/>11</text:a></text:p>
          <text:p text:style-name="P94"><text:a xlink:type="simple" xlink:href="#__RefHeading___Toc3883_344819037" text:style-name="Index_20_Link" text:visited-style-name="Index_20_Link"><text:s/>CV-Werte - Übersicht<text:tab/>12</text:a></text:p>
        </text:index-body>
      </text:table-of-content>
      <text:p text:style-name="P16"/>
      <text:p text:style-name="P16"/>
      <text:p text:style-name="Heading_20_1"><text:bookmark text:name="__RefHeading___Toc3879_344819037"/>Allgemeines<text:bookmark-end text:name="__RefHeading___Toc3879_344819037"/></text:p>
      <text:p text:style-name="P2"><text:span text:style-name="T30">Anmerkung</text:span><text:span text:style-name="T29">: gegenüber der Decoderversion 6.x wurden die </text:span><text:span text:style-name="T11">funktions</text:span><text:span text:style-name="T29">spezifischen CV-Adressen verändert und liegen nun in einem Bereich ab 1</text:span><text:span text:style-name="T11">20</text:span><text:span text:style-name="T29"> (statt </text:span><text:span text:style-name="T11">50</text:span><text:span text:style-name="T29"> wie bisher). Dies war nötig um nicht mit lt. NMRA reservierten Bereichen in Konflikt zu kommen.</text:span></text:p>
      <text:p text:style-name="P19"/>
      <text:p text:style-name="P16">Dies ist eine Software für einen DiY-Zubehördecoder auf Arduinobasis.</text:p>
      <text:p text:style-name="P16">Für den Aufbau sind nur Grundkenntnisse in der Arduino-Programmierung notwendig. Der eigentliche Sketch muss normalerweise nicht angepasst werden. Das Verhalten kann über Konstantendefinitionen in einer Parameterdatei eingestellt werden.</text:p>
      <text:p text:style-name="P25"/>
      <text:p text:style-name="P2"><text:span text:style-name="T9">D</text:span><text:span text:style-name="T26">er Decoder </text:span><text:span text:style-name="T26">kann</text:span><text:span text:style-name="T26"> wahlweise mit DCC oder LocoNet Interface genutzt werden. Das Interface wird über ein #define in der Datei </text:span><text:span text:style-name="T33">interface.h</text:span><text:span text:style-name="T26"> festgelegt. Die Funktionalität ist in beiden Fällen dieselbe.</text:span></text:p>
      <text:p text:style-name="P25"/>
      <text:p text:style-name="P16">Bei entsprechender externer Beschaltung und mit einer geeigneten Zentrale können die CV-Werte sowohl geschrieben, als auch gelesen werden. Beim LocoNet Interface gilt dasselbe für die SV-Werte. In der weitern Beschreibung wird allgemein von ‚CV‘ gesprochen. Dies gilt in gleicher Weise auch für die SV-Werte, soweit dies im Einzelnen nicht anders angegeben ist.</text:p>
      <text:p text:style-name="P2"><text:span text:style-name="T27">Für die </text:span><text:span text:style-name="T4">CV/SV</text:span><text:span text:style-name="T27">-Programmierung </text:span><text:span text:style-name="T4">mit JMRI ist es möglich, passende</text:span><text:span text:style-name="T27"> JMRI Decoderfiles zu generieren. Die notwendigen Dateien </text:span><text:span text:style-name="T27">und Tools</text:span><text:span text:style-name="T27"> sind im Verzeichnis </text:span><text:span text:style-name="T29">utility</text:span><text:span text:style-name="T27"> enthalten ( siehe Details im Abschnitt ‚</text:span><text:span text:style-name="T4">JMRI</text:span><text:span text:style-name="T27">‘ </text:span><text:span text:style-name="T27">)</text:span></text:p>
      <text:p text:style-name="P22"><text:s text:c="2"/></text:p>
      <text:p text:style-name="P16">Die Hardware muss selbst erstellt werden, ein Bausatz existiert nicht. Beispiel-Schaltpläne sind im Anhang vorhanden.</text:p>
      <text:p text:style-name="P25"/>
      <text:p text:style-name="P25"><text:span text:style-name="T22">Die folgende Zubehörtypen können (auch gemischt) eingerichtet werden. Pro Typ können </text:span><text:span text:style-name="T22">bis zu 3</text:span><text:span text:style-name="T22"> Portausgänge konfiguriert werden.</text:span></text:p>
      <text:list xml:id="list38710039" text:style-name="WWNum1">
        <text:list-item>
          <text:p text:style-name="P100">Servos ( opt. mit Relais zur Polarisierung von Weichen )</text:p>
        </text:list-item>
        <text:list-item>
          <text:p text:style-name="P100">Doppelspulenantriebe</text:p>
        </text:list-item>
        <text:list-item>
          <text:p text:style-name="P100">statische Ausgänge</text:p>
        </text:list-item>
        <text:list-item>
          <text:p text:style-name="P100">blinkende Ausgänge (optional Wechselblinker )</text:p>
        </text:list-item>
        <text:list-item>
          <text:p text:style-name="P100">Lichtsignale</text:p>
        </text:list-item>
      </text:list>
      <text:p text:style-name="P16"><text:soft-page-break/></text:p>
      <text:p text:style-name="P25"><text:span text:style-name="T22">Alle belegten</text:span><text:span text:style-name="T22"> Zubehöradressen </text:span><text:span text:style-name="T22">befinden sich in einem lückenlos aufeinanderfolgenden Block. D</text:span><text:span text:style-name="T22">ie 1. Adresse ist per Programmierung einstellbar. Die im Einzelfall nutzbare Zahl der Adressen ist von den verfügbaren Ausgängen abhängig. </text:span><text:span text:style-name="T22">Es können aber maximal 16 Servos angesteuert werden.</text:span></text:p>
      <text:p text:style-name="P2"><text:span text:style-name="T26"><text:line-break/></text:span><text:span text:style-name="T27">Die parametrierbaren Eigenschaften des Decoders lassen sich über eine </text:span><text:span text:style-name="T4">Konfigurationsdatei</text:span><text:span text:style-name="T27"> einstellen, ohne den eigentlichen Sourcecode ändern zu müssen. <text:s/></text:span></text:p>
      <text:p text:style-name="P16"/>
      <text:p text:style-name="P16">Parametrierbar sind:</text:p>
      <text:list xml:id="list38719060" text:style-name="WWNum3">
        <text:list-item>
          <text:p text:style-name="P101">Portbelegung für Startverhalten (analoge Eingänge)</text:p>
        </text:list-item>
        <text:list-item>
          <text:p text:style-name="P101">Zahl und Typ der ansteuerbaren Zubehöradressen</text:p>
        </text:list-item>
        <text:list-item>
          <text:p text:style-name="P101">die Ports für die Zubehöranschlüsse</text:p>
        </text:list-item>
        <text:list-item>
          <text:p text:style-name="P101">initiale Grundeinstellungen für die jeweiligen Zubehörtypen (diese können per CV-Programmierung überschrieben werden.</text:p>
        </text:list-item>
      </text:list>
      <text:p text:style-name="Standard"/>
      <text:p text:style-name="P25"><text:line-break/><text:span text:style-name="T22">Das Verhalten der </text:span><text:span text:style-name="T22">konfigurierten Zubehörtypen</text:span><text:span text:style-name="T22"> wird über CV-Programmierung festgelegt:</text:span></text:p>
      <text:list xml:id="list38723438" text:style-name="WWNum2">
        <text:list-item>
          <text:p text:style-name="P102">bei Servoausgängen die Endlagen und die Geschwindigkeit</text:p>
        </text:list-item>
        <text:list-item>
          <text:p text:style-name="P102">bei Doppelspulenantrieben die Einschaltzeit der Spulen.</text:p>
        </text:list-item>
        <text:list-item>
          <text:p text:style-name="P102">bei blinkenden Ausgängen das Blinkverhalten</text:p>
        </text:list-item>
        <text:list-item>
          <text:p text:style-name="P102">Bei Lichtsignalen die Zuordnung der Ausgangszustände zu den Signalzuständen.</text:p>
        </text:list-item>
      </text:list>
      <text:p text:style-name="P79"/>
      <text:p text:style-name="P67"><text:span text:style-name="T26">Die Initialwerte dieser CV‘s werden ebenfalls in der </text:span><text:span text:style-name="T9">Konfigurations</text:span><text:span text:style-name="T26">datei festgelegt. Nach dem erstmaligen Programmieren eines Arduino mit dem Decoder werden die Werte aus d</text:span><text:span text:style-name="T9">ieser Datei</text:span><text:span text:style-name="T26"> automatisch in die CV‘s übernommen. </text:span></text:p>
      <text:p text:style-name="P67"><text:span text:style-name="T26">W</text:span><text:span text:style-name="T9">erden </text:span><text:span text:style-name="T9">die </text:span><text:span text:style-name="T9">Parameterwerte in der</text:span><text:span text:style-name="T26"> </text:span><text:span text:style-name="T9">Konfigurations</text:span><text:span text:style-name="T26">datei danach verändert und erneut übertragen, so werden die Werte aus der veränderten Steuerdatei nicht mehr automatisch in die CV-Werte übernommen. Die Übernahme muss dann explizit veranlasst werden (s. Kapitel Inbetriebnahme ). </text:span><text:span text:style-name="T9">Wird allerdings die Funktionalität des Decoders verändert, so werden wieder alle Werte aus der Konfigurationsdatei übernommen.</text:span></text:p>
      <text:p text:style-name="P25"/>
      <text:p text:style-name="Heading_20_1"><text:bookmark text:name="__RefHeading___Toc4097_344819037"/>Installation der Software<text:bookmark-end text:name="__RefHeading___Toc4097_344819037"/></text:p>
      <text:p text:style-name="Standard">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 text:style-name="T36">DCC_Zubehoerdecoder</text:span>‘. Es enthält d<text:span text:style-name="T19">ie</text:span> .ino-<text:span text:style-name="T19">Datei</text:span>, die Konfigurations<text:span text:style-name="T19">Dateien</text:span> und weitere Unterverzeichnisse mit Programmcode. Im Unterverzeichnis ‚<text:span text:style-name="T19">e</text:span>xamples‘ befinden sich Vorlagen für unterschiedliche Konfigurationsdateien.</text:p>
      <text:p text:style-name="Standard">Die aktuelle Konfiguration befindet sich direkt im Sketchverzeichnis. Je nach<text:span text:style-name="T19">dem welcher Zielprozessor in der IDE eingestellt ist, wird eines der 3 Konfigurationsfiles verwendet:</text:span></text:p>
      <text:p text:style-name="P71"/>
      <text:p text:style-name="P97"><text:span text:style-name="T20">DCC_Zubehoerdecoder.h</text:span><text:span text:style-name="T19"> : <text:tab/>‚Standard‘ Atmega Prozessoren ( Arduio Uno, Nano, Mega, </text:span><text:span text:style-name="T19">Mini</text:span><text:span text:style-name="T19"> )</text:span></text:p>
      <text:p text:style-name="P71"/>
      <text:p text:style-name="P98">DCC_Zubehoerdecoder-Micro.h:<text:span text:style-name="T37"><text:tab/></text:span><text:span text:style-name="T37">Boards mit Atmega 32u4 ( Arduino Micro, Leonardo )</text:span></text:p>
      <text:p text:style-name="P70"/>
      <text:p text:style-name="P98">DCC_Zubehoerdecoder-STM32:<text:span text:style-name="T37"><text:tab/></text:span><text:span text:style-name="T37">Boards mit STM32F1 Prozessoren</text:span></text:p>
      <text:p text:style-name="P99"/>
      <text:p text:style-name="Standard"><text:span text:style-name="T37">D</text:span><text:span text:style-name="T37">as verwendete Interface ( DCC oder LocoNet ) wird in der Datei </text:span><text:span text:style-name="T36">interface.h</text:span><text:span text:style-name="T37"> ( ebenfalls im Sketchverzeichni</text:span><text:span text:style-name="T37">s </text:span><text:span text:style-name="T37">) festgelegt.</text:span></text:p>
      <text:p text:style-name="P74"/>
      <text:p text:style-name="Standard"><text:span text:style-name="T37">Soll ein anderes K</text:span><text:span text:style-name="T21">o</text:span><text:span text:style-name="T37">nfigFile verwendet werden ( z.B. aus dem examples Directory ) so kann dieses am Anfang der jeweiligen plattformspezifischen Datei eingestellt werden. Dazu muss das </text:span></text:p>
      <text:p text:style-name="P74">#define KONFIG_FILE </text:p>
      <text:p text:style-name="P74">aktiviert werden ( Kommentarzeichen entfernen ):</text:p>
      <text:p text:style-name="P74"/>
      <text:p text:style-name="P72">#define KONFIG_FILE "examples\DCC_Zubehoerdecoder-Bsp1.h"</text:p>
      <text:p text:style-name="P72"/>
      <text:p text:style-name="Standard">Dann wird der Inhalt der Standard-Datei ignoriert, und stattdessen die in der Zeile angegebene Datei verwendet.</text:p>
      <text:p text:style-name="Standard">Natürlich kann stattdessen auch die Standarddatei entsprechend den eigenen Wünschen angepasst werden. In diesem Fall muss die obige Zeile auskommentiert bleiben.</text:p>
      <text:p text:style-name="Standard"><text:soft-page-break/></text:p>
      <text:p text:style-name="Standard">Beim Kompilieren wird in der IDE das verwendete Konfig-File ausgegeben.</text:p>
      <text:p text:style-name="Standard"/>
      <text:p text:style-name="Standard">Der Zubehördecoder 7.0 kann auch Konfigurationsdateien im Format der <text:span text:style-name="T19">Vorgängerversionen</text:span> ( 5 CV‘s / Funktion ) einlesen. Alle <text:span text:style-name="T19">neuen</text:span> Parameter werden dann zu 0 gesetzt</text:p>
      <text:p text:style-name="P59"/>
      <text:p text:style-name="Heading_20_1"><text:bookmark text:name="__RefHeading___Toc3889_344819037"/>Inbetriebnahme<text:bookmark-end text:name="__RefHeading___Toc3889_344819037"/></text:p>
      <text:p text:style-name="P63">Zur Inbetriebnahme kann der Decoder in verschiedene Betriebsmodi gebracht werden. Dies wird über Spannungspegel an 2 analogen Eingängen beim Hochlauf bestimmt. </text:p>
      <text:p text:style-name="P67"><text:span text:style-name="T27">Die im folgenden mit A5 bzw. A4 bezeichneten Eingänge lassen sich per Einstellung in der </text:span><text:span text:style-name="T4">Konfigurationsd</text:span><text:span text:style-name="T27">atei auch auf andere Analogeingänge verlegen.</text:span></text:p>
      <text:p text:style-name="P64"/>
      <text:p text:style-name="P66">const byte betrModeP <text:s text:c="3"/>= <text:s text:c="2"/>A5; <text:s text:c="3"/></text:p>
      <text:p text:style-name="P66">const byte resModeP <text:s text:c="4"/>= <text:s text:c="2"/>A4; </text:p>
      <text:p text:style-name="P65"><text:s text:c="3"/></text:p>
      <text:p text:style-name="P62">A5:</text:p>
      <text:list xml:id="list38716620" text:style-name="WWNum4">
        <text:list-item>
          <text:p text:style-name="P104">5V (nur Pullup) normaler Betriebsmodus, kein PoM</text:p>
        </text:list-item>
        <text:list-item>
          <text:p text:style-name="P105">3,3V (Spannungsteiler 1:2) PoM immer aktiv, Adresse immer aus defaults</text:p>
        </text:list-item>
        <text:list-item>
          <text:p text:style-name="P105">1,6V (Spannungsteiler 2:1) IniMode: CV's werden immer auf init-Werte aus .h-Datei gesetzt</text:p>
        </text:list-item>
        <text:list-item>
          <text:p text:style-name="P105">0V Programmiermodus / PoM ( 1. Empfangenes Telegramm bestimmt Adresse )</text:p>
        </text:list-item>
      </text:list>
      <text:p text:style-name="P35"/>
      <text:p text:style-name="P16">A4:</text:p>
      <text:list xml:id="list38707993" text:style-name="WWNum5">
        <text:list-item>
          <text:p text:style-name="P103">Ist A4 beim Programmstart auf 0, werden alle CV's einschl. interner Statuswerte auf die Defaults ( Werte aus der Steuerdatei ) zurückgesetzt</text:p>
        </text:list-item>
        <text:list-item>
          <text:p text:style-name="P103">Im Betrieb können mit diesem Eingang zur Justierung die Servos in die Mittelstellung gebracht werden ( nur wenn die Justierung per Encoder aktiv ist, s. Kapitel ‚Servo‘ )</text:p>
        </text:list-item>
      </text:list>
      <text:p text:style-name="P16"/>
      <text:p text:style-name="P16">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16"/>
      <text:p text:style-name="P16"/>
      <text:p text:style-name="P16"/>
      <text:p text:style-name="P16">Definition der Zubehörfunktionen</text:p>
      <text:p text:style-name="P16"/>
      <text:p text:style-name="P2"><text:span text:style-name="T27">Die gesamte </text:span><text:span text:style-name="T4">Funktionalität</text:span><text:span text:style-name="T27"> des Zubehördecoders wird über Einstellungen in der </text:span><text:span text:style-name="T4">Konfigurationsd</text:span><text:span text:style-name="T27">atei <text:s text:c="2"/></text:span><text:span text:style-name="T4">festgelegt</text:span><text:span text:style-name="T27">. </text:span><text:span text:style-name="T27">Welche Zubehörfunktionen den jeweiligen Adressen zugeordnet werden, wird in Konstantendefinitionen festgelegt:</text:span></text:p>
      <text:p text:style-name="P16"/>
      <text:p text:style-name="P5">const byte iniTyp[] <text:s text:c="2"/>= { FCOIL, FSIGNAL2, FSIGNAL0, FSERVO, FSERVO, FSTATIC, FSTATIC };</text:p>
      <text:p text:style-name="P5">const byte out1Pins[] = { <text:s text:c="3"/>A2, <text:s text:c="7"/>9, <text:s text:c="6"/>12, <text:s text:c="4"/>A0, <text:s text:c="4"/>A1, <text:s text:c="6"/>7, <text:s text:c="6"/>8 }; <text:s/></text:p>
      <text:p text:style-name="P5">const byte out2Pins[] = { <text:s text:c="3"/>A3, <text:s text:c="6"/>10, <text:s text:c="7"/>5, <text:s text:c="4"/>NC, <text:s text:c="4"/>NC, <text:s text:c="6"/>6, <text:s text:c="5"/>NC };</text:p>
      <text:p text:style-name="P5">const byte out3Pins[] = { <text:s text:c="3"/>NC, <text:s text:c="6"/>11, <text:s text:c="6"/>NC, <text:s text:c="4"/>NC, <text:s text:c="4"/>NC, <text:s text:c="5"/>NC, <text:s text:c="5"/>NC };</text:p>
      <text:p text:style-name="P5"/>
      <text:p text:style-name="P16">Die erste Zeile bestimmt die Funktion der jeweiligen Zubehöradresse, die darunterliegenden Zeilen die zugeordneten Ausgangspins. Es müssen nicht allen Adressen 3 Ausgänge zugeordnet werden. Nicht verwendete Ausgänge werden mit NC gekennzeichnet.</text:p>
      <text:p text:style-name="P16"/>
      <text:p text:style-name="P2"><text:span text:style-name="T27">Das Verhalten der jeweiligen Funktionen wird über </text:span><text:span text:style-name="T4">bis zu 10</text:span><text:span text:style-name="T27"> CV-Werte</text:span><text:span text:style-name="T27">n</text:span><text:span text:style-name="T27"> pro Zubehöradresse angepasst. </text:span><text:span text:style-name="T27">Für die erste Adresse sind dies CV</text:span><text:span text:style-name="T4">12</text:span><text:span text:style-name="T27">0-</text:span><text:span text:style-name="T4">12</text:span><text:span text:style-name="T4">9</text:span><text:span text:style-name="T27">. Für alle weiteren Zubehöradressen gilt ein Offset von </text:span><text:span text:style-name="T4">10</text:span><text:span text:style-name="T27">. D.h. z.B. für die 3. Zubehöradresse sind die CV‘s </text:span><text:span text:style-name="T4">14</text:span><text:span text:style-name="T27">0-</text:span><text:span text:style-name="T4">14</text:span><text:span text:style-name="T4">9</text:span><text:span text:style-name="T27"> zuständig.</text:span></text:p>
      <text:p text:style-name="P16">Die Initialwerte dieser CV‘s werden ebenfalls in der Konfigurationsdatei festgelegt. Diese Werte können per CV-Programmierung überschrieben <text:s/>werden. </text:p>
      <text:p text:style-name="P16"/>
      <text:p text:style-name="P91">const byte iniCVx[10][sizeof(iniTyp)] <text:s/>= {</text:p>
      <text:p text:style-name="P93"><text:span text:style-name="T14">/*iniFmode (CV</text:span><text:span text:style-name="T14">12</text:span><text:span text:style-name="T14">0,</text:span><text:span text:style-name="T14">13</text:span><text:span text:style-name="T14">0,.*/{CAUTOOFF, <text:s text:c="6"/>0, 0b10000, SAUTOOFF, <text:s text:c="3"/>0, BLKMODE, <text:s text:c="7"/>0 },</text:span></text:p>
      <text:p text:style-name="P93"><text:span text:style-name="T14">/*iniPar1: CV</text:span><text:span text:style-name="T14">12</text:span><text:span text:style-name="T14">1,</text:span><text:span text:style-name="T14">13</text:span><text:span text:style-name="T14">1,..*/{ <text:s text:c="5"/>50, 0b00010, 0b10100, <text:s text:c="7"/>0, <text:s text:c="3"/>0, <text:s text:c="5"/>50, <text:s text:c="7"/>0 },</text:span></text:p>
      <text:p text:style-name="P93"><text:span text:style-name="T14">/*iniPar2: CV</text:span><text:span text:style-name="T14">12</text:span><text:span text:style-name="T14">2,</text:span><text:span text:style-name="T14">13</text:span><text:span text:style-name="T14">2,..*/{ <text:s text:c="5"/>50, 0b10001, 0b11001, <text:s text:c="5"/>180, <text:s/>180, <text:s text:c="5"/>50, <text:s text:c="7"/>0 },</text:span></text:p>
      <text:p text:style-name="P93"><text:span text:style-name="T14">/*iniPar3: CV</text:span><text:span text:style-name="T14">12</text:span><text:span text:style-name="T14">3,</text:span><text:span text:style-name="T14">13</text:span><text:span text:style-name="T14">3,..*/{ <text:s text:c="6"/>0, <text:s text:c="5"/>50, <text:s text:c="6"/>8, <text:s text:c="7"/>8, <text:s text:c="3"/>0, <text:s text:c="4"/>100, <text:s text:c="7"/>0 },</text:span></text:p>
      <text:p text:style-name="P93"><text:span text:style-name="T14">/*iniPar4: CV</text:span><text:span text:style-name="T14">12</text:span><text:span text:style-name="T14">4,</text:span><text:span text:style-name="T14">13</text:span><text:span text:style-name="T14">4,..*/{ <text:s text:c="6"/>0, <text:s text:c="6"/>0, <text:s text:c="6"/></text:span><text:span text:style-name="T14">0</text:span><text:span text:style-name="T14">, <text:s text:c="7"/>0, <text:s text:c="3"/>0, <text:s text:c="6"/></text:span><text:span text:style-name="T14">0,</text:span><text:span text:style-name="T14"> <text:s text:c="7"/>0 }, </text:span></text:p>
      <text:p text:style-name="P93"><text:soft-page-break/><text:span text:style-name="T14">/*iniPar5: CV</text:span><text:span text:style-name="T14">12</text:span><text:span text:style-name="T14">5,</text:span><text:span text:style-name="T14">13</text:span><text:span text:style-name="T14">5,..*/{ <text:s text:c="6"/>0, <text:s text:c="6"/>0, <text:s text:c="6"/>0, <text:s text:c="7"/>0, <text:s text:c="3"/>0, <text:s text:c="6"/></text:span><text:span text:style-name="T14">0, <text:s text:c="7"/></text:span><text:span text:style-name="T14">0 },</text:span></text:p>
      <text:p text:style-name="P93"><text:span text:style-name="T14">/*iniPar6: CV</text:span><text:span text:style-name="T14">12</text:span><text:span text:style-name="T14">6,</text:span><text:span text:style-name="T14">13</text:span><text:span text:style-name="T14">6,..*/{ <text:s text:c="6"/>0, <text:s text:c="6"/>0, <text:s text:c="6"/>0, <text:s text:c="7"/>0, <text:s text:c="3"/>0, <text:s text:c="6"/></text:span><text:span text:style-name="T14">0, <text:s text:c="7"/></text:span><text:span text:style-name="T14">0 },</text:span></text:p>
      <text:p text:style-name="P93"><text:span text:style-name="T14">/*iniPar7: CV</text:span><text:span text:style-name="T14">12</text:span><text:span text:style-name="T14">7,</text:span><text:span text:style-name="T14">13</text:span><text:span text:style-name="T14">7,..*/{ <text:s text:c="6"/>0, <text:s text:c="6"/>0, <text:s text:c="6"/>0, <text:s text:c="7"/>0, <text:s text:c="3"/>0, <text:s text:c="6"/></text:span><text:span text:style-name="T14">0, <text:s text:c="7"/></text:span><text:span text:style-name="T14">0 },</text:span></text:p>
      <text:p text:style-name="P93"><text:span text:style-name="T14">/*iniPar8: CV</text:span><text:span text:style-name="T14">12</text:span><text:span text:style-name="T14">8,</text:span><text:span text:style-name="T14">13</text:span><text:span text:style-name="T14">8,..*/{ <text:s text:c="6"/>0, <text:s text:c="6"/>0, <text:s text:c="6"/>0, <text:s text:c="7"/>0, <text:s text:c="3"/>0, <text:s text:c="6"/></text:span><text:span text:style-name="T14">0, <text:s text:c="7"/></text:span><text:span text:style-name="T14">0 },</text:span></text:p>
      <text:p text:style-name="P93"><text:span text:style-name="T14">/*iniState: CV</text:span><text:span text:style-name="T14">129</text:span><text:span text:style-name="T14">,</text:span><text:span text:style-name="T14">13</text:span><text:span text:style-name="T14">9,..*{ <text:s text:c="6"/>0, <text:s text:c="6"/>0, <text:s text:c="6"/>0, <text:s text:c="7"/>0, <text:s text:c="3"/>0, <text:s text:c="6"/></text:span><text:span text:style-name="T14">0, <text:s text:c="7"/></text:span><text:span text:style-name="T14">0 }};</text:span></text:p>
      <text:p text:style-name="P58"/>
      <text:p text:style-name="Heading_20_1"><text:bookmark text:name="__RefHeading___Toc3887_344819037"/>Funktionsbeschreibungen<text:bookmark-end text:name="__RefHeading___Toc3887_344819037"/></text:p>
      <text:p text:style-name="Heading_20_2"><text:bookmark text:name="__RefHeading___Toc3761_344819037"/>Servos ( initTyp = FSERVO )<text:bookmark-end text:name="__RefHeading___Toc3761_344819037"/></text:p>
      <text:p text:style-name="P16">Der Servo wird je nach Zustand der DCC-Adresse zwischen 2 konfigurierbaren Endpunkten gefahren. Die Geschwindigkeit ist ebenfalls konfigurierbar. Der Servoimpuls wird am 1. zugeordneten Output-Pin ausgegeben. Es kann jeder Digitalpin verwendet werden.</text:p>
      <text:p text:style-name="P16">Ist ein 2. Ouput-Pin defniert, so wird dieser in der Mitte des Verfahrweges des Servos umgeschaltet. Dies kann zur Weichenpolarisierung verwendet werden.</text:p>
      <text:p text:style-name="P16">Ist auch der 3. Output-Pin definiert, so werden die Relais im Gegentakt angesteuert. Während der Servobewegung sind beide Relais abgefallen.</text:p>
      <text:p text:style-name="P16"/>
      <text:p text:style-name="P16">CV-Werte:</text:p>
      <text:p text:style-name="P16"/>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text:span text:style-name="T31">1</text:span><text:span text:style-name="T4">2</text:span><text:span text:style-name="T31">0</text:span><text:span text:style-name="T31">+Offs</text:span></text:p>
          </table:table-cell>
          <table:table-cell table:style-name="Tabelle2.A1" office:value-type="string">
            <text:p text:style-name="P27">Fmode</text:p>
          </table:table-cell>
          <table:table-cell table:style-name="Tabelle2.C1" office:value-type="string">
            <text:p text:style-name="P26"><text:span text:style-name="T23">Bit0 = 1: </text:span><text:span text:style-name="T23">SAUTOOFF</text:span><text:span text:style-name="T23"><text:tab/>Servoimpulse </text:span><text:span text:style-name="T23">werden </text:span><text:span text:style-name="T23">bei Stillstand des Servo </text:span><text:span text:style-name="T23">abgeschalter</text:span></text:p>
            <text:p text:style-name="P26"><text:span text:style-name="T3">B</text:span><text:span text:style-name="T3">it1 = 1: SDIRECT<text:tab/>das Servo kann auch während der Bewegung umgesteuert</text:span><text:span text:style-name="T23"> werd</text:span><text:span text:style-name="T23">en</text:span></text:p>
            <text:p text:style-name="P81"><text:span text:style-name="T31">B</text:span><text:span text:style-name="T31">it2 = 1: AUTOBACK<text:tab/>das Servo wird nach der in ‚</text:span><text:span text:style-name="T4">Par4</text:span><text:span text:style-name="T31">‘ hinterlegten Zeit automatisch wieder in die Grundstellung (Par1) gefahren.</text:span></text:p>
            <text:p text:style-name="P80"><text:span text:style-name="T23">B</text:span><text:span text:style-name="T23">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33"><text:span text:style-name="T5">12</text:span><text:span text:style-name="T32">1</text:span><text:span text:style-name="T32">+Offs</text:span></text:p>
          </table:table-cell>
          <table:table-cell table:style-name="Tabelle2.A2" office:value-type="string">
            <text:p text:style-name="P27">Par1</text:p>
          </table:table-cell>
          <table:table-cell table:style-name="Tabelle2.C2" office:value-type="string">
            <text:p text:style-name="P20">Position des Servo für Weichenstellung '0' ( in Grad, 0...180 )</text:p>
          </table:table-cell>
        </table:table-row>
        <table:table-row table:style-name="Tabelle2.1">
          <table:table-cell table:style-name="Tabelle2.A2" office:value-type="string">
            <text:p text:style-name="P33"><text:span text:style-name="T5">12</text:span><text:span text:style-name="T32">2</text:span><text:span text:style-name="T32">+Offs</text:span></text:p>
          </table:table-cell>
          <table:table-cell table:style-name="Tabelle2.A2" office:value-type="string">
            <text:p text:style-name="P27">Par2</text:p>
          </table:table-cell>
          <table:table-cell table:style-name="Tabelle2.C2" office:value-type="string">
            <text:p text:style-name="P20">Position des Servo für Weichenstellung '1' ( in Grad, 0...180 )</text:p>
          </table:table-cell>
        </table:table-row>
        <table:table-row table:style-name="Tabelle2.1">
          <table:table-cell table:style-name="Tabelle2.A2" office:value-type="string">
            <text:p text:style-name="P33"><text:span text:style-name="T5">12</text:span><text:span text:style-name="T32">3</text:span><text:span text:style-name="T32">+Offs</text:span></text:p>
          </table:table-cell>
          <table:table-cell table:style-name="Tabelle2.A2" office:value-type="string">
            <text:p text:style-name="P27">Par3</text:p>
          </table:table-cell>
          <table:table-cell table:style-name="Tabelle2.C2" office:value-type="string">
            <text:p text:style-name="P20">Geschwindigkeit des Servo</text:p>
          </table:table-cell>
        </table:table-row>
        <table:table-row table:style-name="Tabelle2.5">
          <table:table-cell table:style-name="Tabelle2.A5" office:value-type="string">
            <text:p text:style-name="P33"><text:span text:style-name="T8">12</text:span><text:span text:style-name="T7">4+Offs</text:span></text:p>
          </table:table-cell>
          <table:table-cell table:style-name="Tabelle2.A5" office:value-type="string">
            <text:p text:style-name="P13">Par4</text:p>
          </table:table-cell>
          <table:table-cell table:style-name="Tabelle2.C5"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6"/>
      <text:p text:style-name="P18">Justierung der Servo-Ausgänge:</text:p>
      <text:p text:style-name="P18"/>
      <text:p text:style-name="P16">Die Justierung der Endlagen kann direkt durch Programmieren der CV-Werte erreicht werden. Wird der CV-Wert von Par1 oder Par2 verändert, so wird das Servo direkt auf diese neue Position gefahren. Dies erleichtert die Einstellung.</text:p>
      <text:p text:style-name="P16"/>
      <text:p text:style-name="P16"/>
      <text:p text:style-name="P16">Alternativ kann zur Justierung ein Drehencoder angeschlossen werden. Dies vereinfacht die Einstellung noch weiter. Dazu müssen die Kommentarzeichen vor dem ‚#define ENCODER_AKTIV‘ entfernt werden. Die Pins des Encoders können dann nicht mehr für andere Zwecke genutzt werden.</text:p>
      <text:p text:style-name="P1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
      <text:p text:style-name="P16">Der Drehencoder wirkt immer auf den Servo und die Servolage, die als letztes über einen DCC-Befehl eingestellt wurde. Sobald der Servo über einen DCC-Befehl wieder verstellt wird, wird die aktuell per Encoder eingestellte Position in den CV‘s gespeichert.</text:p>
      <text:p text:style-name="P25"><text:span text:style-name="T22">Wird A4 </text:span><text:span text:style-name="T22">( Eingang ist konfigurierbar, s.</text:span><text:span text:style-name="T22">o., Kapitel Inbetriebnahme</text:span><text:span text:style-name="T22"> ) </text:span><text:span text:style-name="T22">während der Einstellung auf 0 gezogen, wird der aktuell vom Drehencoder beeinflusste Servo in die Mittellage gebracht. Sobald der Encoder wieder bewegt wird, bewegt sich das Servo wieder zur vorhergehenden Position.</text:span></text:p>
      <text:p text:style-name="P16"/>
      <text:p text:style-name="P18">Erweiterte Servo-Funktionen ( initTyp = FSERVO0 )</text:p>
      <text:p text:style-name="P16"/>
      <text:p text:style-name="P16">Mit Hilfe des initTyp FSERVO0 können 2 aufeinanderfolgende Adressen für die Servoansteuerung logisch <text:soft-page-break/>zusammengefasst werden. FSERVO0 muss immer unmittelbar auf einen Eintrag mit FSERVO folgen.</text:p>
      <text:p text:style-name="P16">Dabei gibt es 2 Varianten:<text:line-break/></text:p>
      <text:list xml:id="list38698769" text:style-name="L1">
        <text:list-item>
          <text:p text:style-name="P106">Ist in beiden Einträgen der Anschlußpin für das Servo identisch, so wird nur ein Servo eingerichtet, dass mit den beiden Adressen auf 4 unterschiedliche Positionen gefahren werden kann. Dies kann z.B. für Signalflügel genutzt werden, die in mehr als 2 Positionen bewegt werden müssen. Z.B. Abdrücksignale und bayerische Ruhe-Halt Signale.<text:line-break/></text:p>
        </text:list-item>
        <text:list-item>
          <text:p text:style-name="P106">Enthalten beide Einträge einen unterschiedlichen Anschlußpin für das Servo, so werden auch 2 Servos eingerichtet. Für jeden der 4 zugeordneten DCC-Befehle ( 1.Adr. AUS, 1. Adr. EIN, 2.Adr. AUS und 2. Adr. EIN ) kann individuell festgelgt werden, in welche der beiden jeweils zugeordenten Positionen (in Par1 bzw Par2) sich die Servos bewegen. Dies ist insbesondere für die Ansteuerung von 3-begriffigen Formsignalen gedacht.</text:p>
        </text:list-item>
      </text:list>
      <text:p text:style-name="P16"/>
      <text:p text:style-name="P16">Parametrierung für ein Servo mit 4 Positionen:</text:p>
      <text:p text:style-name="P16"/>
      <text:p text:style-name="P87">Die CV-Werte des FSERVO-Eintrage haben die gleiche Bedeutung wie oben beschrieben. Vom Eintrag der Folgeadresse (FSERVO0) werden nur die CV-Werte von Par1 und Par2 für die 2 zusätzlichen Servo-Positionen genutzt.</text:p>
      <text:p text:style-name="P88"><text:span text:style-name="T28">Relaisansteuerung</text:span><text:span text:style-name="T27">: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Relais</text:span><text:span text:style-name="T27"> angesteuert.</text:span></text:p>
      <text:p text:style-name="P16"/>
      <text:p text:style-name="P16">Parametrierung für zwei Servos:</text:p>
      <text:p text:style-name="P16"/>
      <text:p text:style-name="P87">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87"/>
      <text:p text:style-name="P88"><text:span text:style-name="T27">Im Fmode Eintrag der 2. Adresse (FSERVO0) wird die Zuordnung der Servopositionen zum DCC-Kommando hinterlegt: </text:span><text:span text:style-name="T27">Dabei werden die 8 Bits in </text:span><text:span text:style-name="T4">vier</text:span><text:span text:style-name="T27"> 2erGruppen zusammengefasst. </text:span><text:span text:style-name="T27">Jede 2er Gruppe ist einem DCC-Befehl zugeordnet. </text:span><text:span text:style-name="T27">Das höherwertige Bit in einer Gruppe steuert das Servo in FSERVO0, das niedrigwertige Bit das Servo in FSERVO.</text:span></text:p>
      <text:p text:style-name="P87"/>
      <text:p text:style-name="P88"><text:span text:style-name="T28">R</text:span><text:span text:style-name="T28">el</text:span><text:span text:style-name="T10">a</text:span><text:span text:style-name="T28">isansteuerung:</text:span><text:span text:style-name="T27"> Werden Relaispins definiert, so verhalten sich diese für die 2 Servos genauso, als würden die Servos unabhängig voneinander betrieben ( mit 2 FSERVO Einträgen )</text:span></text:p>
      <text:p text:style-name="P87"/>
      <text:p text:style-name="P16">CV-Werte von FSERVO0:</text:p>
      <text:p text:style-name="P16"/>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4"><text:span text:style-name="T4">12</text:span><text:span text:style-name="T31">0</text:span><text:span text:style-name="T31">+Offs</text:span></text:p>
          </table:table-cell>
          <table:table-cell table:style-name="Tabelle11.A1" office:value-type="string">
            <text:p text:style-name="P27">Fmode</text:p>
          </table:table-cell>
          <table:table-cell table:style-name="Tabelle11.C1" office:value-type="string">
            <text:p text:style-name="P9">Bitcodierung der Zuordnung DCC-Befehl → Servopositionen</text:p>
            <text:p text:style-name="P14">76 54 32 10 <text:s/>← Bitnummer</text:p>
            <text:p text:style-name="P3"><text:span text:style-name="T12">||</text:span><text:span text:style-name="T12"> </text:span><text:span text:style-name="T12">||</text:span><text:span text:style-name="T12"> || ^^- DCC-Adresse ‚FSERVO‘ = OFF </text:span></text:p>
            <text:p text:style-name="P3"><text:span text:style-name="T12">||</text:span><text:span text:style-name="T12"> </text:span><text:span text:style-name="T12">||</text:span><text:span text:style-name="T12"> ^^---- DCC-Adresse ‚FSERVO‘ = ON </text:span></text:p>
            <text:p text:style-name="P3"><text:span text:style-name="T12">||</text:span><text:span text:style-name="T12"> ^^------- DCC-Adresse ‚FSERVO0‘ = OFF </text:span></text:p>
            <text:p text:style-name="P14">^^---------- DCC-Adresse ‚FSERVO0‘ = ON </text:p>
            <text:p text:style-name="P14"/>
            <text:p text:style-name="P3"><text:span text:style-name="T12">~</text:span><text:span text:style-name="T12">6</text:span><text:span text:style-name="T12">~</text:span><text:span text:style-name="T12">4</text:span><text:span text:style-name="T12">~</text:span><text:span text:style-name="T12">2</text:span><text:span text:style-name="T12">~</text:span><text:span text:style-name="T12">0 <text:s/>← Bitnummer</text:span></text:p>
            <text:p text:style-name="P3"><text:span text:style-name="T12"><text:s/>^-^-^-^-- Bit=0 → FSERVO fährt in Position </text:span><text:span text:style-name="T12">Par1</text:span></text:p>
            <text:p text:style-name="P3"><text:span text:style-name="T12"><text:s text:c="11"/>Bit=1 → </text:span><text:span text:style-name="T12">FS</text:span><text:span text:style-name="T12">ERVO fährt in Position </text:span><text:span text:style-name="T12">Par2</text:span></text:p>
            <text:p text:style-name="P3"><text:span text:style-name="T12">7</text:span><text:span text:style-name="T12">~</text:span><text:span text:style-name="T12">5</text:span><text:span text:style-name="T12">~</text:span><text:span text:style-name="T12">3</text:span><text:span text:style-name="T12">~</text:span><text:span text:style-name="T12">1- <text:s/>← Bitnummer</text:span></text:p>
            <text:p text:style-name="P3"><text:span text:style-name="T12">^-^-^-^--- Bit=0 → FSERVO</text:span><text:span text:style-name="T12">0</text:span><text:span text:style-name="T12"> fährt in Position </text:span><text:span text:style-name="T12">Par1</text:span></text:p>
            <text:p text:style-name="P3"><text:span text:style-name="T12"><text:s text:c="11"/>Bit=1 → </text:span><text:span text:style-name="T12">FS</text:span><text:span text:style-name="T12">ERVO</text:span><text:span text:style-name="T12">0</text:span><text:span text:style-name="T12"> fährt in Position </text:span><text:span text:style-name="T12">Par2</text:span></text:p>
            <text:p text:style-name="P14"/>
            <text:p text:style-name="P9"/>
          </table:table-cell>
        </table:table-row>
      </table:table>
      <text:p text:style-name="P16"/>
      <text:p text:style-name="Heading_20_2"><text:bookmark text:name="__RefHeading___Toc3773_344819037"/>Doppel-Servos ( initTyp = F2SERVO )<text:bookmark-end text:name="__RefHeading___Toc3773_344819037"/></text:p>
      <text:p text:style-name="P11">Dieser Typ erlaubt es, 2 Servos mit einer DCC-Adresse zu steuern. Die Konfiguration entspricht weitgehend dem Typ FSERVO. </text:p>
      <text:p text:style-name="P11">Der Servoimpuls des 1. Servo wird am 1. zugeordneten Output-Pin ausgegeben, der Impuls für das 2. Servo wird am 3. zugeordenten Outputpin. Es kann jeder Digitalpin verwendet werden. </text:p>
      <text:p text:style-name="P2"><text:span text:style-name="T4">Bei </text:span><text:span text:style-name="T4">der Zuordnung der Relais </text:span><text:span text:style-name="T4">gibt es Einschränkungen gegenüber einem Einzel-Servo. Nur dem 1. Servo </text:span><text:soft-page-break/><text:span text:style-name="T4">kann über den 2. Output-Pin ein Relais zugeordnet werden, das in der Mitte des Verfahrweges umschaltet.</text:span></text:p>
      <text:p text:style-name="P16"/>
      <text:p text:style-name="P2"><text:span text:style-name="T4">Soll die Funktion</text:span><text:span text:style-name="T27"> AUTOBACK nur bei einem Servo genutzt werden, so muss dieses das 1. Servo sein.</text:span></text:p>
      <text:p text:style-name="P16"/>
      <text:p text:style-name="P11">Die Parametersätze für die 2 Servos stehen unmittelbar hintereinander</text:p>
      <text:p text:style-name="P16">CV-Werte:</text:p>
      <text:p text:style-name="P16"/>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27">Parameter für 1. Servo:</text:p>
          </table:table-cell>
          <table:covered-table-cell/>
          <table:covered-table-cell/>
        </table:table-row>
        <table:table-row table:style-name="Tabelle12.1">
          <table:table-cell table:style-name="Tabelle12.A2" office:value-type="string">
            <text:p text:style-name="P4"><text:span text:style-name="T4">12</text:span><text:span text:style-name="T31">0</text:span><text:span text:style-name="T31">+Offs</text:span></text:p>
          </table:table-cell>
          <table:table-cell table:style-name="Tabelle12.A2" office:value-type="string">
            <text:p text:style-name="P27">Fmode</text:p>
          </table:table-cell>
          <table:table-cell table:style-name="Tabelle12.C2" office:value-type="string">
            <text:p text:style-name="P26"><text:span text:style-name="T23">Bit0 = 1: </text:span><text:span text:style-name="T23">SAUTOOFF</text:span><text:span text:style-name="T23"><text:tab/>Servoimpulse </text:span><text:span text:style-name="T23">werden </text:span><text:span text:style-name="T23">bei Stillstand des Servo </text:span><text:span text:style-name="T23">abgeschalter</text:span></text:p>
            <text:p text:style-name="P26"><text:span text:style-name="T3">B</text:span><text:span text:style-name="T3">it1 = 1: SDIRECT<text:tab/>das Servo kann auch während der Bewegung umgesteuert</text:span><text:span text:style-name="T23"> werd</text:span><text:span text:style-name="T23">en</text:span></text:p>
            <text:p text:style-name="P81"><text:span text:style-name="T31">B</text:span><text:span text:style-name="T31">it2 = 1: AUTOBACK<text:tab/>das Servo wird nach der in ‚</text:span><text:span text:style-name="T4">Par4</text:span><text:span text:style-name="T31">‘ hinterlegten Zeit automatisch wieder in die Grundstellung (Par1) gefahren.</text:span></text:p>
            <text:p text:style-name="P80"><text:span text:style-name="T23">B</text:span><text:span text:style-name="T23">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33"><text:span text:style-name="T5">12</text:span><text:span text:style-name="T32">1</text:span><text:span text:style-name="T32">+Offs</text:span></text:p>
          </table:table-cell>
          <table:table-cell table:style-name="Tabelle12.A2" office:value-type="string">
            <text:p text:style-name="P27">Par1</text:p>
          </table:table-cell>
          <table:table-cell table:style-name="Tabelle12.C2" office:value-type="string">
            <text:p text:style-name="P20">Position des Servo für Weichenstellung '0' ( in Grad, 0...180 )</text:p>
          </table:table-cell>
        </table:table-row>
        <table:table-row table:style-name="Tabelle12.1">
          <table:table-cell table:style-name="Tabelle12.A2" office:value-type="string">
            <text:p text:style-name="P33"><text:span text:style-name="T5">12</text:span><text:span text:style-name="T32">2</text:span><text:span text:style-name="T32">+Offs</text:span></text:p>
          </table:table-cell>
          <table:table-cell table:style-name="Tabelle12.A2" office:value-type="string">
            <text:p text:style-name="P27">Par2</text:p>
          </table:table-cell>
          <table:table-cell table:style-name="Tabelle12.C2" office:value-type="string">
            <text:p text:style-name="P20">Position des Servo für Weichenstellung '1' ( in Grad, 0...180 )</text:p>
          </table:table-cell>
        </table:table-row>
        <table:table-row table:style-name="Tabelle12.1">
          <table:table-cell table:style-name="Tabelle12.A2" office:value-type="string">
            <text:p text:style-name="P33"><text:span text:style-name="T5">12</text:span><text:span text:style-name="T32">3</text:span><text:span text:style-name="T32">+Offs</text:span></text:p>
          </table:table-cell>
          <table:table-cell table:style-name="Tabelle12.A2" office:value-type="string">
            <text:p text:style-name="P27">Par3</text:p>
          </table:table-cell>
          <table:table-cell table:style-name="Tabelle12.C2" office:value-type="string">
            <text:p text:style-name="P20">Geschwindigkeit des Servo</text:p>
          </table:table-cell>
        </table:table-row>
        <table:table-row table:style-name="Tabelle12.6">
          <table:table-cell table:style-name="Tabelle12.A6" office:value-type="string">
            <text:p text:style-name="P33"><text:span text:style-name="T8">12</text:span><text:span text:style-name="T7">4+Offs</text:span></text:p>
          </table:table-cell>
          <table:table-cell table:style-name="Tabelle12.A6" office:value-type="string">
            <text:p text:style-name="P13">Par4</text:p>
          </table:table-cell>
          <table:table-cell table:style-name="Tabelle12.C6"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4">Parameter für 2. Servo</text:p>
          </table:table-cell>
          <table:covered-table-cell/>
          <table:covered-table-cell/>
        </table:table-row>
        <table:table-row table:style-name="Tabelle12.6">
          <table:table-cell table:style-name="Tabelle12.A6" office:value-type="string">
            <text:p text:style-name="P4"><text:span text:style-name="T4">12</text:span><text:span text:style-name="T4">5</text:span><text:span text:style-name="T31">+Offs</text:span></text:p>
          </table:table-cell>
          <table:table-cell table:style-name="Tabelle12.A6" office:value-type="string">
            <text:p text:style-name="P15">Par5</text:p>
          </table:table-cell>
          <table:table-cell table:style-name="Tabelle12.C6" office:value-type="string">
            <text:p text:style-name="P26"><text:span text:style-name="T23">Bit0 = 1: </text:span><text:span text:style-name="T23">SAUTOOFF</text:span><text:span text:style-name="T23"><text:tab/>Servoimpulse </text:span><text:span text:style-name="T23">werden </text:span><text:span text:style-name="T23">bei Stillstand des Servo </text:span><text:span text:style-name="T23">abgeschalter</text:span></text:p>
            <text:p text:style-name="P26"><text:span text:style-name="T3">B</text:span><text:span text:style-name="T3">it1 = 1: SDIRECT<text:tab/>das Servo kann auch während der Bewegung umgesteuert</text:span><text:span text:style-name="T23"> werd</text:span><text:span text:style-name="T23">en</text:span></text:p>
            <text:p text:style-name="P81"><text:span text:style-name="T31">B</text:span><text:span text:style-name="T31">it2 = 1: AUTOBACK<text:tab/>das Servo wird nach der in ‚</text:span><text:span text:style-name="T4">Par4</text:span><text:span text:style-name="T31">‘ hinterlegten Zeit automatisch wieder in die Grundstellung (Par1) gefahren.</text:span></text:p>
            <text:p text:style-name="P80"><text:span text:style-name="T23">B</text:span><text:span text:style-name="T23">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33"><text:span text:style-name="T5">12</text:span><text:span text:style-name="T5">6</text:span><text:span text:style-name="T32">+Offs</text:span></text:p>
          </table:table-cell>
          <table:table-cell table:style-name="Tabelle12.A6" office:value-type="string">
            <text:p text:style-name="P4"><text:span text:style-name="T26">Par</text:span><text:span text:style-name="T9">6</text:span></text:p>
          </table:table-cell>
          <table:table-cell table:style-name="Tabelle12.C6" office:value-type="string">
            <text:p text:style-name="P20">Position des Servo für Weichenstellung '0' ( in Grad, 0...180 )</text:p>
          </table:table-cell>
        </table:table-row>
        <table:table-row table:style-name="Tabelle12.6">
          <table:table-cell table:style-name="Tabelle12.A6" office:value-type="string">
            <text:p text:style-name="P33"><text:span text:style-name="T5">12</text:span><text:span text:style-name="T5">7</text:span><text:span text:style-name="T32">+Offs</text:span></text:p>
          </table:table-cell>
          <table:table-cell table:style-name="Tabelle12.A6" office:value-type="string">
            <text:p text:style-name="P4"><text:span text:style-name="T26">Par</text:span><text:span text:style-name="T9">7</text:span></text:p>
          </table:table-cell>
          <table:table-cell table:style-name="Tabelle12.C6" office:value-type="string">
            <text:p text:style-name="P20">Position des Servo für Weichenstellung '1' ( in Grad, 0...180 )</text:p>
          </table:table-cell>
        </table:table-row>
        <table:table-row table:style-name="Tabelle12.6">
          <table:table-cell table:style-name="Tabelle12.A6" office:value-type="string">
            <text:p text:style-name="P33"><text:span text:style-name="T5">12</text:span><text:span text:style-name="T5">8</text:span><text:span text:style-name="T32">+Offs</text:span></text:p>
          </table:table-cell>
          <table:table-cell table:style-name="Tabelle12.A6" office:value-type="string">
            <text:p text:style-name="P4"><text:span text:style-name="T26">Par</text:span><text:span text:style-name="T9">8</text:span></text:p>
          </table:table-cell>
          <table:table-cell table:style-name="Tabelle12.C6" office:value-type="string">
            <text:p text:style-name="P20">Geschwindigkeit des Servo</text:p>
          </table:table-cell>
        </table:table-row>
        <table:table-row table:style-name="Tabelle12.6">
          <table:table-cell table:style-name="Tabelle12.A6" office:value-type="string">
            <text:p text:style-name="P33"><text:span text:style-name="T8">12</text:span><text:span text:style-name="T8">9</text:span><text:span text:style-name="T7">+Offs</text:span></text:p>
          </table:table-cell>
          <table:table-cell table:style-name="Tabelle12.A6" office:value-type="string">
            <text:p text:style-name="P4"><text:span text:style-name="T9">Par</text:span><text:span text:style-name="T9">9</text:span></text:p>
          </table:table-cell>
          <table:table-cell table:style-name="Tabelle12.C6"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6"/>
      <text:p text:style-name="P18">Justierung der Servo-Ausgänge:</text:p>
      <text:p text:style-name="P18"/>
      <text:p text:style-name="P16">Die Justierung der Endlagen kann direkt durch Programmieren der CV-Werte erreicht werden. Wird der CV-Wert von Par1/6 oder Par2/7 verändert, so wird das jeweilige Servo direkt auf diese neue Position gefahren. Dies erleichtert die Einstellung.</text:p>
      <text:p text:style-name="P16"/>
      <text:p text:style-name="P16"/>
      <text:p text:style-name="P16">Alternativ kann zur Justierung ein Drehencoder angeschlossen werden. Dies vereinfacht die Einstellung noch weiter. Dazu müssen die Kommentarzeichen vor dem ‚#define ENCODER_AKTIV‘ entfernt werden. Die Pins des Encoders können dann nicht mehr für andere Zwecke genutzt werden.</text:p>
      <text:p text:style-name="P1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
      <text:p text:style-name="P16">Der Drehencoder wirkt zunächst immer auf den 1. Servo und die Servolage, die als letztes über einen DCC-Befehl eingestellt wurde. Sobald der Servo über einen DCC-Befehl wieder verstellt wird, oder ein anderes Servo angewählt wird, wird die aktuell per Encoder eingestellte Position in den CV‘s gespeichert.</text:p>
      <text:p text:style-name="P2"><text:span text:style-name="T27">Wird A4 </text:span><text:span text:style-name="T27">( Eingang ist konfigurierbar, s.</text:span><text:span text:style-name="T27">o., Kapitel Inbetriebnahme</text:span><text:span text:style-name="T27"> ) </text:span><text:span text:style-name="T27">während der Einstellung </text:span><text:span text:style-name="T27">kurz </text:span><text:span text:style-name="T27">auf 0 gezogen, wird </text:span><text:span text:style-name="T4">auf den 2. Servo umgeschaltet. Die Funktionalität ‚Mittellage‘ wie bei einem einzelnen Servo steht hier nicht zur Verfügung.</text:span></text:p>
      <text:p text:style-name="P16"/>
      <text:p text:style-name="Heading_20_2"><text:bookmark text:name="__RefHeading___Toc3771_344819037"/><text:soft-page-break/>Doppelspulenantriebe ( initTyp = FCOIL )<text:bookmark-end text:name="__RefHeading___Toc3771_344819037"/></text:p>
      <text:p text:style-name="P16">Diese Funktion dient zur Ansteuerung von Weichen mit Doppelspulenantrieben. Es müssen 2 Ausgangspins zugeordnet werden. Die Länge des Schaltimpulses und die minimale Pause zwischen 2 Impulsen kann konfiguriert werden.</text:p>
      <text:p text:style-name="P16">Der Spulenausgang kann wahlweise automatisch oder über einen DCC-Befehl abgeschaltet werden.</text:p>
      <text:p text:style-name="P16">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6"/>
      <text:p text:style-name="P16">CV-Werte:</text:p>
      <text:p text:style-name="P1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4"><text:span text:style-name="T4">12</text:span><text:span text:style-name="T6">0</text:span><text:span text:style-name="T6">+offs</text:span></text:p>
          </table:table-cell>
          <table:table-cell table:style-name="Tabelle3.A1" office:value-type="string">
            <text:p text:style-name="P7">Fmode</text:p>
          </table:table-cell>
          <table:table-cell table:style-name="Tabelle3.C1" office:value-type="string">
            <text:p text:style-name="P75">Bit0 <text:tab/>= 1: Spulenausgang nur automatisch abschalten</text:p>
            <text:p text:style-name="P76"><text:tab/>= 0: Spulenausgang auch über DCC-Befehl abschalten.( das erste Ereignis, Zeit oder DCC, schaltet den Ausgang ab ). Die Zeit kann deaktiviert werden, indem iniPar1 auf 0 gesetzt wird. Dann wird nur über den DCC-Befehl abgeschaltet.</text:p>
            <text:p text:style-name="P77">Bit3 <text:tab/>= 0:<text:tab/>Ändert sich die aktuelle Weichenpos. nicht, wird kein Impuls ausgegeben</text:p>
            <text:p text:style-name="P78"><text:tab/>= 1:<text:tab/>keine Überprüfung auf Weichenposition</text:p>
            <text:p text:style-name="P69"/>
          </table:table-cell>
        </table:table-row>
        <table:table-row table:style-name="Tabelle3.1">
          <table:table-cell table:style-name="Tabelle3.A2" office:value-type="string">
            <text:p text:style-name="P33"><text:span text:style-name="T5">12</text:span><text:span text:style-name="T5">1</text:span><text:span text:style-name="T5">+offs</text:span></text:p>
          </table:table-cell>
          <table:table-cell table:style-name="Tabelle3.A2" office:value-type="string">
            <text:p text:style-name="P7">Par1</text:p>
          </table:table-cell>
          <table:table-cell table:style-name="Tabelle3.C2" office:value-type="string">
            <text:p text:style-name="P8">Einschaltdauer der Spule <text:s/>( in 10ms Einheiten )</text:p>
          </table:table-cell>
        </table:table-row>
        <table:table-row table:style-name="Tabelle3.1">
          <table:table-cell table:style-name="Tabelle3.A2" office:value-type="string">
            <text:p text:style-name="P33"><text:span text:style-name="T5">12</text:span><text:span text:style-name="T5">2</text:span><text:span text:style-name="T5">+offs</text:span></text:p>
          </table:table-cell>
          <table:table-cell table:style-name="Tabelle3.A2" office:value-type="string">
            <text:p text:style-name="P7">Par2</text:p>
          </table:table-cell>
          <table:table-cell table:style-name="Tabelle3.C2" office:value-type="string">
            <text:p text:style-name="P8">minimale Ausschaltdauer der Spule ( in 10ms Einheiten )</text:p>
          </table:table-cell>
        </table:table-row>
        <table:table-row table:style-name="Tabelle3.1">
          <table:table-cell table:style-name="Tabelle3.A2" office:value-type="string">
            <text:p text:style-name="P33"><text:span text:style-name="T8">12</text:span><text:span text:style-name="T7">3+offs</text:span></text:p>
          </table:table-cell>
          <table:table-cell table:style-name="Tabelle3.A2" office:value-type="string">
            <text:p text:style-name="P7">Par3</text:p>
          </table:table-cell>
          <table:table-cell table:style-name="Tabelle3.C2" office:value-type="string">
            <text:p text:style-name="P7">reserviert</text:p>
          </table:table-cell>
        </table:table-row>
      </table:table>
      <text:p text:style-name="P16"/>
      <text:p text:style-name="Heading_20_2"><text:bookmark text:name="__RefHeading___Toc3769_344819037"/>Statische / Blinkende Ausgänge ( initTyp = FSTATIC )<text:bookmark-end text:name="__RefHeading___Toc3769_344819037"/></text:p>
      <text:p text:style-name="P16">Mit dieser Funktion kann ein Ausgang statisch ein/ ausgeschaltet werden (z.B. für Beleuchtung). Ausserdem ist es möglich den Ausgang blinken zu lassen. </text:p>
      <text:p text:style-name="P16">Werden 2 Ausgangspins zugeordnet, so schalten diese im Gegentakt um.</text:p>
      <text:p text:style-name="P16">Im Blinkmodus blinken sie im Gegentakt ( Wechselblinker ) bei eingeschalteter Zubehörfunktion. Wird per DCC-Befehl ausgeschaltet, so sind beide Ausgänge inaktiv.</text:p>
      <text:p text:style-name="P16"/>
      <text:p text:style-name="P16">CV-Werte:</text:p>
      <text:p text:style-name="P1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4"><text:span text:style-name="T4">12</text:span><text:span text:style-name="T6">0</text:span><text:span text:style-name="T6">+offs</text:span></text:p>
          </table:table-cell>
          <table:table-cell table:style-name="Tabelle4.A1" office:value-type="string">
            <text:p text:style-name="P7">Fmode</text:p>
          </table:table-cell>
          <table:table-cell table:style-name="Tabelle4.C1" office:value-type="string">
            <text:p text:style-name="P20">Bit0 = 1: Blinken, <text:s/>0: statisch</text:p>
            <text:p text:style-name="P20">Bit1 = 1: Beim Blinken starten erst beide Leds dann Wechselblinken</text:p>
            <text:p text:style-name="P8">Bit2 = 1: mit weichem Auf/Abblenden </text:p>
            <text:p text:style-name="P8">Bits4..7: Risetime für das Auf/Abblenden in 100ms-Schritten.</text:p>
            <text:p text:style-name="P86">0 bedeutet Default (500ms)</text:p>
          </table:table-cell>
        </table:table-row>
        <table:table-row table:style-name="Tabelle4.1">
          <table:table-cell table:style-name="Tabelle4.A2" office:value-type="string">
            <text:p text:style-name="P33"><text:span text:style-name="T5">12</text:span><text:span text:style-name="T5">1</text:span><text:span text:style-name="T5">+offs</text:span></text:p>
          </table:table-cell>
          <table:table-cell table:style-name="Tabelle4.A2" office:value-type="string">
            <text:p text:style-name="P7">Par1</text:p>
          </table:table-cell>
          <table:table-cell table:style-name="Tabelle4.C2" office:value-type="string">
            <text:p text:style-name="P20">Einschaltzeit des Blinkens ( 10ms Einheiten )</text:p>
          </table:table-cell>
        </table:table-row>
        <table:table-row table:style-name="Tabelle4.1">
          <table:table-cell table:style-name="Tabelle4.A2" office:value-type="string">
            <text:p text:style-name="P33"><text:span text:style-name="T5">12</text:span><text:span text:style-name="T5">2</text:span><text:span text:style-name="T5">+offs</text:span></text:p>
          </table:table-cell>
          <table:table-cell table:style-name="Tabelle4.A2" office:value-type="string">
            <text:p text:style-name="P7">Par2</text:p>
          </table:table-cell>
          <table:table-cell table:style-name="Tabelle4.C2" office:value-type="string">
            <text:p text:style-name="P20">Ausschaltzeit des Blinkens ( 10ms Einheiten )</text:p>
          </table:table-cell>
        </table:table-row>
        <table:table-row table:style-name="Tabelle4.1">
          <table:table-cell table:style-name="Tabelle4.A2" office:value-type="string">
            <text:p text:style-name="P33"><text:span text:style-name="T8">12</text:span><text:span text:style-name="T7">3+offs</text:span></text:p>
          </table:table-cell>
          <table:table-cell table:style-name="Tabelle4.A2" office:value-type="string">
            <text:p text:style-name="P7">Par3</text:p>
          </table:table-cell>
          <table:table-cell table:style-name="Tabelle4.C2" office:value-type="string">
            <text:p text:style-name="P20">Erste Einschaltzeit beim Start des Blinkens ( 10ms Einheiten )</text:p>
          </table:table-cell>
        </table:table-row>
      </table:table>
      <text:p text:style-name="P16"/>
      <text:p text:style-name="Heading_20_2"><text:bookmark text:name="__RefHeading___Toc3767_344819037"/>Lichtsignale ( initTyp = FSIGNAL2 / FVORSIG )<text:bookmark-end text:name="__RefHeading___Toc3767_344819037"/></text:p>
      <text:p text:style-name="P16">Zur Ansteuerung von Lichtsignalen können bis zu 3 Zubehöradressen zu einer Signalfunktion zusammengefasst werden. Der ersten (oder einzigen) Adresse wird der Funktionstyp FSIGNAL2 <text:s/>oder FVORSIG <text:s/>zugeordnet, der bzw. den Folgeadressen der Typ FSIGNAL0.</text:p>
      <text:p text:style-name="P16">Aus der Zusammenfassung von bis zu 3 Adressen ergeben sich 2 bis 6 mögliche Signalzustände. Ausserdem können dem Signal bis zu 8 ( bei 3 Adressen) <text:s/>Ausgänge zugeordnet werden. </text:p>
      <text:p text:style-name="P2"><text:span text:style-name="T27">Über CV-Parameter kann frei konfiguriert werden, welche Ausgangspins bei den jeweiligen Signalzuständen aktiv ( = </text:span><text:span text:style-name="T4">statisch ON oder blinkend</text:span><text:span text:style-name="T27"> </text:span><text:span text:style-name="T27">) werden sollen. </text:span><text:span text:style-name="T27">Dabei </text:span><text:span text:style-name="T4">sind</text:span><text:span text:style-name="T27"> jedem DCC-Befehl </text:span><text:span text:style-name="T4">zwei</text:span><text:span text:style-name="T27"> CV-Wert zugeordnet. </text:span><text:span text:style-name="T27">Einer für ‚statisch ON‘, der andere für ‚blinkend‘</text:span></text:p>
      <text:p text:style-name="P16">Ausserdem ist für jeden Ausgangspin einzeln einstellbar, ob er weich oder hart umschalten soll.</text:p>
      <text:p text:style-name="P16"/>
      <text:p text:style-name="P16"><text:soft-page-break/>Die zu schaltenden Ausgangspins werden jeweils in den 8 Bits eines CV-Parameters konfiguriert.</text:p>
      <text:p text:style-name="P16">Dabei folgende Zuordnung:</text:p>
      <text:p text:style-name="P16">Bit0<text:tab/>out1pin der 1. Zubehöradresse des Signals</text:p>
      <text:p text:style-name="P16">Bit1<text:tab/>out2pin der 1. Zubehöradresse des Signals</text:p>
      <text:p text:style-name="P16">Bit2<text:tab/>out3pin der 1. Zubehöradresse des Signals</text:p>
      <text:p text:style-name="P16">Bit3<text:tab/>out1pin der 2. Zubehöradresse des Signals</text:p>
      <text:p text:style-name="P16">. usw bis</text:p>
      <text:p text:style-name="P16">Bit7<text:tab/>out2Pin der 3. Zubehöradresse des Signals</text:p>
      <text:p text:style-name="P16"/>
      <text:p text:style-name="P16">out3Pin der 3. Zubehöradresse kann nicht genutzt werden.</text:p>
      <text:p text:style-name="P16"/>
      <text:p text:style-name="P16">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16">.</text:p>
      <text:p text:style-name="P16">Bei den Ausgängen, die für eine ‚weiche‘ Umschaltung konfiguriert ist, wird zwischen altem und neuem Signalbild eine kurze Pause eingefügt, in der alle Ausgänge ausgeschaltet werden. Diese Überblendzeit ist global im .h File einstellbar. Dies gilt ebenso für die Auf bzw. Abblendzeit. Durch das ‚Nachglühen‘ bedeutet dies bei kurzen Überblendzeiten nicht, dass tatsächlich alle angeschlossenen Led‘s vollkommen dunkel werden.</text:p>
      <text:p text:style-name="P16">Ab Version V7 kann über ein Parameterbit eingestellt werden, dass Led‘s die sowohl im alten, als auch im neuen Signalbild eingeschaltet sind, in der Überblendzeit nicht ausgeschaltet werden.</text:p>
      <text:p text:style-name="P16"/>
      <text:p text:style-name="P16">Beim Programmstart sind alle Lichtsignale im Zustand 0, der Zustand beim Ausschalten des Decoders wird bei Lichtsignalen nicht gespeichert.</text:p>
      <text:p text:style-name="P16"/>
      <text:p text:style-name="P18">Vorsignale</text:p>
      <text:p text:style-name="P16">Vorsignale verhalten sich im Prinzip wie Lichthauptsignale. 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p>
      <text:p text:style-name="P16"/>
      <text:p text:style-name="P18">Dunkeltastung:</text:p>
      <text:p text:style-name="P16">Befindet sich das Vorsignal zusammen mit einem Hauptsignal an einem Mast, kann es automatisch dunkelgeschaltet werden, wenn das Hauptsignal Hp0 / Hp00 anzeigt. Dazu wir beim Hauptsignal der Index des Vorsignals eingetragen ( Position in der Funktionstabelle, beginnend mit 1, 0= kein Vorsignal ). Ausserdem ein Bitmuster, das festlegt bei welchen Signalbildern des Hauptsignals das Vorsignal dunkelgeschaltet wird.</text:p>
      <text:p text:style-name="P16"/>
      <text:p text:style-name="P16">CV-Werte:</text:p>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4"><text:span text:style-name="T4">12</text:span><text:span text:style-name="T6">0</text:span><text:span text:style-name="T6">+offs</text:span></text:p>
          </table:table-cell>
          <table:table-cell table:style-name="Tabelle5.A1" office:value-type="string">
            <text:p text:style-name="P7">Fmode</text:p>
          </table:table-cell>
          <table:table-cell table:style-name="Tabelle5.C1" office:value-type="string">
            <text:p text:style-name="P82">Bit7 = 1 : <text:tab/>invertiert die Softled-Ausgänge (HIGH=OFF) (MobaTools ab V0.9)</text:p>
            <text:p text:style-name="P84"><text:span text:style-name="T6">Bit</text:span><text:span text:style-name="T4">6</text:span><text:span text:style-name="T6"> = 1 : <text:s/>Leds, die beim Umschalten des Signalbilds in beiden Bildern eingeschaltet sind, werden während der Überblendzeit nicht ausgeschaltet.</text:span></text:p>
            <text:p text:style-name="P82">Bit 0..2: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33"><text:span text:style-name="T5">12</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0">Bitmuster der statisch geschalteten Ausgänge für Befehl 1.Adresse 0 (rot) <text:s/>255 bedeutet Befehl ignorieren</text:p>
            <text:p text:style-name="P16">Bit0<text:tab/>out1pin der 1. Zubehöradresse des Signals</text:p>
            <text:p text:style-name="P16">Bit1<text:tab/>out2pin der 1. Zubehöradresse des Signals</text:p>
            <text:p text:style-name="P16">Bit2<text:tab/>out3pin der 1. Zubehöradresse des Signals</text:p>
            <text:p text:style-name="P16">Bit3<text:tab/>out1pin der 2. Zubehöradresse des Signals</text:p>
            <text:p text:style-name="P16">. usw bis</text:p>
            <text:p text:style-name="P16">Bit7<text:tab/>out2Pin der 3. Zubehöradresse des Signals</text:p>
            <text:p text:style-name="P17"/>
          </table:table-cell>
        </table:table-row>
        <table:table-row table:style-name="Tabelle5.1">
          <table:table-cell table:style-name="Tabelle5.A2" office:value-type="string">
            <text:p text:style-name="P33"><text:span text:style-name="T5">12</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0">Bitmuster der statisch geschalteten Ausgänge für Befehl 1.Adresse 1 (grün) <text:s/>255 bedeutet Befehl ignorieren</text:p>
          </table:table-cell>
        </table:table-row>
        <table:table-row table:style-name="Tabelle5.1">
          <table:table-cell table:style-name="Tabelle5.A2" office:value-type="string">
            <text:p text:style-name="P33"><text:span text:style-name="T8">12</text:span><text:span text:style-name="T7">3+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85"><text:soft-page-break/>FSIGNAL:<text:tab/>Index des Vorsignals am gleichen Mast ( 0 …. )<text:line-break/>0= kein Vorsignal, Index zählt ab 1</text:p>
          </table:table-cell>
        </table:table-row>
        <table:table-row table:style-name="Tabelle5.1">
          <table:table-cell table:style-name="Tabelle5.A2" office:value-type="string">
            <text:p text:style-name="P33"><text:span text:style-name="T8">12</text:span><text:span text:style-name="T7">4+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Bitmuster der Zustände, bei denen das Vorsignal dunkel ist:</text:p>
            <text:p text:style-name="P68">Bit 0: <text:span text:style-name="T23">Befehl 1.Adresse 0 (rot)</text:span></text:p>
            <text:p text:style-name="P68"><text:span text:style-name="T23">B</text:span><text:span text:style-name="T23">it 1: </text:span><text:span text:style-name="T23">Befehl 1.Adresse 1 (grün)</text:span></text:p>
            <text:p text:style-name="P68"><text:span text:style-name="T23">B</text:span><text:span text:style-name="T23">it 2: </text:span><text:span text:style-name="T23">Befehl 2.Adresse 0 (rot)</text:span></text:p>
            <text:p text:style-name="P68"><text:span text:style-name="T23">u.</text:span><text:span text:style-name="T23">s.w.</text:span></text:p>
          </table:table-cell>
        </table:table-row>
        <table:table-row table:style-name="Tabelle5.1">
          <table:table-cell table:style-name="Tabelle5.A2" office:value-type="string">
            <text:p text:style-name="P33"><text:span text:style-name="T8">12</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1.Adresse 0 (rot) .</text:span></text:p>
            <text:p text:style-name="P4"><text:span text:style-name="T31">I</text:span><text:span text:style-name="T31">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33"><text:span text:style-name="T8">12</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1.Adresse </text:span><text:span text:style-name="T4">1</text:span><text:span text:style-name="T31"> (</text:span><text:span text:style-name="T4">grün</text:span><text:span text:style-name="T31">) </text:span></text:p>
          </table:table-cell>
        </table:table-row>
        <table:table-row table:style-name="Tabelle5.1">
          <table:table-cell table:style-name="Tabelle5.A2" office:value-type="string">
            <text:p text:style-name="P33"><text:span text:style-name="T8">12</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27">Dauer der EIN Phase des Ausgangs ( in 10ms Einheiten )</text:p>
          </table:table-cell>
        </table:table-row>
        <table:table-row table:style-name="Tabelle5.1">
          <table:table-cell table:style-name="Tabelle5.A2" office:value-type="string">
            <text:p text:style-name="P33"><text:span text:style-name="T8">12</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4"><text:span text:style-name="T26">Dauer der AUS Phase des Ausgangs ( in </text:span><text:span text:style-name="T9">1</text:span><text:span text:style-name="T26">0ms Einheiten )</text:span></text:p>
          </table:table-cell>
        </table:table-row>
        <table:table-row table:style-name="Tabelle5.1">
          <table:table-cell table:style-name="Tabelle5.A2" office:value-type="string">
            <text:p text:style-name="P33"><text:span text:style-name="T8">12</text:span><text:span text:style-name="T8">9+offs</text:span></text:p>
          </table:table-cell>
          <table:table-cell table:style-name="Tabelle5.A2" office:value-type="string">
            <text:p text:style-name="P7">Par9</text:p>
          </table:table-cell>
          <table:table-cell table:style-name="Tabelle5.C2" office:value-type="string">
            <text:p text:style-name="P27">reserviert</text:p>
          </table:table-cell>
        </table:table-row>
        <table:table-row table:style-name="Tabelle5.1">
          <table:table-cell table:style-name="Tabelle5.C2" table:number-columns-spanned="3" office:value-type="string">
            <text:p text:style-name="P7">CV‘s der 1. Folgeadresse:</text:p>
          </table:table-cell>
          <table:covered-table-cell/>
          <table:covered-table-cell/>
        </table:table-row>
        <table:table-row table:style-name="Tabelle5.1">
          <table:table-cell table:style-name="Tabelle5.A2" office:value-type="string">
            <text:p text:style-name="P4"><text:span text:style-name="T4">13</text:span><text:span text:style-name="T4">0</text:span><text:span text:style-name="T6">+offs</text:span></text:p>
          </table:table-cell>
          <table:table-cell table:style-name="Tabelle5.A2" office:value-type="string">
            <text:p text:style-name="P7">Fmode</text:p>
          </table:table-cell>
          <table:table-cell table:style-name="Tabelle5.C2" office:value-type="string">
            <text:p text:style-name="P8">Bit 0..2: Bitmuster hard/soft gibt an, welche Ausgänge 'hart' umschalten (Bit=1) und welche Ausgänge weich überblenden (Bit=0)</text:p>
            <text:p text:style-name="P8">Bit0: out1Pin, … Bit2: out3Pin</text:p>
          </table:table-cell>
        </table:table-row>
        <table:table-row table:style-name="Tabelle5.1">
          <table:table-cell table:style-name="Tabelle5.A2" office:value-type="string">
            <text:p text:style-name="P33"><text:span text:style-name="T5">13</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7">Bitmuster der <text:span text:style-name="T23">statisch geschalteten </text:span>Ausgänge für Befehl 2.Adresse 0 (rot)</text:p>
          </table:table-cell>
        </table:table-row>
        <table:table-row table:style-name="Tabelle5.1">
          <table:table-cell table:style-name="Tabelle5.A2" office:value-type="string">
            <text:p text:style-name="P33"><text:span text:style-name="T5">13</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7">Bitmuster der <text:span text:style-name="T23">statisch geschalteten </text:span>Ausgänge für Befehl 2.Adresse 1 (grün)</text:p>
          </table:table-cell>
        </table:table-row>
        <table:table-row table:style-name="Tabelle5.1">
          <table:table-cell table:style-name="Tabelle5.A2" office:value-type="string">
            <text:p text:style-name="P33"><text:span text:style-name="T8">13</text:span><text:span text:style-name="T8">3</text:span><text:span text:style-name="T7">+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27"><text:span text:style-name="T23">FSIGNAL:<text:tab/></text:span>reserviert</text:p>
          </table:table-cell>
        </table:table-row>
        <table:table-row table:style-name="Tabelle5.1">
          <table:table-cell table:style-name="Tabelle5.A2" office:value-type="string">
            <text:p text:style-name="P33"><text:span text:style-name="T8">13</text:span><text:span text:style-name="T8">4</text:span><text:span text:style-name="T7">+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reserviert</text:p>
          </table:table-cell>
        </table:table-row>
        <table:table-row table:style-name="Tabelle5.1">
          <table:table-cell table:style-name="Tabelle5.A2" office:value-type="string">
            <text:p text:style-name="P33"><text:span text:style-name="T8">13</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text:span><text:span text:style-name="T4">2</text:span><text:span text:style-name="T31">.Adresse 0 (rot) .</text:span></text:p>
          </table:table-cell>
        </table:table-row>
        <table:table-row table:style-name="Tabelle5.1">
          <table:table-cell table:style-name="Tabelle5.A2" office:value-type="string">
            <text:p text:style-name="P33"><text:span text:style-name="T8">13</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text:span><text:span text:style-name="T4">2</text:span><text:span text:style-name="T31">.Adresse </text:span><text:span text:style-name="T4">1</text:span><text:span text:style-name="T31"> (</text:span><text:span text:style-name="T4">grün</text:span><text:span text:style-name="T31">) </text:span></text:p>
          </table:table-cell>
        </table:table-row>
        <table:table-row table:style-name="Tabelle5.1">
          <table:table-cell table:style-name="Tabelle5.A2" office:value-type="string">
            <text:p text:style-name="P33"><text:span text:style-name="T8">13</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13">reserviert</text:p>
          </table:table-cell>
        </table:table-row>
        <table:table-row table:style-name="Tabelle5.1">
          <table:table-cell table:style-name="Tabelle5.A2" office:value-type="string">
            <text:p text:style-name="P33"><text:span text:style-name="T8">13</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13">reserviert</text:p>
          </table:table-cell>
        </table:table-row>
        <table:table-row table:style-name="Tabelle5.1">
          <table:table-cell table:style-name="Tabelle5.A2" office:value-type="string">
            <text:p text:style-name="P33"><text:span text:style-name="T8">13</text:span><text:span text:style-name="T8">9</text:span><text:span text:style-name="T7">+offs</text:span></text:p>
          </table:table-cell>
          <table:table-cell table:style-name="Tabelle5.A2" office:value-type="string">
            <text:p text:style-name="P7">Par9</text:p>
          </table:table-cell>
          <table:table-cell table:style-name="Tabelle5.C2" office:value-type="string">
            <text:p text:style-name="P13">reserviert</text:p>
          </table:table-cell>
        </table:table-row>
        <table:table-row table:style-name="Tabelle5.1">
          <table:table-cell table:style-name="Tabelle5.C2" table:number-columns-spanned="3" office:value-type="string">
            <text:p text:style-name="P7">CV‘s der 2. Folgeadresse:</text:p>
          </table:table-cell>
          <table:covered-table-cell/>
          <table:covered-table-cell/>
        </table:table-row>
        <table:table-row table:style-name="Tabelle5.1">
          <table:table-cell table:style-name="Tabelle5.A2" office:value-type="string">
            <text:p text:style-name="P4"><text:span text:style-name="T4">14</text:span><text:span text:style-name="T6">0</text:span><text:span text:style-name="T6">+offs</text:span></text:p>
          </table:table-cell>
          <table:table-cell table:style-name="Tabelle5.A2" office:value-type="string">
            <text:p text:style-name="P7">Fmode</text:p>
          </table:table-cell>
          <table:table-cell table:style-name="Tabelle5.C2" office:value-type="string">
            <text:p text:style-name="P8">Bit 0..2: Bitmuster hard/soft gibt an, welche Ausgänge 'hart' umschalten (Bit=1) und welche Ausgänge weich überblenden (Bit=0)</text:p>
            <text:p text:style-name="P8">Bit0: out1Pin, … Bit2: out3Pin</text:p>
          </table:table-cell>
        </table:table-row>
        <table:table-row table:style-name="Tabelle5.1">
          <table:table-cell table:style-name="Tabelle5.A2" office:value-type="string">
            <text:p text:style-name="P33"><text:span text:style-name="T5">14</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7">Bitmuster der <text:span text:style-name="T23">statisch geschalteten </text:span>Ausgänge für Befehl 3.Adresse 0 (rot)</text:p>
          </table:table-cell>
        </table:table-row>
        <table:table-row table:style-name="Tabelle5.1">
          <table:table-cell table:style-name="Tabelle5.A2" office:value-type="string">
            <text:p text:style-name="P33"><text:span text:style-name="T5">14</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7">Bitmuster der <text:span text:style-name="T23">statisch geschalteten </text:span>Ausgänge für Befehl 3.Adresse 1 (grün)</text:p>
          </table:table-cell>
        </table:table-row>
        <table:table-row table:style-name="Tabelle5.1">
          <table:table-cell table:style-name="Tabelle5.A2" office:value-type="string">
            <text:p text:style-name="P33"><text:span text:style-name="T8">14</text:span><text:span text:style-name="T7">3+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27"><text:span text:style-name="T23">FSIGNAL:<text:tab/></text:span>reserviert</text:p>
          </table:table-cell>
        </table:table-row>
        <table:table-row table:style-name="Tabelle5.1">
          <table:table-cell table:style-name="Tabelle5.A2" office:value-type="string">
            <text:p text:style-name="P33"><text:span text:style-name="T8">14</text:span><text:span text:style-name="T7">4+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reserviert</text:p>
          </table:table-cell>
        </table:table-row>
        <table:table-row table:style-name="Tabelle5.1">
          <table:table-cell table:style-name="Tabelle5.A2" office:value-type="string">
            <text:p text:style-name="P33"><text:span text:style-name="T8">14</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text:span><text:span text:style-name="T4">3</text:span><text:span text:style-name="T31">.Adresse 0 (rot) .</text:span></text:p>
          </table:table-cell>
        </table:table-row>
        <table:table-row table:style-name="Tabelle5.1">
          <table:table-cell table:style-name="Tabelle5.A2" office:value-type="string">
            <text:p text:style-name="P33"><text:span text:style-name="T8">14</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text:span><text:span text:style-name="T4">3</text:span><text:span text:style-name="T31">.Adresse </text:span><text:span text:style-name="T4">1</text:span><text:span text:style-name="T31"> (</text:span><text:span text:style-name="T4">grün</text:span><text:span text:style-name="T31">) </text:span></text:p>
          </table:table-cell>
        </table:table-row>
        <table:table-row table:style-name="Tabelle5.1">
          <table:table-cell table:style-name="Tabelle5.A2" office:value-type="string">
            <text:p text:style-name="P33"><text:span text:style-name="T8">14</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13">reserviert</text:p>
          </table:table-cell>
        </table:table-row>
        <table:table-row table:style-name="Tabelle5.1">
          <table:table-cell table:style-name="Tabelle5.A2" office:value-type="string">
            <text:p text:style-name="P33"><text:span text:style-name="T8">14</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13">reserviert</text:p>
          </table:table-cell>
        </table:table-row>
        <table:table-row table:style-name="Tabelle5.1">
          <table:table-cell table:style-name="Tabelle5.A2" office:value-type="string">
            <text:p text:style-name="P33"><text:span text:style-name="T8">14</text:span><text:span text:style-name="T8">9</text:span><text:span text:style-name="T7">+offs</text:span></text:p>
          </table:table-cell>
          <table:table-cell table:style-name="Tabelle5.A2" office:value-type="string">
            <text:p text:style-name="P7">Par9</text:p>
          </table:table-cell>
          <table:table-cell table:style-name="Tabelle5.C2" office:value-type="string">
            <text:p text:style-name="P13">reserviert</text:p>
          </table:table-cell>
        </table:table-row>
      </table:table>
      <text:p text:style-name="P16"/>
      <text:p text:style-name="P16"/>
      <text:p text:style-name="Heading_20_2"/>
      <text:p text:style-name="P60"><text:bookmark text:name="__RefHeading___Toc3885_344819037"/>Interface<text:bookmark-end text:name="__RefHeading___Toc3885_344819037"/></text:p>
      <text:p text:style-name="Standard">Der Decoder kann wahlweise für ein <text:s/>DCC oder LocoNet Interface übersetzt werden. Die Interfacespezifischen Konfiguration wird in der Datei <text:span text:style-name="T34">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Standard">Die obige Zeile definiert, ob ein DCC oder LocoNet Interface eingebunden wird. Um das LocoNet zu aktivieren, müssen die Kommentarzeilen am Anfang der Zeile entfernt werden.</text:p>
      <text:p text:style-name="Heading_20_2"><text:bookmark text:name="__RefHeading___Toc3765_344819037"/>DCC-<text:span text:style-name="T35">Interface</text:span><text:bookmark-end text:name="__RefHeading___Toc3765_344819037"/></text:p>
      <text:p text:style-name="Standard">Standardmäßig ist der Decoder mit einem DCC-Interface ausgerüstet. Für das DCC-Interface muss der Eingangspin ( muss interuptfähig sein ) und der AckPin für die Rückmeldung bei der CV Programmierung festgelegt werden. Im #else Zweig werden die Pins für die AVR-Arduinos festgelegt.</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 text:name="__RefHeading___Toc3763_344819037"/>LocoNet-Interface<text:bookmark-end text:name="__RefHeading___Toc3763_344819037"/></text:p>
      <text:p text:style-name="Standard">Die Variante mit LocoNet Interface ist nicht auf allen Plattformen lauffähig, auf denen das DCC Interface möglich ist. Das LocoNet Interface funktioniert nur auf <text:s/>AVR-Prozessoren, die über mindestens <text:span text:style-name="T19">zwei</text:span> 16-Bit Timer verfügen. Dies gilt für die Varianten:</text:p>
      <text:p text:style-name="Standard"/>
      <text:p text:style-name="Standard">Arduino Leonardo, Micro und pro Micro ( alle Varianten mit ATmega32U4 )</text:p>
      <text:p text:style-name="Standard">Arduino Mega</text:p>
      <text:p text:style-name="Standard"/>
      <text:p text:style-name="Standard">Frei wählbar ist nur der Sendepin für das LocoNet Interface. Der Empfangspin ist in der LocNet Library festgelegt.</text:p>
      <text:p text:style-name="Standard"/>
      <text:p text:style-name="Codesegment">const uint8_t txPin <text:s text:c="7"/>= <text:s text:c="2"/>2;</text:p>
      <text:p text:style-name="Codesegment">// Das Empfangssignal MUSS auf dem pin 4 ( bei Micro/Leonardo ) oder pin 48 </text:p>
      <text:p text:style-name="Codesegment">//( bei Mega ) liegen.</text:p>
      <text:p text:style-name="Codesegment"><text:s text:c="4"/></text:p>
      <text:p text:style-name="Standard"/>
      <text:p text:style-name="Heading_20_3"><text:bookmark text:name="__RefHeading___Toc3775_344819037"/>SV-Programmierung<text:bookmark-end text:name="__RefHeading___Toc3775_344819037"/></text:p>
      <text:p text:style-name="Standard">Der CV-Programmierung beim DCC-Interface 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p>
      <text:p text:style-name="Standard"/>
      <text:p text:style-name="Heading_20_3"><text:bookmark text:name="__RefHeading___Toc3777_344819037"/>JMRI<text:bookmark-end text:name="__RefHeading___Toc3777_344819037"/></text:p>
      <text:p text:style-name="Standard">Zur komfortableren Konfigurierung der CV-(DCC) <text:s/>bzw.SV-Werte <text:span text:style-name="T19">(</text:span>LocoNet), können angepasste xml-Dateien für JMRI erstellt werden. Diese Dateien können dann in JMRI importiert werden, um dort einen neuen Deco<text:soft-page-break/>der einzurichten.Die notwendigen Dateien und Tools sind im Verzeichnis <text:span text:style-name="T34">utilities</text:span> enthalten. Zur Generierung der xml-Dateien wird das Programm ‚gpp.exe‘ (Windows) verwendet. Dies ist ebenfalls in diesem Verzeichnis enthalten, eine gesonderte Installation ist nicht notwendig.</text:p>
      <text:p text:style-name="Standard">Auf Linux-Systemen muss das Programmpaket GPP getrennt installiert werden (s. Datei gpp.pdf)</text:p>
      <text:p text:style-name="Standard"/>
      <text:p text:style-name="Standard">Um eine neu angepasste xml-Date für JMRI zu erstellen, muss eine CrConfig-JMRI* Datei erstellt werden. Dies ist eine Skriptdatei, die in den ersten Zeilen Name, Interface und die Funktion<text:span text:style-name="T19">en</text:span> <text:span text:style-name="T19">des</text:span> zu konfigurierenden Decoder enthält.</text:p>
      <text:p text:style-name="Standard">Dazu die Beispieldatei CrConfig-JMRI-DIY_Standard.cmd Datei kopieren, und so umbenennen, dass ‚DIY_Standard‘ in den neuen Decodertyp umbenannt wird. Die kopierte und umbenannte Datei muss sich im <text:span text:style-name="T19">g</text:span>leichen Verzeichnis (‚utility‘) befinden, wie die Beispieldatei.</text:p>
      <text:p text:style-name="Standard"><text:s/>In dieser Datei den Decodernamen, das Interface und die Funktionen entsprechend der Konfigurationsdatei des Decoders anpassen ( s. Kommentare in der Beispieldatei ). Danach die Datei durch Doppelklick ausführen.</text:p>
      <text:p text:style-name="Standard"/>
      <text:p text:style-name="Standard">Es entsteht dann im gleichen Verzeichnis die xml-Datei für JMRI. Der Name dieser Datei setzt sich zusammen aus ‚Public_Domain_%interface%_%model%.xml‘, wobei %interface% <text:span text:style-name="T19">die </text:span>in der Scriptdatei festgelegte Schnittstelle ist ( ‚DCC‘ oder ‚LocoNet‘) und %model% der dort für JMRI festgelegte Decodername. Diese Datei muss dann in JMRI als neue Decoderdatei importiert werden.</text:p>
      <text:p text:style-name="Standard">.</text:p>
      <text:p text:style-name="Heading_20_1"><text:bookmark text:name="__RefHeading___Toc3881_344819037"/>Serielle Schnittstelle<text:bookmark-end text:name="__RefHeading___Toc3881_344819037"/></text:p>
      <text:p text:style-name="Standard">Zusätzlich zu der DCC bzw. LocoNet Schnittstelle ist es auch möglich, den Decoder über die serielle Schnittstelle zu steuern. Standardmäßig ist dieses Feature jedoch abgeschaltet. Um es zu aktivieren muss im Konfig-File der Eintrag:</text:p>
      <text:p text:style-name="Standard"/>
      <text:p text:style-name="P93"><text:span text:style-name="T14">//#define IFC_SERIAL <text:s/>Serial <text:s/>// Is</text:span><text:span text:style-name="T14">t</text:span><text:span text:style-name="T14"> der define aktiv, können Kommandos auch über die serielle Schnittstelle abgesetzt werden</text:span></text:p>
      <text:p text:style-name="P92"/>
      <text:p text:style-name="Standard">aktiviert werden ( Kommentarzeichen entfernen <text:s/>). Bei Boards mit mehreren seriellen Schnitttellen kann hier auch eine andere Schnittstelle z.B. Serial1 angegeben werden.</text:p>
      <text:p text:style-name="Standard"/>
      <text:p text:style-name="Standard">Die Baudrate ist standardmäßig auf 115200 Baud eingestellt, kann aber <text:span text:style-name="T19">durch ändern der Zeile</text:span></text:p>
      <text:p text:style-name="P73">#define SERIAL_BAUD 115200</text:p>
      <text:p text:style-name="Standard">auch angepasst werden. Ist <text:span text:style-name="T19">S</text:span>ERIAL_BAUD nicht definiert, wird 115200 Baud verwendet.</text:p>
      <text:p text:style-name="Standard"/>
      <text:p text:style-name="Standard">Dann können über die Schnittstelle Funktionstelegramme gesendet werden, und CV‘s können gelesen und geschrieben werden. Dazu existieren 3 Kommandos:</text:p>
      <text:p text:style-name="Standard"/>
      <text:p text:style-name="P3"><text:span text:style-name="T12">ac</text:span><text:span text:style-name="T12"> </text:span><text:span text:style-name="T12">17</text:span><text:span text:style-name="T12"> </text:span><text:span text:style-name="T12">1</text:span><text:span text:style-name="T12"> 0 <text:s/>← </text:span><text:span text:style-name="T12">Zeichenfolge an der ser. Schnittstelle</text:span></text:p>
      <text:p text:style-name="P3"><text:span text:style-name="T12">||</text:span><text:span text:style-name="T12"> </text:span><text:span text:style-name="T12">||</text:span><text:span text:style-name="T12"> | ^--- </text:span><text:span text:style-name="T12">0/1 Status des Ausgangsport ( nur bei FCOIL relevant )</text:span></text:p>
      <text:p text:style-name="P3"><text:span text:style-name="T12">||</text:span><text:span text:style-name="T12"> </text:span><text:span text:style-name="T12">||</text:span><text:span text:style-name="T12"> ^----- </text:span><text:span text:style-name="T12">0/1 Ausgangsport (Weichenstellung ‚rot‘ – ‚grüm‘ )</text:span></text:p>
      <text:p text:style-name="P3"><text:span text:style-name="T12">||</text:span><text:span text:style-name="T12"> ^^------- </text:span><text:span text:style-name="T12">angesprochene Adresse</text:span></text:p>
      <text:p text:style-name="P3"><text:span text:style-name="T12">^^---------- </text:span><text:span text:style-name="T12">Kennung für Zubehörbefehl</text:span></text:p>
      <text:p text:style-name="Standard">Es müssen immer alle 3 Parameter angegeben werden</text:p>
      <text:p text:style-name="Standard"/>
      <text:p text:style-name="P3"><text:span text:style-name="T12">c</text:span><text:span text:style-name="T12">r</text:span><text:span text:style-name="T12"> </text:span><text:span text:style-name="T12">120</text:span><text:span text:style-name="T12"> </text:span><text:span text:style-name="T12"><text:s text:c="2"/></text:span><text:span text:style-name="T12"><text:s text:c="2"/>← </text:span><text:span text:style-name="T12">Zeichenfolge an der ser. Schnittstelle</text:span></text:p>
      <text:p text:style-name="P3"><text:span text:style-name="T12">||</text:span><text:span text:style-name="T12"> -</text:span><text:span text:style-name="T12">|- </text:span><text:span text:style-name="T12"><text:s/></text:span></text:p>
      <text:p text:style-name="P3"><text:span text:style-name="T12">||</text:span><text:span text:style-name="T12"> <text:s/>^------- </text:span><text:span text:style-name="T12">CV</text:span><text:span text:style-name="T12"> Adresse</text:span></text:p>
      <text:p text:style-name="P3"><text:span text:style-name="T12">^^---------- </text:span><text:span text:style-name="T12">Kennung für ‚</text:span><text:span text:style-name="T12">CV lesen‘</text:span></text:p>
      <text:p text:style-name="Standard">Der CV-Wert wird an der seriellen Schnittstelle ausgegeben ( in dezimal und hex )</text:p>
      <text:p text:style-name="P14"/>
      <text:p text:style-name="P3"><text:span text:style-name="T12">cw</text:span><text:span text:style-name="T12"> </text:span><text:span text:style-name="T12">120</text:span><text:span text:style-name="T12"> </text:span><text:span text:style-name="T12"><text:s/>23 </text:span><text:span text:style-name="T12"><text:s text:c="2"/>← </text:span><text:span text:style-name="T12">Zeichenfolge an der ser. Schnittstelle</text:span></text:p>
      <text:p text:style-name="P3"><text:span text:style-name="T12">||</text:span><text:span text:style-name="T12"> -</text:span><text:span text:style-name="T12">|- </text:span><text:span text:style-name="T12"><text:s/>^</text:span><text:span text:style-name="T12">^</text:span><text:span text:style-name="T12">-- </text:span><text:span text:style-name="T12">zu schreibender Wert</text:span></text:p>
      <text:p text:style-name="P3"><text:span text:style-name="T12">||</text:span><text:span text:style-name="T12"> <text:s/>^------- </text:span><text:span text:style-name="T12">CV</text:span><text:span text:style-name="T12"> Adresse</text:span></text:p>
      <text:p text:style-name="P3"><text:span text:style-name="T12">^^---------- </text:span><text:span text:style-name="T12">Kennung für ‚</text:span><text:span text:style-name="T12">CV lesen‘</text:span></text:p>
      <text:p text:style-name="Standard">Der CV-Wert nach dem Schreiben wird an der seriellen Schnittstelle ausgegeben ( in dezimal und hex )</text:p>
      <text:p text:style-name="P14"/>
      <text:p text:style-name="Heading_20_2"><text:bookmark text:name="__RefHeading___Toc4142_344819037"/>Stellpult mit Tastern/Schaltern<text:bookmark-end text:name="__RefHeading___Toc4142_344819037"/></text:p>
      <text:p text:style-name="Standard">Neben der Möglichkeit, diese Schnitttstelle zum Testen, oder zum Verwalten der CV‘s über den seriellen Mo<text:soft-page-break/>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Wenn nur die Zubehörbefehle genutzt werden, kann ein solcher Arduino auch parallel an die seriellen Eingänge mehrerer Decoder angeschlossen werden. Damit sind ‚klassische‘ Stellpulte mit Schaltern und Tastern einfach realiserbar.</text:p>
      <text:p text:style-name="Standard"/>
      <text:p text:style-name="Standard">Bei <text:s/>Decoderboards mit nur einer seriellen Schnittstelle muss zum erneuten Hochladen die Verbindung zum Stellpult gertennt werden. Hat das Board mehrere serielle Schnittstellen <text:span text:style-name="T19">sollte</text:span> für die Stellpunktfunktionalität ein Schnittstelle verwendet werden, die unabhängig von der USB-Verbindung zur IDE ist.</text:p>
      <text:p text:style-name="Heading_20_1"><text:bookmark text:name="__RefHeading___Toc3883_344819037"/><text:span text:style-name="T27"><text:s/></text:span>CV-Werte - Übersicht<text:bookmark-end text:name="__RefHeading___Toc3883_344819037"/></text:p>
      <text:p text:style-name="P16"/>
      <text:p text:style-name="P16">folgende CV‘s werden vom Zubehördecoder verwendet:</text:p>
      <text:p text:style-name="P16"/>
      <table:table table:name="Tabelle1" table:style-name="Tabelle1">
        <table:table-column table:style-name="Tabelle1.A"/>
        <table:table-column table:style-name="Tabelle1.B"/>
        <table:table-row table:style-name="Tabelle1.1">
          <table:table-cell table:style-name="Tabelle1.A1" office:value-type="string">
            <text:p text:style-name="P30">CV-Nr</text:p>
          </table:table-cell>
          <table:table-cell table:style-name="Tabelle1.B1" office:value-type="string">
            <text:p text:style-name="P30">Bedeutung</text:p>
          </table:table-cell>
        </table:table-row>
        <table:table-row table:style-name="Tabelle1.1">
          <table:table-cell table:style-name="Tabelle1.A2" office:value-type="string">
            <text:p text:style-name="P20">1/9</text:p>
          </table:table-cell>
          <table:table-cell table:style-name="Tabelle1.B2" office:value-type="string">
            <text:p text:style-name="P20">1. Weichenadresse ( nur bei DCC )</text:p>
          </table:table-cell>
        </table:table-row>
        <table:table-row table:style-name="Tabelle1.1">
          <table:table-cell table:style-name="Tabelle1.A2" office:value-type="string">
            <text:p text:style-name="P20">2</text:p>
          </table:table-cell>
          <table:table-cell table:style-name="Tabelle1.B2" office:value-type="string">
            <text:p text:style-name="P4"><text:span text:style-name="T31">Enthält die Versionsnummer in Hex ( 0x</text:span><text:span text:style-name="T4">70</text:span><text:span text:style-name="T31"> ) </text:span><text:span text:style-name="T31">( nur LocoNet )</text:span></text:p>
          </table:table-cell>
        </table:table-row>
        <table:table-row table:style-name="Tabelle1.1">
          <table:table-cell table:style-name="Tabelle1.A2" office:value-type="string">
            <text:p text:style-name="P20">7</text:p>
          </table:table-cell>
          <table:table-cell table:style-name="Tabelle1.B2" office:value-type="string">
            <text:p text:style-name="P4"><text:span text:style-name="T31">Enthält die Versionsnummer in Hex ( 0x</text:span><text:span text:style-name="T4">70</text:span><text:span text:style-name="T31"> ) </text:span><text:span text:style-name="T31">( nur DCC )</text:span></text:p>
          </table:table-cell>
        </table:table-row>
        <table:table-row table:style-name="Tabelle1.1">
          <table:table-cell table:style-name="Tabelle1.A2" office:value-type="string">
            <text:p text:style-name="P20">8</text:p>
          </table:table-cell>
          <table:table-cell table:style-name="Tabelle1.B2" office:value-type="string">
            <text:p text:style-name="P20">Herstellerkennung ( =13, DIY-Decoder ).<text:line-break/>Ein Schreiben auf diese CV führt zu einem Factory-Reset ( laden aller CV‘s aus der Konfig-Datei, alle Ausgänge in Grundstellung )</text:p>
          </table:table-cell>
        </table:table-row>
        <table:table-row table:style-name="Tabelle1.1">
          <table:table-cell table:style-name="Tabelle1.A2" office:value-type="string">
            <text:p text:style-name="P20">17/18</text:p>
          </table:table-cell>
          <table:table-cell table:style-name="Tabelle1.B2" office:value-type="string">
            <text:p text:style-name="P20">1. Weichenadresse ( nur bei LocoNet )</text:p>
          </table:table-cell>
        </table:table-row>
        <table:table-row table:style-name="Tabelle1.1">
          <table:table-cell table:style-name="Tabelle1.A2" office:value-type="string">
            <text:p text:style-name="P20">29</text:p>
          </table:table-cell>
          <table:table-cell table:style-name="Tabelle1.B2" office:value-type="string">
            <text:p text:style-name="P20">Betriebsarteneinstellung nach DCC (Decodertyp Zubehödecoder, Adressierungsart: <text:s/>Output-Adressierung). Der Inhalt von CV29 ist spezifisch für diesen Decoder und kann nicht verändert werden.</text:p>
          </table:table-cell>
        </table:table-row>
        <table:table-row table:style-name="Tabelle1.1">
          <table:table-cell table:style-name="Tabelle1.A2" office:value-type="string">
            <text:p text:style-name="P20"/>
          </table:table-cell>
          <table:table-cell table:style-name="Tabelle1.B2" office:value-type="string">
            <text:p text:style-name="P20"/>
          </table:table-cell>
        </table:table-row>
        <table:table-row table:style-name="Tabelle1.1">
          <table:table-cell table:style-name="Tabelle1.A2" office:value-type="string">
            <text:p text:style-name="P10">45</text:p>
          </table:table-cell>
          <table:table-cell table:style-name="Tabelle1.B2" office:value-type="string">
            <text:p text:style-name="P20">Kennung für Erstinitiierung. Da die Umsetzung SV→EEPROM-Adresse und CV→ EEPROM-Adresse um 2 versetzt ist, werden 2 um 2 versetzte Initkennungen verwendet. Damit ist sichergestellt, das bei Interfacewechsel sicher die Ungültigkeit der Daten erkannt wird.</text:p>
            <text:p text:style-name="P20">Bit7-4 = 0x50 bei DCC</text:p>
            <text:p text:style-name="P20">Bit7-4 = 0xA0 bei LocoNet</text:p>
            <text:p text:style-name="P20">andere Werte führen beim Hochlauf zur Grundinitiierung</text:p>
          </table:table-cell>
        </table:table-row>
        <table:table-row table:style-name="Tabelle1.1">
          <table:table-cell table:style-name="Tabelle1.A2" office:value-type="string">
            <text:p text:style-name="P4"><text:span text:style-name="T4">47</text:span><text:span text:style-name="T31"> </text:span></text:p>
          </table:table-cell>
          <table:table-cell table:style-name="Tabelle1.B2" office:value-type="string">
            <text:p text:style-name="P20">Kennung für Erstinitiierung, allgemeine Optionen die für den gesamten Decoder gelten</text:p>
            <text:p text:style-name="P20">Bit7-4 = 0x50 <text:s/>bei DCC,</text:p>
            <text:p text:style-name="P20">Bit7-4 = 0xA0 bei LocoNet, andere Werte führen beim Hochlauf zur Grundinitiierung</text:p>
            <text:p text:style-name="P20">Bit0=1: Automatische Adresserkennung im Programmiermodus</text:p>
            <text:p text:style-name="P20">Bit1=1: Roco-Modus (dcc-Adresse 0 = Weichenadresse 1)</text:p>
            <text:p text:style-name="P20">Bit1=0: Std-Modus <text:s/>(dcc-Adresse 4 = Weichenadresse 1 )</text:p>
          </table:table-cell>
        </table:table-row>
        <table:table-row table:style-name="Tabelle1.1">
          <table:table-cell table:style-name="Tabelle1.A2" office:value-type="string">
            <text:p text:style-name="P4"><text:span text:style-name="T4">4</text:span><text:span text:style-name="T31">8/</text:span><text:span text:style-name="T4">4</text:span><text:span text:style-name="T31">9</text:span></text:p>
          </table:table-cell>
          <table:table-cell table:style-name="Tabelle1.B2" office:value-type="string">
            <text:p text:style-name="P20">PoM-Adresse ( bei DCC ) / Loconet-Id ( bei LocoNet )</text:p>
          </table:table-cell>
        </table:table-row>
        <table:table-row table:style-name="Tabelle1.1">
          <table:table-cell table:style-name="Tabelle1.A2" office:value-type="string">
            <text:p text:style-name="P4">50</text:p>
          </table:table-cell>
          <table:table-cell table:style-name="Tabelle1.B2" office:value-type="string">
            <text:p text:style-name="P20">Anzahl der verwalteten Adressen ( nicht änderbar )</text:p>
          </table:table-cell>
        </table:table-row>
        <table:table-row table:style-name="Tabelle1.1">
          <table:table-cell table:style-name="Tabelle1.A2" office:value-type="string">
            <text:p text:style-name="P4">51 </text:p>
          </table:table-cell>
          <table:table-cell table:style-name="Tabelle1.B2" office:value-type="string">
            <text:p text:style-name="P20">Funktionalität ( iniTyp ) der 1. Adresse ( nicht änderbar )</text:p>
          </table:table-cell>
        </table:table-row>
        <table:table-row table:style-name="Tabelle1.1">
          <table:table-cell table:style-name="Tabelle1.A2" office:value-type="string">
            <text:p text:style-name="P4">52 … <text:s/></text:p>
          </table:table-cell>
          <table:table-cell table:style-name="Tabelle1.B2" office:value-type="string">
            <text:p text:style-name="P20">Funktionalität der folgenden Adressen ( ein CV je verwalteter Adresse, nicht änderbar )</text:p>
          </table:table-cell>
        </table:table-row>
        <table:table-row table:style-name="Tabelle1.1">
          <table:table-cell table:style-name="Tabelle1.A2" office:value-type="string">
            <text:p text:style-name="P30"/>
          </table:table-cell>
          <table:table-cell table:style-name="Tabelle1.B2" office:value-type="string">
            <text:p text:style-name="P30"/>
          </table:table-cell>
        </table:table-row>
        <table:table-row table:style-name="Tabelle1.1">
          <table:table-cell table:style-name="Tabelle1.A2" office:value-type="string">
            <text:p text:style-name="P4"><text:span text:style-name="T4">12</text:span><text:span text:style-name="T31">0-</text:span><text:span text:style-name="T4">129</text:span><text:span text:style-name="T31"> </text:span></text:p>
          </table:table-cell>
          <table:table-cell table:style-name="Tabelle1.B2" office:value-type="string">
            <text:p text:style-name="P20">Parameter für 1. Zubehöradresse</text:p>
          </table:table-cell>
        </table:table-row>
        <table:table-row table:style-name="Tabelle1.1">
          <table:table-cell table:style-name="Tabelle1.A2" office:value-type="string">
            <text:p text:style-name="P4"><text:span text:style-name="T4">130</text:span><text:span text:style-name="T31">-</text:span><text:span text:style-name="T4">13</text:span><text:span text:style-name="T31">9</text:span></text:p>
          </table:table-cell>
          <table:table-cell table:style-name="Tabelle1.B2" office:value-type="string">
            <text:p text:style-name="P20">Parameter für 2. Zubehöradresse</text:p>
          </table:table-cell>
        </table:table-row>
        <table:table-row table:style-name="Tabelle1.1">
          <table:table-cell table:style-name="Tabelle1.A2" office:value-type="string">
            <text:p text:style-name="P23"><text:s/>...</text:p>
          </table:table-cell>
          <table:table-cell table:style-name="Tabelle1.B2" office:value-type="string">
            <text:p text:style-name="P30"/>
          </table:table-cell>
        </table:table-row>
        <table:table-row table:style-name="Tabelle1.1">
          <table:table-cell table:style-name="Tabelle1.A2" office:value-type="string">
            <text:p text:style-name="P30"/>
          </table:table-cell>
          <table:table-cell table:style-name="Tabelle1.B2" office:value-type="string">
            <text:p text:style-name="P30"/>
          </table:table-cell>
        </table:table-row>
        <table:table-row table:style-name="Tabelle1.1">
          <table:table-cell table:style-name="Tabelle1.B2" table:number-columns-spanned="2" office:value-type="string">
            <text:p text:style-name="P2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24">Servo:</text:p>
          </table:table-cell>
          <table:covered-table-cell/>
        </table:table-row>
        <table:table-row table:style-name="Tabelle1.1">
          <table:table-cell table:style-name="Tabelle1.A2" office:value-type="string">
            <text:p text:style-name="P4"><text:span text:style-name="T4">12</text:span><text:span text:style-name="T31">0</text:span></text:p>
          </table:table-cell>
          <table:table-cell table:style-name="Tabelle1.B2" office:value-type="string">
            <text:p text:style-name="P20">Bit0 = 1: AutoOff der Servoimpulse bei Stillstand des Servo</text:p>
            <text:p text:style-name="P89"><text:soft-page-break/>Bit1 = 1: Direkte Umsteuerung des Servos möglich (ohne das Endlage erreicht wurde)</text:p>
            <text:p text:style-name="P90">Bit2 = 1: das Servo wird nach der in ‚<text:span text:style-name="T13">Par4</text:span>‘ hinterlegten Zeit automatisch wieder in die Grundstellung (Par1) gefahren.Bei einem Neustart startet das Servo immer in der Grundstellung.</text:p>
            <text:p text:style-name="P83">Bit3 = 1: Wird im Fall ‚SAUTOOFF‘ die aktuelle Position erneut angefahren, so werden erneut für 1sec Impulse ausgegeben ( ist das Bit=0, so passiert in diesem Fall nichts).</text:p>
          </table:table-cell>
        </table:table-row>
        <table:table-row table:style-name="Tabelle1.1">
          <table:table-cell table:style-name="Tabelle1.A2" office:value-type="string">
            <text:p text:style-name="P33"><text:span text:style-name="T5">12</text:span><text:span text:style-name="T32">1</text:span></text:p>
          </table:table-cell>
          <table:table-cell table:style-name="Tabelle1.B2" office:value-type="string">
            <text:p text:style-name="P20">Position des Servo für Weichenstellung '0' ( in Grad, 0...180 )</text:p>
          </table:table-cell>
        </table:table-row>
        <table:table-row table:style-name="Tabelle1.1">
          <table:table-cell table:style-name="Tabelle1.A2" office:value-type="string">
            <text:p text:style-name="P33"><text:span text:style-name="T5">12</text:span><text:span text:style-name="T32">2</text:span></text:p>
          </table:table-cell>
          <table:table-cell table:style-name="Tabelle1.B2" office:value-type="string">
            <text:p text:style-name="P20">Position des Servo für Weichenstellung '1' ( in Grad, 0...180 )</text:p>
          </table:table-cell>
        </table:table-row>
        <table:table-row table:style-name="Tabelle1.1">
          <table:table-cell table:style-name="Tabelle1.A2" office:value-type="string">
            <text:p text:style-name="P33"><text:span text:style-name="T5">12</text:span><text:span text:style-name="T32">3</text:span></text:p>
          </table:table-cell>
          <table:table-cell table:style-name="Tabelle1.B2" office:value-type="string">
            <text:p text:style-name="P20">Geschwindigkeit des Servo</text:p>
          </table:table-cell>
        </table:table-row>
        <table:table-row table:style-name="Tabelle1.1">
          <table:table-cell table:style-name="Tabelle1.A2" office:value-type="string">
            <text:p text:style-name="P33"><text:span text:style-name="T5">12</text:span><text:span text:style-name="T32">4</text:span></text:p>
          </table:table-cell>
          <table:table-cell table:style-name="Tabelle1.B2" office:value-type="string">
            <text:p text:style-name="P20">aktuelle Weichenstellung ( nicht manuell verändern! ). </text:p>
            <text:p text:style-name="P4"><text:span text:style-name="T31">Ist Bit3 in CV50 gesetzt, so steht hier die Zeit bis zum automatischen Zurückfahren ( in 0,1 Se</text:span><text:span text:style-name="T4">k.</text:span><text:span text:style-name="T31">-Einheiten. Die aktuelle Weichenstellung wird in diesem Fall nicht gespeichert.</text:span></text:p>
          </table:table-cell>
        </table:table-row>
        <table:table-row table:style-name="Tabelle1.1">
          <table:table-cell table:style-name="Tabelle1.A2" office:value-type="string">
            <text:p text:style-name="P33"><text:span text:style-name="T5">12</text:span><text:span text:style-name="T32">5</text:span></text:p>
          </table:table-cell>
          <table:table-cell table:style-name="Tabelle1.B2" office:value-type="string">
            <text:p text:style-name="P20">Bei 2 gekoppelten Servos ist hier hinterlegt, in welcher Kombination die Servos bei den jeweiligen Weichenbefehlen gestellt werden. ( Dies ist der erste CV-Parameter des Folgeeintrages FSERVO0 )</text:p>
          </table:table-cell>
        </table:table-row>
        <table:table-row table:style-name="Tabelle1.1">
          <table:table-cell table:style-name="Tabelle1.B2" table:number-columns-spanned="2" office:value-type="string">
            <text:p text:style-name="P24">Doppelspulenantrieb:</text:p>
          </table:table-cell>
          <table:covered-table-cell/>
        </table:table-row>
        <table:table-row table:style-name="Tabelle1.1">
          <table:table-cell table:style-name="Tabelle1.A2" office:value-type="string">
            <text:p text:style-name="P20">120</text:p>
          </table:table-cell>
          <table:table-cell table:style-name="Tabelle1.B2" office:value-type="string">
            <text:p text:style-name="P21">Bit0 <text:tab/>= 1: Spulenausgang automatisch abschalten</text:p>
            <text:p text:style-name="P21"><text:s/><text:tab/>= 0: Spulenausgang über DCC-Befehl abschalten</text:p>
            <text:p text:style-name="P21">Bit3 <text:tab/>= 1: keine Überprüfunge der aktuellen Weichenposition</text:p>
            <text:p text:style-name="P21"><text:s/><text:tab/>= 0: ein Puls wird nur ausgegeben wenn sich die Weichenposition ändert</text:p>
          </table:table-cell>
        </table:table-row>
        <table:table-row table:style-name="Tabelle1.1">
          <table:table-cell table:style-name="Tabelle1.A2" office:value-type="string">
            <text:p text:style-name="P31">121</text:p>
          </table:table-cell>
          <table:table-cell table:style-name="Tabelle1.B2" office:value-type="string">
            <text:p text:style-name="P20">Einschaltdauer der Spule <text:s/>( in 10ms Einheiten )<text:line-break/>Ist der Wert 0, kann nur über einen DCC-Befehl abgeschaltet werden ( Bit0 im ModeBit MUSS dann 0 sein )</text:p>
          </table:table-cell>
        </table:table-row>
        <table:table-row table:style-name="Tabelle1.1">
          <table:table-cell table:style-name="Tabelle1.A2" office:value-type="string">
            <text:p text:style-name="P31">122</text:p>
          </table:table-cell>
          <table:table-cell table:style-name="Tabelle1.B2" office:value-type="string">
            <text:p text:style-name="P20">minimale Ausschaltdauer der Spule ( in 10ms Einheiten )</text:p>
          </table:table-cell>
        </table:table-row>
        <table:table-row table:style-name="Tabelle1.1">
          <table:table-cell table:style-name="Tabelle1.A2" office:value-type="string">
            <text:p text:style-name="P31">123</text:p>
          </table:table-cell>
          <table:table-cell table:style-name="Tabelle1.B2" office:value-type="string">
            <text:p text:style-name="P20"><text:s/>-</text:p>
          </table:table-cell>
        </table:table-row>
        <table:table-row table:style-name="Tabelle1.1">
          <table:table-cell table:style-name="Tabelle1.A2" office:value-type="string">
            <text:p text:style-name="P31">124</text:p>
          </table:table-cell>
          <table:table-cell table:style-name="Tabelle1.B2" office:value-type="string">
            <text:p text:style-name="P20">aktuelle Weichenstellung ( nicht manuell verändern! )</text:p>
          </table:table-cell>
        </table:table-row>
        <table:table-row table:style-name="Tabelle1.1">
          <table:table-cell table:style-name="Tabelle1.A2" office:value-type="string">
            <text:p text:style-name="P31"/>
          </table:table-cell>
          <table:table-cell table:style-name="Tabelle1.B2" office:value-type="string">
            <text:p text:style-name="P20"/>
          </table:table-cell>
        </table:table-row>
        <table:table-row table:style-name="Tabelle1.1">
          <table:table-cell table:style-name="Tabelle1.B2" table:number-columns-spanned="2" office:value-type="string">
            <text:p text:style-name="P24">statischer/Blinkender Ausgang </text:p>
          </table:table-cell>
          <table:covered-table-cell/>
        </table:table-row>
        <table:table-row table:style-name="Tabelle1.1">
          <table:table-cell table:style-name="Tabelle1.A2" office:value-type="string">
            <text:p text:style-name="P20">120</text:p>
          </table:table-cell>
          <table:table-cell table:style-name="Tabelle1.B2" office:value-type="string">
            <text:p text:style-name="P20">Bit0 = 1: Blinken, <text:s/>0: statisch</text:p>
            <text:p text:style-name="P20">Bit1 = 1: Beim Blinken starten erst beide Leds dann Wechselblinken</text:p>
            <text:p text:style-name="P20">Bit2 = 1: mit weichem Auf/Abblenden </text:p>
            <text:p text:style-name="P8">Bits4..7: Risetime für das Auf/Abblenden in 50ms-Schritten.</text:p>
            <text:p text:style-name="P86">0 bedeutet Default (500ms)</text:p>
          </table:table-cell>
        </table:table-row>
        <table:table-row table:style-name="Tabelle1.1">
          <table:table-cell table:style-name="Tabelle1.A2" office:value-type="string">
            <text:p text:style-name="P31">121</text:p>
          </table:table-cell>
          <table:table-cell table:style-name="Tabelle1.B2" office:value-type="string">
            <text:p text:style-name="P20">Einschaltzeit des Blinkens ( 10ms Einheiten )</text:p>
          </table:table-cell>
        </table:table-row>
        <table:table-row table:style-name="Tabelle1.1">
          <table:table-cell table:style-name="Tabelle1.A2" office:value-type="string">
            <text:p text:style-name="P31">122</text:p>
          </table:table-cell>
          <table:table-cell table:style-name="Tabelle1.B2" office:value-type="string">
            <text:p text:style-name="P20">Ausschaltzeit des Blinkens ( 10ms Einheiten )</text:p>
          </table:table-cell>
        </table:table-row>
        <table:table-row table:style-name="Tabelle1.1">
          <table:table-cell table:style-name="Tabelle1.A2" office:value-type="string">
            <text:p text:style-name="P31">123</text:p>
          </table:table-cell>
          <table:table-cell table:style-name="Tabelle1.B2" office:value-type="string">
            <text:p text:style-name="P20">Erste Einschaltzeit beim Start des Blinkens</text:p>
          </table:table-cell>
        </table:table-row>
        <table:table-row table:style-name="Tabelle1.1">
          <table:table-cell table:style-name="Tabelle1.A2" office:value-type="string">
            <text:p text:style-name="P31">124</text:p>
          </table:table-cell>
          <table:table-cell table:style-name="Tabelle1.B2" office:value-type="string">
            <text:p text:style-name="P20">aktueller Zustand ( nicht manuell verändern! )</text:p>
          </table:table-cell>
        </table:table-row>
        <table:table-row table:style-name="Tabelle1.1">
          <table:table-cell table:style-name="Tabelle1.A2" office:value-type="string">
            <text:p text:style-name="P31"/>
          </table:table-cell>
          <table:table-cell table:style-name="Tabelle1.B2" office:value-type="string">
            <text:p text:style-name="P20"/>
          </table:table-cell>
        </table:table-row>
        <table:table-row table:style-name="Tabelle1.1">
          <table:table-cell table:style-name="Tabelle1.B2" table:number-columns-spanned="2" office:value-type="string">
            <text:p text:style-name="P24">Lichtsignale</text:p>
          </table:table-cell>
          <table:covered-table-cell/>
        </table:table-row>
        <table:table-row table:style-name="Tabelle1.1">
          <table:table-cell table:style-name="Tabelle1.A2" office:value-type="string">
            <text:p text:style-name="P31">120</text:p>
          </table:table-cell>
          <table:table-cell table:style-name="Tabelle1.B2" office:value-type="string">
            <text:p text:style-name="P8">Signalmodus: Bit7=1 : invertiert die Softled-Ausgänge (HIGH=OFF) (MobaTools ab V0.9</text:p>
            <text:p text:style-name="P8">Bit<text:span text:style-name="T38">6</text:span> = 1 : <text:s/>Leds, die beim Umschalten des Signalbilds in beiden Bildern eingeschaltet sind, werden während der Überblendzeit nicht ausgeschaltet.<text:line-break/>Bit 0..2: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31">121</text:p>
          </table:table-cell>
          <table:table-cell table:style-name="Tabelle1.B2" office:value-type="string">
            <text:p text:style-name="P20">Bitmuster der Ausgänge für Befehl 1.Adresse 0 (rot)</text:p>
          </table:table-cell>
        </table:table-row>
        <table:table-row table:style-name="Tabelle1.1">
          <table:table-cell table:style-name="Tabelle1.A2" office:value-type="string">
            <text:p text:style-name="P31">122</text:p>
          </table:table-cell>
          <table:table-cell table:style-name="Tabelle1.B2" office:value-type="string">
            <text:p text:style-name="P20">Bitmuster der Ausgänge für Befehl 1.Adresse 1 (grün)</text:p>
          </table:table-cell>
        </table:table-row>
        <table:table-row table:style-name="Tabelle1.1">
          <table:table-cell table:style-name="Tabelle1.A2" office:value-type="string">
            <text:p text:style-name="P31">123</text:p>
          </table:table-cell>
          <table:table-cell table:style-name="Tabelle1.B2" office:value-type="string">
            <text:p text:style-name="P20">FVORSIG: low Byte der Hauptsignaladresse</text:p>
            <text:p text:style-name="P20">FSIGNAL: Index des Vorsignals am gleichen Mast ( 0 …. )</text:p>
          </table:table-cell>
        </table:table-row>
        <table:table-row table:style-name="Tabelle1.1">
          <table:table-cell table:style-name="Tabelle1.A2" office:value-type="string">
            <text:p text:style-name="P31">124</text:p>
          </table:table-cell>
          <table:table-cell table:style-name="Tabelle1.B2" office:value-type="string">
            <text:p text:style-name="P27">FVORSIG: <text:s/>high Byte der Hauptsignaladresse</text:p>
            <text:p text:style-name="P27"><text:soft-page-break/>FSIGNAL: Bitmuster der Zustände, bei denen das Vorsignal dunkel ist:</text:p>
            <text:p text:style-name="P68">Bit 0: <text:span text:style-name="T23">Befehl 1.Adresse 0 (rot)</text:span></text:p>
            <text:p text:style-name="P68"><text:span text:style-name="T23">B</text:span><text:span text:style-name="T23">it 1: </text:span><text:span text:style-name="T23">Befehl 1.Adresse 1 (grün)</text:span></text:p>
            <text:p text:style-name="P68"><text:span text:style-name="T23">B</text:span><text:span text:style-name="T23">it 2: </text:span><text:span text:style-name="T23">Befehl 2.Adresse 0 (rot)</text:span></text:p>
            <text:p text:style-name="P68"><text:span text:style-name="T23">u.</text:span><text:span text:style-name="T23">s.w.</text:span></text:p>
          </table:table-cell>
        </table:table-row>
        <table:table-row table:style-name="Tabelle1.1">
          <table:table-cell table:style-name="Tabelle1.A2" office:value-type="string">
            <text:p text:style-name="P31">125</text:p>
          </table:table-cell>
          <table:table-cell table:style-name="Tabelle1.B2" office:value-type="string">
            <text:p text:style-name="P8">Bit 0..2: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33"><text:span text:style-name="T32">13</text:span><text:span text:style-name="T5">1</text:span></text:p>
          </table:table-cell>
          <table:table-cell table:style-name="Tabelle1.B2" office:value-type="string">
            <text:p text:style-name="P27">Bitmuster der Ausgänge für Befehl 2.Adresse 0 (rot)</text:p>
          </table:table-cell>
        </table:table-row>
        <table:table-row table:style-name="Tabelle1.1">
          <table:table-cell table:style-name="Tabelle1.A2" office:value-type="string">
            <text:p text:style-name="P33"><text:span text:style-name="T32">13</text:span><text:span text:style-name="T5">2</text:span></text:p>
          </table:table-cell>
          <table:table-cell table:style-name="Tabelle1.B2" office:value-type="string">
            <text:p text:style-name="P27">Bitmuster der Ausgänge für Befehl 2.Adresse 1 (grün)</text:p>
          </table:table-cell>
        </table:table-row>
        <table:table-row table:style-name="Tabelle1.1">
          <table:table-cell table:style-name="Tabelle1.A2" office:value-type="string">
            <text:p text:style-name="P31">58</text:p>
          </table:table-cell>
          <table:table-cell table:style-name="Tabelle1.B2" office:value-type="string">
            <text:p text:style-name="P27">reserviert</text:p>
          </table:table-cell>
        </table:table-row>
        <table:table-row table:style-name="Tabelle1.1">
          <table:table-cell table:style-name="Tabelle1.A2" office:value-type="string">
            <text:p text:style-name="P31">59</text:p>
          </table:table-cell>
          <table:table-cell table:style-name="Tabelle1.B2" office:value-type="string">
            <text:p text:style-name="P27">reserviert</text:p>
          </table:table-cell>
        </table:table-row>
        <table:table-row table:style-name="Tabelle1.1">
          <table:table-cell table:style-name="Tabelle1.A2" office:value-type="string">
            <text:p text:style-name="P33"><text:span text:style-name="T5">14</text:span><text:span text:style-name="T32">0</text:span></text:p>
          </table:table-cell>
          <table:table-cell table:style-name="Tabelle1.B2" office:value-type="string">
            <text:p text:style-name="P8">Bit 0..2: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33"><text:span text:style-name="T5">14</text:span><text:span text:style-name="T32">1</text:span></text:p>
          </table:table-cell>
          <table:table-cell table:style-name="Tabelle1.B2" office:value-type="string">
            <text:p text:style-name="P27">Bitmuster der Ausgänge für Befehl 3.Adresse 0 (rot)</text:p>
          </table:table-cell>
        </table:table-row>
        <table:table-row table:style-name="Tabelle1.1">
          <table:table-cell table:style-name="Tabelle1.A2" office:value-type="string">
            <text:p text:style-name="P33"><text:span text:style-name="T5">14</text:span><text:span text:style-name="T32">2</text:span></text:p>
          </table:table-cell>
          <table:table-cell table:style-name="Tabelle1.B2" office:value-type="string">
            <text:p text:style-name="P27">Bitmuster der Ausgänge für Befehl 3.Adresse 1 (grün)</text:p>
          </table:table-cell>
        </table:table-row>
        <table:table-row table:style-name="Tabelle1.1">
          <table:table-cell table:style-name="Tabelle1.A2" office:value-type="string">
            <text:p text:style-name="P33"><text:span text:style-name="T5">14</text:span><text:span text:style-name="T32">3</text:span></text:p>
          </table:table-cell>
          <table:table-cell table:style-name="Tabelle1.B2" office:value-type="string">
            <text:p text:style-name="P27">reserviert</text:p>
          </table:table-cell>
        </table:table-row>
        <table:table-row table:style-name="Tabelle1.1">
          <table:table-cell table:style-name="Tabelle1.A2" office:value-type="string">
            <text:p text:style-name="P33"><text:span text:style-name="T5">14</text:span><text:span text:style-name="T32">4</text:span></text:p>
          </table:table-cell>
          <table:table-cell table:style-name="Tabelle1.B2" office:value-type="string">
            <text:p text:style-name="P20">reserviert</text:p>
          </table:table-cell>
        </table:table-row>
      </table:table>
      <text:p text:style-name="P16"/>
      <text:p text:style-name="P16"/>
      <text:p text:style-name="P42"/>
      <text:p text:style-name="P44">Beispiel-Decoder (DCC)</text:p>
      <text:p text:style-name="P25">Beispiel einer Decoderschaltung für 4 Servos (3 mit Polarisierung), 1 Doppelspulenantrieb und 2 statischen Ausgängen.</text:p>
      <text:p text:style-name="P25">Die Schaltung kann wahlweise mit einem Arduino Uno oder einem Arduino Nano aufgebaut werden. Im Schaltbild sind beim Arduino deshalb keine Pin-Nummern, sondern nur die Pinnamen angegeben.</text:p>
      <text:p text:style-name="P25"/>
      <text:p text:style-name="P25">Zugehörige Konfiguration aus der .h-Datei:</text:p>
      <text:p text:style-name="P28"/>
      <text:p text:style-name="P53">const byte iniTyp[] <text:s text:c="3"/>= <text:s text:c="3"/>{ <text:s text:c="2"/>FSERVO, <text:s text:c="2"/>FSERVO, <text:s text:c="2"/>FSERVO, <text:s text:c="2"/>FSERVO, <text:s/>FSTATIC, <text:s/>FSTATIC, <text:s text:c="3"/>FCOIL };</text:p>
      <text:p text:style-name="P53">const byte out1Pins[] <text:s/>= <text:s text:c="3"/>{ <text:s text:c="6"/>A0, <text:s text:c="6"/>A1, <text:s text:c="6"/>11, <text:s text:c="6"/>12, <text:s text:c="7"/>7, <text:s text:c="7"/>8, <text:s text:c="6"/>10 }; </text:p>
      <text:p text:style-name="P53">const byte out2Pins[] <text:s/>= <text:s text:c="3"/>{ <text:s text:c="7"/>3, <text:s text:c="7"/>5, <text:s text:c="6"/>NC, <text:s text:c="6"/>NC, <text:s text:c="7"/>6, <text:s text:c="6"/>NC, <text:s text:c="7"/>9 };</text:p>
      <text:p text:style-name="P53">const byte out3Pins[] <text:s/>= <text:s text:c="3"/>{ <text:s text:c="6"/>NC, <text:s text:c="6"/>NC, <text:s text:c="6"/>NC, <text:s text:c="6"/>NC, <text:s text:c="6"/>NC, <text:s text:c="6"/>NC, <text:s text:c="6"/>NC };</text:p>
      <text:p text:style-name="P53"/>
      <text:p text:style-name="P53">const byte iniCVx[10][sizeof(iniTyp)] <text:s/>= {</text:p>
      <text:p text:style-name="P53">/* iniFmode (CV120,130,..*/ { SAUTOOFF, SAUTOOFF, SAUTOOFF, <text:s text:c="7"/>0, <text:s/>BLKMODE, <text:s text:c="7"/>0, CAUTOOFF },</text:p>
      <text:p text:style-name="P53">/* iniPar1 (CV121,131,..*/ <text:s/>{ <text:s text:c="7"/>0, <text:s text:c="7"/>0, <text:s text:c="7"/>0, <text:s text:c="7"/>0, <text:s text:c="6"/>50, <text:s text:c="7"/>0, <text:s text:c="6"/>50 },</text:p>
      <text:p text:style-name="P53">/* iniPar2 (CV122,132,..*/ <text:s/>{ <text:s text:c="5"/>180, <text:s text:c="5"/>180, <text:s text:c="5"/>180, <text:s text:c="5"/>180, <text:s text:c="6"/>50, <text:s text:c="7"/>0, <text:s text:c="6"/>50 },</text:p>
      <text:p text:style-name="P53">/* iniPar3 (CV123,133,..*/ <text:s/>{ <text:s text:c="7"/>8, <text:s text:c="7"/>8, <text:s text:c="7"/>8, <text:s text:c="7"/>0, <text:s text:c="5"/>100, <text:s text:c="7"/>0, <text:s text:c="7"/>0 },</text:p>
      <text:p text:style-name="P53">/* iniPar4 (CV124,134,..*/ <text:s/>{ <text:s text:c="7"/>0, <text:s text:c="7"/>0, <text:s text:c="7"/>0, <text:s text:c="7"/>0, <text:s text:c="7"/>0, <text:s text:c="7"/>0, <text:s text:c="7"/>0 },</text:p>
      <text:p text:style-name="P53">/* iniPar5 (CV125,135,..*/ <text:s/>{ <text:s text:c="7"/>0, <text:s text:c="7"/>0, <text:s text:c="7"/>0, <text:s text:c="7"/>0, <text:s text:c="7"/>0, <text:s text:c="7"/>0, <text:s text:c="7"/>0 },</text:p>
      <text:p text:style-name="P53">/* iniPar6 (CV126,136,..*/ <text:s/>{ <text:s text:c="7"/>0, <text:s text:c="7"/>0, <text:s text:c="7"/>0, <text:s text:c="7"/>0, <text:s text:c="7"/>0, <text:s text:c="7"/>0, <text:s text:c="7"/>0 },</text:p>
      <text:p text:style-name="P53">/* iniPar7 (CV127,137,..*/ <text:s/>{ <text:s text:c="7"/>0, <text:s text:c="7"/>0, <text:s text:c="7"/>0, <text:s text:c="7"/>0, <text:s text:c="7"/>0, <text:s text:c="7"/>0, <text:s text:c="7"/>0 },</text:p>
      <text:p text:style-name="P53">/* iniPar8 (CV128,138,..*/ <text:s/>{ <text:s text:c="7"/>0, <text:s text:c="7"/>0, <text:s text:c="7"/>0, <text:s text:c="7"/>0, <text:s text:c="7"/>0, <text:s text:c="7"/>0, <text:s text:c="7"/>0 },</text:p>
      <text:p text:style-name="P53">/* iniState (CV129,139,..*/ { <text:s text:c="7"/>0, <text:s text:c="7"/>0, <text:s text:c="7"/>0, <text:s text:c="7"/>0, <text:s text:c="7"/>0, <text:s text:c="7"/>0, <text:s text:c="7"/>0 }};</text:p>
      <text:p text:style-name="P53"/>
      <text:p text:style-name="P12">Die zugehörige DCC_Zubehoerdecoder.h findet sich im Verzeichnis ‚examples‘ unter den Namen ‚DCC_Zubehoerdecoder-Bsp1.h‘</text:p>
      <text:p text:style-name="P12"/>
      <text:p text:style-name="P43"><draw:frame draw:style-name="fr1" draw:name="Rahmen1" text:anchor-type="paragraph" svg:x="0cm" svg:y="0cm" fo:min-width="0.041cm" draw:z-index="0"><draw:text-box fo:min-height="0.041cm"><text:p text:style-name="P34"/></draw:text-box></draw:frame>Schaltbild:</text:p>
      <text:p text:style-name="P2"><draw:frame draw:style-name="fr3" draw:name="Bild1" text:anchor-type="paragraph" svg:y="0.464cm" svg:width="17.126cm" svg:height="24.158cm" draw:z-index="3"><draw:image xlink:href="Pictures/1000000000000424000005D7C9571758.png" xlink:type="simple" xlink:show="embed" xlink:actuate="onLoad"/></draw:frame><draw:frame draw:style-name="fr2" draw:name="Rahmen2" text:anchor-type="char" svg:x="-0.026cm" svg:y="0.362cm" svg:width="0.041cm" svg:height="0.487cm" draw:z-index="1"><draw:text-box><text:p text:style-name="P2"/></draw:text-box></draw:frame></text:p>
      <text:p text:style-name="P2"/>
      <text:p text:style-name="P44">Beispiel-Decoder (LocoNet)</text:p>
      <text:p text:style-name="P25">Beispiel einer Decoderschaltung für 4 Servos (3 mit Polarisierung), 1 Doppelspulenantrieb und 2 statischen Ausgängen.</text:p>
      <text:p text:style-name="P25"/>
      <text:p text:style-name="P25">Zugehörige Konfiguration aus der .h-Datei:</text:p>
      <text:p text:style-name="P28"/>
      <text:p text:style-name="P53">const byte iniTyp[] <text:s text:c="4"/>= <text:s text:c="2"/>{ <text:s text:c="2"/>FSERVO, <text:s text:c="2"/>FSERVO, <text:s text:c="2"/>FSERVO, <text:s text:c="2"/>FSERVO, <text:s/>FSTATIC, <text:s/>FSTATIC, <text:s text:c="3"/>FCOIL };</text:p>
      <text:p text:style-name="P53">const byte out1Pins[] <text:s text:c="2"/>= <text:s text:c="2"/>{ <text:s text:c="7"/>2, <text:s text:c="7"/>4, <text:s text:c="7"/>6, <text:s text:c="7"/>8, <text:s text:c="7"/>9, <text:s text:c="6"/>10, <text:s text:c="6"/>12 }; </text:p>
      <text:p text:style-name="P53">const byte out2Pins[] <text:s text:c="2"/>= <text:s text:c="2"/>{ <text:s text:c="7"/>3, <text:s text:c="7"/>5, <text:s text:c="7"/>7, <text:s text:c="6"/>NC, <text:s text:c="6"/>NC, <text:s text:c="6"/>11, <text:s text:c="6"/>13 };</text:p>
      <text:p text:style-name="P53">const byte out3Pins[] <text:s text:c="2"/>= <text:s text:c="2"/>{ <text:s text:c="6"/>NC, <text:s text:c="6"/>NC, <text:s text:c="6"/>NC, <text:s text:c="6"/>NC, <text:s text:c="6"/>NC, <text:s text:c="6"/>NC, <text:s text:c="6"/>NC };</text:p>
      <text:p text:style-name="P53"/>
      <text:p text:style-name="P53">const byte iniCVx[10][sizeof(iniTyp)] <text:s/>= {</text:p>
      <text:p text:style-name="P53">/* iniFmode (CV120,130,..*/ { SAUTOOFF, SAUTOOFF, SAUTOOFF, <text:s text:c="7"/>0, <text:s/>BLKMODE, <text:s text:c="7"/>0, CAUTOOFF },</text:p>
      <text:p text:style-name="P53">/* iniPar1 (CV121,131,..*/ <text:s/>{ <text:s text:c="7"/>0, <text:s text:c="7"/>0, <text:s text:c="7"/>0, <text:s text:c="7"/>0, <text:s text:c="6"/>50, <text:s text:c="7"/>0, <text:s text:c="6"/>50 },</text:p>
      <text:p text:style-name="P53">/* iniPar2 (CV122,132,..*/ <text:s/>{ <text:s text:c="5"/>180, <text:s text:c="5"/>180, <text:s text:c="5"/>180, <text:s text:c="5"/>180, <text:s text:c="6"/>50, <text:s text:c="7"/>0, <text:s text:c="6"/>50 },</text:p>
      <text:p text:style-name="P53">/* iniPar3 (CV123,133,..*/ <text:s/>{ <text:s text:c="7"/>8, <text:s text:c="7"/>8, <text:s text:c="7"/>8, <text:s text:c="7"/>0, <text:s text:c="5"/>100, <text:s text:c="7"/>0, <text:s text:c="7"/>0 },</text:p>
      <text:p text:style-name="P53">/* iniPar4 (CV124,134,..*/ <text:s/>{ <text:s text:c="7"/>0, <text:s text:c="7"/>0, <text:s text:c="7"/>0, <text:s text:c="7"/>0, <text:s text:c="7"/>0, <text:s text:c="7"/>0, <text:s text:c="7"/>0 },</text:p>
      <text:p text:style-name="P53">/* iniPar5 (CV125,135,..*/ <text:s/>{ <text:s text:c="7"/>0, <text:s text:c="7"/>0, <text:s text:c="7"/>0, <text:s text:c="7"/>0, <text:s text:c="7"/>0, <text:s text:c="7"/>0, <text:s text:c="7"/>0 },</text:p>
      <text:p text:style-name="P53">/* iniPar6 (CV126,136,..*/ <text:s/>{ <text:s text:c="7"/>0, <text:s text:c="7"/>0, <text:s text:c="7"/>0, <text:s text:c="7"/>0, <text:s text:c="7"/>0, <text:s text:c="7"/>0, <text:s text:c="7"/>0 },</text:p>
      <text:p text:style-name="P53">/* iniPar7 (CV127,137,..*/ <text:s/>{ <text:s text:c="7"/>0, <text:s text:c="7"/>0, <text:s text:c="7"/>0, <text:s text:c="7"/>0, <text:s text:c="7"/>0, <text:s text:c="7"/>0, <text:s text:c="7"/>0 },</text:p>
      <text:p text:style-name="P53">/* iniPar8 (CV128,138,..*/ <text:s/>{ <text:s text:c="7"/>0, <text:s text:c="7"/>0, <text:s text:c="7"/>0, <text:s text:c="7"/>0, <text:s text:c="7"/>0, <text:s text:c="7"/>0, <text:s text:c="7"/>0 },</text:p>
      <text:p text:style-name="P53">/* iniState (CV129,139,..*/ { <text:s text:c="7"/>0, <text:s text:c="7"/>0, <text:s text:c="7"/>0, <text:s text:c="7"/>0, <text:s text:c="7"/>0, <text:s text:c="7"/>0, <text:s text:c="7"/>0 }};</text:p>
      <text:p text:style-name="P6"/>
      <text:p text:style-name="P12">Die zugehörige DCC_Zubehoerdecoder.h findet sich im Verzeichnis ‚examples‘ unter den Namen ‚DCC_Zubehoerdecoder-Bsp2.h‘</text:p>
      <text:p text:style-name="P12"/>
      <text:p text:style-name="P12">In der Datei Interface.h muss <text:s/>das LocoNet Interface aktiviert werden.</text:p>
      <text:p text:style-name="P61">Schaltbild:</text:p>
      <text:p text:style-name="P12"><draw:frame draw:style-name="fr4" draw:name="Bild3" text:anchor-type="paragraph" svg:width="17.854cm" svg:height="20.989cm" draw:z-index="4"><draw:image xlink:href="Pictures/100000000000084800000BAEE7B61E48.png" xlink:type="simple" xlink:show="embed" xlink:actuate="onLoad"/></draw:frame></text:p>
      <text:p text:style-name="P47"/>
      <text:p text:style-name="P48"/>
      <text:p text:style-name="P46"><text:span text:style-name="T26">Beispieldecoder für </text:span><text:span text:style-name="T26">Lichtsignale</text:span><text:span text:style-name="T26">:</text:span></text:p>
      <text:p text:style-name="P25">Beispiel einer Decoderschaltung 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p>
      <text:p text:style-name="P25"/>
      <text:p text:style-name="P25">Auszug aus der .h-Datei:</text:p>
      <text:p text:style-name="P25"/>
      <text:p text:style-name="P29">const byte iniTyp[] <text:s text:c="4"/>= <text:s text:c="2"/>{ FSIGNAL2, FSIGNAL0, FSIGNAL2, FSIGNAL0, FSIGNAL2, FSIGNAL0, FSIGNAL2, FSIGNAL0, <text:s/>FSIGNAL2, FSIGNAL0 };</text:p>
      <text:p text:style-name="P29">const byte out1Pins[] <text:s text:c="2"/>= <text:s text:c="2"/>{ <text:s text:c="6"/>A0, <text:s text:c="6"/>NC, <text:s text:c="6"/>A3, <text:s text:c="6"/>NC, <text:s text:c="7"/>3, <text:s text:c="6"/>NC, <text:s text:c="7"/>6, <text:s text:c="6"/>NC, <text:s text:c="8"/>9, <text:s text:c="6"/>NC }; </text:p>
      <text:p text:style-name="P29">const byte out2Pins[] <text:s text:c="2"/>= <text:s text:c="2"/>{ <text:s text:c="6"/>A1, <text:s text:c="6"/>NC, <text:s text:c="6"/>A4, <text:s text:c="6"/>NC, <text:s text:c="7"/>4, <text:s text:c="6"/>NC, <text:s text:c="7"/>7, <text:s text:c="6"/>NC, <text:s text:c="7"/>10, <text:s text:c="6"/>NC };</text:p>
      <text:p text:style-name="P29">const byte out3Pins[] <text:s text:c="2"/>= <text:s text:c="2"/>{ <text:s text:c="6"/>A2, <text:s text:c="6"/>NC, <text:s text:c="6"/>A5, <text:s text:c="6"/>NC, <text:s text:c="7"/>5, <text:s text:c="6"/>NC, <text:s text:c="7"/>8, <text:s text:c="6"/>NC, <text:s text:c="7"/>11, <text:s text:c="6"/>NC };</text:p>
      <text:p text:style-name="P29"><text:s text:c="130"/></text:p>
      <text:p text:style-name="P29">const byte iniCVx[10][sizeof(iniTyp)] <text:s/>= {</text:p>
      <text:p text:style-name="P29">/* iniFmode (CV120,130,..*/ { <text:s text:c="7"/>0, 0b000100, <text:s text:c="7"/>0, 0b000100, <text:s text:c="7"/>0, 0b000100, <text:s text:c="7"/>0, 0b000100, <text:s text:c="8"/>0, 0b000100 },</text:p>
      <text:p text:style-name="P29">/* iniPar1 (CV121,131,..*/ <text:s/>{ 0b001001, 0b110001, 0b001001, 0b110001, 0b001001, 0b110001, 0b001001, 0b110001, <text:s/>0b001001, 0b110001 },</text:p>
      <text:p text:style-name="P29">/* iniPar2 (CV122,132,..*/ <text:s/>{ 0b100010, 0b100110, 0b100010, 0b100110, 0b100010, 0b100110, 0b100010, 0b100110, <text:s/>0b100010, 0b100110 },</text:p>
      <text:p text:style-name="P29">/* iniPar3 (CV123,133,..*/ <text:s/>{ <text:s text:c="7"/>0, <text:s text:c="7"/>0, <text:s text:c="7"/>0, <text:s text:c="7"/>0, <text:s text:c="7"/>0, <text:s text:c="7"/>0, <text:s text:c="7"/>0, <text:s text:c="7"/>0, <text:s text:c="8"/>0, <text:s text:c="7"/>0 },</text:p>
      <text:p text:style-name="P29">/* iniPar4 (CV124,134,..*/ <text:s/>{ 0b000101, <text:s text:c="7"/>0, 0b000101, <text:s text:c="7"/>0, 0b000101, <text:s text:c="7"/>0, 0b000101, <text:s text:c="7"/>0, <text:s/>0b000101, <text:s text:c="7"/>0 }, </text:p>
      <text:p text:style-name="P29">/* iniPar5 (CV125,135,..*/ <text:s/>{ <text:s text:c="6"/>0, <text:s text:c="9"/>0, <text:s text:c="6"/>0, <text:s text:c="7"/>0, <text:s text:c="7"/>0, <text:s text:c="7"/>0, <text:s text:c="7"/>0, <text:s text:c="7"/>0, <text:s text:c="8"/>0, <text:s text:c="7"/>0 },</text:p>
      <text:p text:style-name="P29">/* iniPar6 (CV126,136,..*/ <text:s/>{ <text:s text:c="6"/>0, <text:s text:c="9"/>0, <text:s text:c="6"/>0, <text:s text:c="7"/>0, <text:s text:c="7"/>0, <text:s text:c="7"/>0, <text:s text:c="7"/>0, <text:s text:c="7"/>0, <text:s text:c="8"/>0, <text:s text:c="7"/>0 },</text:p>
      <text:p text:style-name="P29">/* iniPar7 (CV127,137,..*/ <text:s/>{ <text:s text:c="6"/>0, <text:s text:c="9"/>0, <text:s text:c="6"/>0, <text:s text:c="7"/>0, <text:s text:c="7"/>0, <text:s text:c="7"/>0, <text:s text:c="7"/>0, <text:s text:c="7"/>0, <text:s text:c="8"/>0, <text:s text:c="7"/>0 },</text:p>
      <text:p text:style-name="P29">/* iniPar8 (CV128,138,..*/ <text:s/>{ <text:s text:c="6"/>0, <text:s text:c="9"/>0, <text:s text:c="6"/>0, <text:s text:c="7"/>0, <text:s text:c="7"/>0, <text:s text:c="7"/>0, <text:s text:c="7"/>0, <text:s text:c="7"/>0, <text:s text:c="8"/>0, <text:s text:c="7"/>0 },</text:p>
      <text:p text:style-name="P29">/* iniState (CV129,139,..*/ { <text:s text:c="6"/>0, <text:s text:c="9"/>0, <text:s text:c="6"/>0, <text:s text:c="7"/>0, <text:s text:c="7"/>0, <text:s text:c="7"/>0, <text:s text:c="7"/>0, <text:s text:c="7"/>0, <text:s text:c="8"/>0, <text:s text:c="7"/>0 }}; </text:p>
      <text:p text:style-name="P29"/>
      <text:p text:style-name="P49">Die Konfiguration ist auch für 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p>
      <text:p text:style-name="P49"/>
      <text:p text:style-name="P49">Zuordnung der Ausgangspins:</text:p>
      <text:p text:style-name="P49"/>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55"/>
          </table:table-cell>
          <table:table-cell table:style-name="Tabelle6.A1" office:value-type="string">
            <text:p text:style-name="P52">FSIGNAL2,</text:p>
          </table:table-cell>
          <table:table-cell table:style-name="Tabelle6.A1" office:value-type="string">
            <text:p text:style-name="P52">FSIGNAL0,</text:p>
          </table:table-cell>
          <table:table-cell table:style-name="Tabelle6.D1" office:value-type="string">
            <text:p text:style-name="P57"/>
          </table:table-cell>
        </table:table-row>
        <table:table-row>
          <table:table-cell table:style-name="Tabelle6.A2" office:value-type="string">
            <text:p text:style-name="P55">Rote Led (HP0) →</text:p>
          </table:table-cell>
          <table:table-cell table:style-name="Tabelle6.A2" office:value-type="string">
            <text:p text:style-name="P52">A0, </text:p>
          </table:table-cell>
          <table:table-cell table:style-name="Tabelle6.A2" office:value-type="string">
            <text:p text:style-name="P54">NC,</text:p>
          </table:table-cell>
          <table:table-cell table:style-name="Tabelle6.D2" office:value-type="string">
            <text:p text:style-name="P57">←2. rote Led (HP00)</text:p>
          </table:table-cell>
        </table:table-row>
        <table:table-row>
          <table:table-cell table:style-name="Tabelle6.A2" office:value-type="string">
            <text:p text:style-name="P55">Grüne Led →</text:p>
          </table:table-cell>
          <table:table-cell table:style-name="Tabelle6.A2" office:value-type="string">
            <text:p text:style-name="P52">A1, </text:p>
          </table:table-cell>
          <table:table-cell table:style-name="Tabelle6.A2" office:value-type="string">
            <text:p text:style-name="P54">NC,</text:p>
          </table:table-cell>
          <table:table-cell table:style-name="Tabelle6.D2" office:value-type="string">
            <text:p text:style-name="P57">← weisse Leds</text:p>
          </table:table-cell>
        </table:table-row>
        <table:table-row>
          <table:table-cell table:style-name="Tabelle6.A2" office:value-type="string">
            <text:p text:style-name="P55">Gelbe Led →</text:p>
          </table:table-cell>
          <table:table-cell table:style-name="Tabelle6.A2" office:value-type="string">
            <text:p text:style-name="P54">A2, </text:p>
          </table:table-cell>
          <table:table-cell table:style-name="Tabelle6.A2" office:value-type="string">
            <text:p text:style-name="P54">NC,</text:p>
          </table:table-cell>
          <table:table-cell table:style-name="Tabelle6.D2" office:value-type="string">
            <text:p text:style-name="P57">← Relais</text:p>
          </table:table-cell>
        </table:table-row>
      </table:table>
      <text:p text:style-name="P49"/>
      <text:p text:style-name="P49">Das Relais kann zu Zugbeeinflussung verwendet werden. Es ist nur im Zustand HP0 / HP00 abgefallen. In allen anderen Signalzuständen ist es angezogen.</text:p>
      <text:p text:style-name="P49"/>
      <text:p text:style-name="P50"/>
      <text:p text:style-name="P50">Weitere Signaltypen</text:p>
      <text:p text:style-name="P49">Sollen auch andere Signaltypen (Blocksignale, Vorsignale, Signale mit Vorsignal am gleichen Mast, Sperrsignale) angesteuert werden, so sind weitere Anpassungen notwendig. Dafür ist pro Signal immer ein Block aus 1-3 Spalten notwendig. Die folgenden beispielhaften Blöcke können für die jeweiligen Signaltypen direkt übernommen werden, lediglich die Ausgabepins müssen angepasst werden.</text:p>
      <text:p text:style-name="P49">DCC-Adr in den Tabellen bezieht sich immer auf die Addresse, die sich aus der Spaltenposition in der Tabelle ergibt. (Ausnahme: DCC-Adresse des Hauptsignals, dass das Vorsignal ankündigt)</text:p>
      <text:p text:style-name="P49"/>
      <text:p text:style-name="P49"><text:s/></text:p>
      <text:p text:style-name="P49"/>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51">Einfaches Blocksignal</text:p>
          </table:table-cell>
          <table:covered-table-cell/>
          <table:covered-table-cell/>
        </table:table-row>
        <table:table-row>
          <table:table-cell table:style-name="Tabelle7.A2" office:value-type="string">
            <text:p text:style-name="P56">iniTyp</text:p>
          </table:table-cell>
          <table:table-cell table:style-name="Tabelle7.A2" office:value-type="string">
            <text:p text:style-name="P54">FSIGNAL2</text:p>
          </table:table-cell>
          <table:table-cell table:style-name="Tabelle7.C2" office:value-type="string">
            <text:p text:style-name="P57"/>
          </table:table-cell>
        </table:table-row>
        <table:table-row>
          <table:table-cell table:style-name="Tabelle7.A2" office:value-type="string">
            <text:p text:style-name="P56">out1Pins</text:p>
          </table:table-cell>
          <table:table-cell table:style-name="Tabelle7.A2" office:value-type="string">
            <text:p text:style-name="P54">5</text:p>
          </table:table-cell>
          <table:table-cell table:style-name="Tabelle7.C2" office:value-type="string">
            <text:p text:style-name="P57">← Pinnr rote Led</text:p>
          </table:table-cell>
        </table:table-row>
        <table:table-row>
          <table:table-cell table:style-name="Tabelle7.A2" office:value-type="string">
            <text:p text:style-name="P56">out2Pins</text:p>
          </table:table-cell>
          <table:table-cell table:style-name="Tabelle7.A2" office:value-type="string">
            <text:p text:style-name="P54">6</text:p>
          </table:table-cell>
          <table:table-cell table:style-name="Tabelle7.C2" office:value-type="string">
            <text:p text:style-name="P57">← Pinnr grüne Led</text:p>
          </table:table-cell>
        </table:table-row>
        <table:table-row>
          <table:table-cell table:style-name="Tabelle7.A2" office:value-type="string">
            <text:p text:style-name="P56">out3Pins</text:p>
          </table:table-cell>
          <table:table-cell table:style-name="Tabelle7.A2" office:value-type="string">
            <text:p text:style-name="P54">NC</text:p>
          </table:table-cell>
          <table:table-cell table:style-name="Tabelle7.C2" office:value-type="string">
            <text:p text:style-name="P57">← Pinnr Relais</text:p>
          </table:table-cell>
        </table:table-row>
        <table:table-row>
          <table:table-cell table:style-name="Tabelle7.A2" office:value-type="string">
            <text:p text:style-name="P56">iniFmode</text:p>
          </table:table-cell>
          <table:table-cell table:style-name="Tabelle7.A2" office:value-type="string">
            <text:p text:style-name="P54">0b100</text:p>
          </table:table-cell>
          <table:table-cell table:style-name="Tabelle7.C2" office:value-type="string">
            <text:p text:style-name="P57">← hard/softUmschaltung</text:p>
          </table:table-cell>
        </table:table-row>
        <table:table-row>
          <table:table-cell table:style-name="Tabelle7.A2" office:value-type="string">
            <text:p text:style-name="P56">iniPar1</text:p>
          </table:table-cell>
          <table:table-cell table:style-name="Tabelle7.A2" office:value-type="string">
            <text:p text:style-name="P54">0b001</text:p>
          </table:table-cell>
          <table:table-cell table:style-name="Tabelle7.C2" office:value-type="string">
            <text:p text:style-name="P57">← Leds für HP0 (DCC-Addr 0/rot)</text:p>
          </table:table-cell>
        </table:table-row>
        <table:table-row>
          <table:table-cell table:style-name="Tabelle7.A2" office:value-type="string">
            <text:p text:style-name="P56">iniPar2</text:p>
          </table:table-cell>
          <table:table-cell table:style-name="Tabelle7.A2" office:value-type="string">
            <text:p text:style-name="P54">0b110</text:p>
          </table:table-cell>
          <table:table-cell table:style-name="Tabelle7.C2" office:value-type="string">
            <text:p text:style-name="P57">← Leds für HP1 (Dcc-Addr 1/grün)</text:p>
          </table:table-cell>
        </table:table-row>
        <table:table-row>
          <table:table-cell table:style-name="Tabelle7.A2" office:value-type="string">
            <text:p text:style-name="P56">iniPar3</text:p>
          </table:table-cell>
          <table:table-cell table:style-name="Tabelle7.A2" office:value-type="string">
            <text:p text:style-name="P54">0</text:p>
          </table:table-cell>
          <table:table-cell table:style-name="Tabelle7.C2" office:value-type="string">
            <text:p text:style-name="P57">← Tabellenindex des Vorsignals am Mast(opt, 1...max)</text:p>
          </table:table-cell>
        </table:table-row>
        <table:table-row>
          <table:table-cell table:style-name="Tabelle7.A2" office:value-type="string">
            <text:p text:style-name="P56">iniPar4</text:p>
          </table:table-cell>
          <table:table-cell table:style-name="Tabelle7.A2" office:value-type="string">
            <text:p text:style-name="P54">0b01</text:p>
          </table:table-cell>
          <table:table-cell table:style-name="Tabelle7.C2" office:value-type="string">
            <text:p text:style-name="P57">← Vorsignaldunkeltastung (opt)</text:p>
          </table:table-cell>
        </table:table-row>
      </table:table>
      <text:p text:style-name="P37"><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36"><text:span text:style-name="T24">Ausfahrsignal</text:span><text:span text:style-name="T24"> (</text:span><text:span text:style-name="T24">4</text:span><text:span text:style-name="T24">-Begriffig)</text:span> – benötigt 2 aufeinanderfolgende Spalten in der Tabelle</text:p>
          </table:table-cell>
          <table:covered-table-cell/>
          <table:covered-table-cell/>
          <table:covered-table-cell/>
        </table:table-row>
        <table:table-row>
          <table:table-cell table:style-name="Tabelle10.A2" office:value-type="string">
            <text:p text:style-name="P38"/>
          </table:table-cell>
          <table:table-cell table:style-name="Tabelle10.A2" office:value-type="string">
            <text:p text:style-name="P40">FSIGNAL2</text:p>
          </table:table-cell>
          <table:table-cell table:style-name="Tabelle10.A2" office:value-type="string">
            <text:p text:style-name="P40">FSIGNAL0</text:p>
          </table:table-cell>
          <table:table-cell table:style-name="Tabelle10.D2" office:value-type="string">
            <text:p text:style-name="P41"/>
          </table:table-cell>
        </table:table-row>
        <table:table-row>
          <table:table-cell table:style-name="Tabelle10.A2" office:value-type="string">
            <text:p text:style-name="P38">Pinnr rote Led →</text:p>
          </table:table-cell>
          <table:table-cell table:style-name="Tabelle10.A2" office:value-type="string">
            <text:p text:style-name="P40">5</text:p>
          </table:table-cell>
          <table:table-cell table:style-name="Tabelle10.A2" office:value-type="string">
            <text:p text:style-name="P40">8</text:p>
          </table:table-cell>
          <table:table-cell table:style-name="Tabelle10.D2" office:value-type="string">
            <text:p text:style-name="P41">← Pinnr rote Led</text:p>
          </table:table-cell>
        </table:table-row>
        <table:table-row>
          <table:table-cell table:style-name="Tabelle10.A2" office:value-type="string">
            <text:p text:style-name="P38">Pinnr grüne Led →</text:p>
          </table:table-cell>
          <table:table-cell table:style-name="Tabelle10.A2" office:value-type="string">
            <text:p text:style-name="P40">6</text:p>
          </table:table-cell>
          <table:table-cell table:style-name="Tabelle10.A2" office:value-type="string">
            <text:p text:style-name="P40">9</text:p>
          </table:table-cell>
          <table:table-cell table:style-name="Tabelle10.D2" office:value-type="string">
            <text:p text:style-name="P41">← Pinnr weisse Leds</text:p>
          </table:table-cell>
        </table:table-row>
        <table:table-row>
          <table:table-cell table:style-name="Tabelle10.A2" office:value-type="string">
            <text:p text:style-name="P38">Pinnr gelbe Led →</text:p>
          </table:table-cell>
          <table:table-cell table:style-name="Tabelle10.A2" office:value-type="string">
            <text:p text:style-name="P40">7</text:p>
          </table:table-cell>
          <table:table-cell table:style-name="Tabelle10.A2" office:value-type="string">
            <text:p text:style-name="P40">NC</text:p>
          </table:table-cell>
          <table:table-cell table:style-name="Tabelle10.D2" office:value-type="string">
            <text:p text:style-name="P41">← Relais</text:p>
          </table:table-cell>
        </table:table-row>
        <table:table-row>
          <table:table-cell table:style-name="Tabelle10.A2" office:value-type="string">
            <text:p text:style-name="P38"><text:s/>hard/softUmschaltung →</text:p>
          </table:table-cell>
          <table:table-cell table:style-name="Tabelle10.A2" office:value-type="string">
            <text:p text:style-name="P40">0b000</text:p>
          </table:table-cell>
          <table:table-cell table:style-name="Tabelle10.A2" office:value-type="string">
            <text:p text:style-name="P40">0b100</text:p>
          </table:table-cell>
          <table:table-cell table:style-name="Tabelle10.D2" office:value-type="string">
            <text:p text:style-name="P39">←hard/softUmschaltung</text:p>
          </table:table-cell>
        </table:table-row>
        <table:table-row>
          <table:table-cell table:style-name="Tabelle10.A2" office:value-type="string">
            <text:p text:style-name="P38">(DCC-Addr 0/rot) <text:s/>Leds für HP00 →</text:p>
          </table:table-cell>
          <table:table-cell table:style-name="Tabelle10.A2" office:value-type="string">
            <text:p text:style-name="P40">0b001001</text:p>
          </table:table-cell>
          <table:table-cell table:style-name="Tabelle10.A2" office:value-type="string">
            <text:p text:style-name="P40">0b110001</text:p>
          </table:table-cell>
          <table:table-cell table:style-name="Tabelle10.D2" office:value-type="string">
            <text:p text:style-name="P41">← Leds für HP0/Sh1 <text:span text:style-name="T25">(DCC-Addr 0/rot) <text:s/></text:span></text:p>
          </table:table-cell>
        </table:table-row>
        <table:table-row>
          <table:table-cell table:style-name="Tabelle10.A2" office:value-type="string">
            <text:p text:style-name="P38">(Dcc-Addr 1/grün) <text:s/>Leds für HP1 →</text:p>
          </table:table-cell>
          <table:table-cell table:style-name="Tabelle10.A2" office:value-type="string">
            <text:p text:style-name="P40">0b100010</text:p>
          </table:table-cell>
          <table:table-cell table:style-name="Tabelle10.A2" office:value-type="string">
            <text:p text:style-name="P40">0b100110</text:p>
          </table:table-cell>
          <table:table-cell table:style-name="Tabelle10.D2" office:value-type="string">
            <text:p text:style-name="P41">← Leds für HP2 <text:s/><text:span text:style-name="T25">(Dcc-Addr 1/grün) <text:s/></text:span></text:p>
          </table:table-cell>
        </table:table-row>
        <table:table-row>
          <table:table-cell table:style-name="Tabelle10.A2" office:value-type="string">
            <text:p text:style-name="P38"><text:s/>Tabellenindex des Vorsignals am Mast(opt, 1...max; 0= kein Vorsig.) →</text:p>
          </table:table-cell>
          <table:table-cell table:style-name="Tabelle10.A2" office:value-type="string">
            <text:p text:style-name="P40">0</text:p>
          </table:table-cell>
          <table:table-cell table:style-name="Tabelle10.A2" office:value-type="string">
            <text:p text:style-name="P40">0</text:p>
          </table:table-cell>
          <table:table-cell table:style-name="Tabelle10.D2" office:value-type="string">
            <text:p text:style-name="P41"/>
          </table:table-cell>
        </table:table-row>
        <table:table-row>
          <table:table-cell table:style-name="Tabelle10.A2" office:value-type="string">
            <text:p text:style-name="P38"><text:s/>Vorsignaldunkeltastung (opt) →</text:p>
          </table:table-cell>
          <table:table-cell table:style-name="Tabelle10.A2" office:value-type="string">
            <text:p text:style-name="P40">0b0101</text:p>
          </table:table-cell>
          <table:table-cell table:style-name="Tabelle10.A2" office:value-type="string">
            <text:p text:style-name="P40">0</text:p>
          </table:table-cell>
          <table:table-cell table:style-name="Tabelle10.D2" office:value-type="string">
            <text:p text:style-name="P41"/>
          </table:table-cell>
        </table:table-row>
      </table:table>
      <text:p text:style-name="P37"/>
      <text:p text:style-name="P32">Befindet sich am Mast auch ein Vorsignal, dass bei HP0 dunkelgetastet werden soll, so muss dieses Vorsignal mit dem gleichen Decoder geschaltet werden. D.h. dieses Signal muss sich auch in der Tabelle befinden. Der Position des Vorsignals in der Tabelle ( ab 1… ) muss beim Hauptsignal eingetragen werden.</text:p>
      <text:p text:style-name="P32"/>
      <text:p text:style-name="P49"/>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51">Einfaches Vorsignal</text:p>
          </table:table-cell>
          <table:covered-table-cell/>
          <table:covered-table-cell/>
        </table:table-row>
        <table:table-row>
          <table:table-cell table:style-name="Tabelle9.A2" office:value-type="string">
            <text:p text:style-name="P56">iniTyp</text:p>
          </table:table-cell>
          <table:table-cell table:style-name="Tabelle9.A2" office:value-type="string">
            <text:p text:style-name="P54">FVORSIG</text:p>
          </table:table-cell>
          <table:table-cell table:style-name="Tabelle9.C2" office:value-type="string">
            <text:p text:style-name="P57"/>
          </table:table-cell>
        </table:table-row>
        <table:table-row>
          <table:table-cell table:style-name="Tabelle9.A2" office:value-type="string">
            <text:p text:style-name="P56">out1Pins</text:p>
          </table:table-cell>
          <table:table-cell table:style-name="Tabelle9.A2" office:value-type="string">
            <text:p text:style-name="P54">5</text:p>
          </table:table-cell>
          <table:table-cell table:style-name="Tabelle9.C2" office:value-type="string">
            <text:p text:style-name="P57">← Pinnr gelbe Leds</text:p>
          </table:table-cell>
        </table:table-row>
        <table:table-row>
          <table:table-cell table:style-name="Tabelle9.A2" office:value-type="string">
            <text:p text:style-name="P56">out2Pins</text:p>
          </table:table-cell>
          <table:table-cell table:style-name="Tabelle9.A2" office:value-type="string">
            <text:p text:style-name="P54">6</text:p>
          </table:table-cell>
          <table:table-cell table:style-name="Tabelle9.C2" office:value-type="string">
            <text:p text:style-name="P57">← Pinnr grüne Leds</text:p>
          </table:table-cell>
        </table:table-row>
        <table:table-row>
          <table:table-cell table:style-name="Tabelle9.A2" office:value-type="string">
            <text:p text:style-name="P56">out3Pins</text:p>
          </table:table-cell>
          <table:table-cell table:style-name="Tabelle9.A2" office:value-type="string">
            <text:p text:style-name="P54">NC</text:p>
          </table:table-cell>
          <table:table-cell table:style-name="Tabelle9.C2" office:value-type="string">
            <text:p text:style-name="P57">← nicht belegt</text:p>
          </table:table-cell>
        </table:table-row>
        <table:table-row>
          <table:table-cell table:style-name="Tabelle9.A2" office:value-type="string">
            <text:p text:style-name="P56">iniFmode</text:p>
          </table:table-cell>
          <table:table-cell table:style-name="Tabelle9.A2" office:value-type="string">
            <text:p text:style-name="P54">0b000</text:p>
          </table:table-cell>
          <table:table-cell table:style-name="Tabelle9.C2" office:value-type="string">
            <text:p text:style-name="P57">← hard/softUmschaltung</text:p>
          </table:table-cell>
        </table:table-row>
        <table:table-row>
          <table:table-cell table:style-name="Tabelle9.A2" office:value-type="string">
            <text:p text:style-name="P56">iniPar1</text:p>
          </table:table-cell>
          <table:table-cell table:style-name="Tabelle9.A2" office:value-type="string">
            <text:p text:style-name="P54">0b001</text:p>
          </table:table-cell>
          <table:table-cell table:style-name="Tabelle9.C2" office:value-type="string">
            <text:p text:style-name="P57">← Leds für Vr0 (DCC-Addr 0/rot)</text:p>
          </table:table-cell>
        </table:table-row>
        <table:table-row>
          <table:table-cell table:style-name="Tabelle9.A2" office:value-type="string">
            <text:p text:style-name="P56">iniPar2</text:p>
          </table:table-cell>
          <table:table-cell table:style-name="Tabelle9.A2" office:value-type="string">
            <text:p text:style-name="P54">0b010</text:p>
          </table:table-cell>
          <table:table-cell table:style-name="Tabelle9.C2" office:value-type="string">
            <text:p text:style-name="P57">← Leds für Vr1 (DCC-Addr 1/grün)</text:p>
          </table:table-cell>
        </table:table-row>
        <table:table-row>
          <table:table-cell table:style-name="Tabelle9.A2" office:value-type="string">
            <text:p text:style-name="P56">iniPar3</text:p>
          </table:table-cell>
          <table:table-cell table:style-name="Tabelle9.A2" office:value-type="string">
            <text:p text:style-name="P54">23</text:p>
          </table:table-cell>
          <table:table-cell table:style-name="Tabelle9.C2" office:value-type="string">
            <text:p text:style-name="P57">← low Byte der Hauptsignaladresse</text:p>
          </table:table-cell>
        </table:table-row>
        <table:table-row>
          <table:table-cell table:style-name="Tabelle9.A2" office:value-type="string">
            <text:p text:style-name="P56">iniPar4</text:p>
          </table:table-cell>
          <table:table-cell table:style-name="Tabelle9.A2" office:value-type="string">
            <text:p text:style-name="P54">0</text:p>
          </table:table-cell>
          <table:table-cell table:style-name="Tabelle9.C2" office:value-type="string">
            <text:p text:style-name="P57">← high Byte der Hauptsignaladresse</text:p>
          </table:table-cell>
        </table:table-row>
      </table:table>
      <text:p text:style-name="P37"/>
      <text:p text:style-name="P32">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32">Auf die Adresse, die sich durch die Position des Vorsignals in der Tabelle ergibt, reagiert das Vorsignal immer.</text:p>
      <text:p text:style-name="P32"/>
      <text:p text:style-name="P32"/>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36"><text:span text:style-name="T24">Vorsignal (</text:span><text:span text:style-name="T24">3</text:span><text:span text:style-name="T24">-Begriffig)</text:span> – benötigt 2 aufeinanderfolgende Spalten in der Tabelle</text:p>
          </table:table-cell>
          <table:covered-table-cell/>
          <table:covered-table-cell/>
          <table:covered-table-cell/>
        </table:table-row>
        <table:table-row>
          <table:table-cell table:style-name="Tabelle8.A2" office:value-type="string">
            <text:p text:style-name="P38"/>
          </table:table-cell>
          <table:table-cell table:style-name="Tabelle8.A2" office:value-type="string">
            <text:p text:style-name="P40">FVORSIG</text:p>
          </table:table-cell>
          <table:table-cell table:style-name="Tabelle8.A2" office:value-type="string">
            <text:p text:style-name="P40">FSIGNAL0</text:p>
          </table:table-cell>
          <table:table-cell table:style-name="Tabelle8.D2" office:value-type="string">
            <text:p text:style-name="P41"/>
          </table:table-cell>
        </table:table-row>
        <table:table-row>
          <table:table-cell table:style-name="Tabelle8.A2" office:value-type="string">
            <text:p text:style-name="P38">Pinnr gelbe Led →</text:p>
          </table:table-cell>
          <table:table-cell table:style-name="Tabelle8.A2" office:value-type="string">
            <text:p text:style-name="P40">5</text:p>
          </table:table-cell>
          <table:table-cell table:style-name="Tabelle8.A2" office:value-type="string">
            <text:p text:style-name="P40">7</text:p>
          </table:table-cell>
          <table:table-cell table:style-name="Tabelle8.D2" office:value-type="string">
            <text:p text:style-name="P41">← Pinnr gelbe Led</text:p>
          </table:table-cell>
        </table:table-row>
        <table:table-row>
          <table:table-cell table:style-name="Tabelle8.A2" office:value-type="string">
            <text:p text:style-name="P38">Pinnr grüne Led →</text:p>
          </table:table-cell>
          <table:table-cell table:style-name="Tabelle8.A2" office:value-type="string">
            <text:p text:style-name="P40">6</text:p>
          </table:table-cell>
          <table:table-cell table:style-name="Tabelle8.A2" office:value-type="string">
            <text:p text:style-name="P40">8</text:p>
          </table:table-cell>
          <table:table-cell table:style-name="Tabelle8.D2" office:value-type="string">
            <text:p text:style-name="P41">← Pinnr grüne Led</text:p>
          </table:table-cell>
        </table:table-row>
        <table:table-row>
          <table:table-cell table:style-name="Tabelle8.A2" office:value-type="string">
            <text:p text:style-name="P38"/>
          </table:table-cell>
          <table:table-cell table:style-name="Tabelle8.A2" office:value-type="string">
            <text:p text:style-name="P40">NC</text:p>
          </table:table-cell>
          <table:table-cell table:style-name="Tabelle8.A2" office:value-type="string">
            <text:p text:style-name="P40">NC</text:p>
          </table:table-cell>
          <table:table-cell table:style-name="Tabelle8.D2" office:value-type="string">
            <text:p text:style-name="P41"/>
          </table:table-cell>
        </table:table-row>
        <table:table-row>
          <table:table-cell table:style-name="Tabelle8.A2" office:value-type="string">
            <text:p text:style-name="P38"><text:s/>hard/softUmschaltung →</text:p>
          </table:table-cell>
          <table:table-cell table:style-name="Tabelle8.A2" office:value-type="string">
            <text:p text:style-name="P40">0b00000</text:p>
          </table:table-cell>
          <table:table-cell table:style-name="Tabelle8.A2" office:value-type="string">
            <text:p text:style-name="P40">0b00000</text:p>
          </table:table-cell>
          <table:table-cell table:style-name="Tabelle8.D2" office:value-type="string">
            <text:p text:style-name="P41"/>
          </table:table-cell>
        </table:table-row>
        <table:table-row>
          <table:table-cell table:style-name="Tabelle8.A2" office:value-type="string">
            <text:p text:style-name="P38">(DCC-Addr 0/rot) <text:s/>Leds für Vr0 →</text:p>
          </table:table-cell>
          <table:table-cell table:style-name="Tabelle8.A2" office:value-type="string">
            <text:p text:style-name="P40">0b01001</text:p>
          </table:table-cell>
          <table:table-cell table:style-name="Tabelle8.A2" office:value-type="string">
            <text:p text:style-name="P40">0b01010</text:p>
          </table:table-cell>
          <table:table-cell table:style-name="Tabelle8.D2" office:value-type="string">
            <text:p text:style-name="P41">← Leds für Vr2 <text:s/>(DCC-Addr 0/rot)</text:p>
          </table:table-cell>
        </table:table-row>
        <table:table-row>
          <table:table-cell table:style-name="Tabelle8.A2" office:value-type="string">
            <text:p text:style-name="P38">(Dcc-Addr 1/grün) <text:s/>Leds für Vr1 →</text:p>
          </table:table-cell>
          <table:table-cell table:style-name="Tabelle8.A2" office:value-type="string">
            <text:p text:style-name="P40">0b10010</text:p>
          </table:table-cell>
          <table:table-cell table:style-name="Tabelle8.A2" office:value-type="string">
            <text:p text:style-name="P40">255</text:p>
          </table:table-cell>
          <table:table-cell table:style-name="Tabelle8.D2" office:value-type="string">
            <text:p text:style-name="P41">Ungenutzt (Dcc-Addr 1/grün)</text:p>
          </table:table-cell>
        </table:table-row>
        <table:table-row>
          <table:table-cell table:style-name="Tabelle8.A2" office:value-type="string">
            <text:p text:style-name="P38"><text:s/>low Byte Adr. Hauptsig →</text:p>
          </table:table-cell>
          <table:table-cell table:style-name="Tabelle8.A2" office:value-type="string">
            <text:p text:style-name="P40">55</text:p>
          </table:table-cell>
          <table:table-cell table:style-name="Tabelle8.A2" office:value-type="string">
            <text:p text:style-name="P40">0</text:p>
          </table:table-cell>
          <table:table-cell table:style-name="Tabelle8.D2" office:value-type="string">
            <text:p text:style-name="P41"/>
          </table:table-cell>
        </table:table-row>
        <table:table-row>
          <table:table-cell table:style-name="Tabelle8.A2" office:value-type="string">
            <text:p text:style-name="P38"><text:s/>high Byte Adr. Hauptsig →</text:p>
          </table:table-cell>
          <table:table-cell table:style-name="Tabelle8.A2" office:value-type="string">
            <text:p text:style-name="P40">0</text:p>
          </table:table-cell>
          <table:table-cell table:style-name="Tabelle8.A2" office:value-type="string">
            <text:p text:style-name="P40">0</text:p>
          </table:table-cell>
          <table:table-cell table:style-name="Tabelle8.D2" office:value-type="string">
            <text:p text:style-name="P41"/>
          </table:table-cell>
        </table:table-row>
      </table:table>
      <text:p text:style-name="P37"/>
      <text:p text:style-name="P49"/>
      <text:p text:style-name="P49"><text:soft-page-break/>Schaltbild des Lichtsignaldecoders (examples\DCC_Zubehoerdecoder-LS-Nano.h):</text:p>
      <text:p text:style-name="P49"><draw:frame draw:style-name="fr4" draw:name="Bild2" text:anchor-type="paragraph" svg:width="17.704cm" svg:height="24.97cm" draw:z-index="2"><draw:image xlink:href="Pictures/100000000000084800000BAECB2F92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fo:hyphenate="true" fo:hyphenation-remain-char-count="2" fo:hyphenation-push-char-count="2"/>
    </style:style>
    <style:style style:name="Heading" style:family="paragraph" style:parent-style-name="Standard" style:next-style-name="Text_20_body" style:default-outline-level="" style:class="text">
      <style:paragraph-properties loext:contextual-spacing="false" fo:margin-top="0.423cm" fo:margin-bottom="0.212cm" fo:text-align="start" style:justify-single-word="false" fo:orphans="0" fo:widows="0" fo:hyphenation-ladder-count="no-limit" fo:keep-with-next="always" style:writing-mode="lr-tb"/>
      <style:text-properties fo:color="#000000" style:font-name="Liberation Sans" fo:font-size="14pt" fo:language="de" fo:country="DE" style:letter-kerning="true" style:font-name-asian="Liberation Serif1"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loext:contextual-spacing="false" fo:margin-top="0cm" fo:margin-bottom="0.247cm" fo:line-height="120%"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loext:contextual-spacing="false" fo:margin-top="0cm" fo:margin-bottom="0.247cm" fo:line-height="120%"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loext:contextual-spacing="false" fo:margin-top="0.212cm" fo:margin-bottom="0.212cm" fo:text-align="start" style:justify-single-word="false" fo:orphans="0" fo:widows="0" fo:hyphenation-ladder-count="no-limit" style:writing-mode="lr-tb"/>
      <style:text-properties fo:color="#000000" style:font-name="Liberation Serif" fo:font-size="12pt" fo:language="de" fo:country="DE" fo:font-style="italic" style:letter-kerning="true" style:font-name-asian="Liberation Serif1"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loext:contextual-spacing="false" fo:margin-top="0.423cm" fo:margin-bottom="0.212cm" fo:text-align="start" style:justify-single-word="false" fo:orphans="0" fo:widows="0" fo:hyphenation-ladder-count="no-limit" fo:keep-with-next="always" style:writing-mode="lr-tb"/>
      <style:text-properties fo:color="#000000" style:font-name="Liberation Sans" fo:font-size="14pt" fo:language="de" fo:country="DE" style:letter-kerning="true" style:font-name-asian="Liberation Serif1" style:font-size-asian="14pt" style:language-asian="de" style:country-asian="DE"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02cm solid #000000" style:shadow="none" style:writing-mode="lr-tb"/>
      <style:text-properties fo:font-size="16pt"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Heading_20_3" style:display-name="Heading 3" style:family="paragraph" style:parent-style-name="Heading" style:class="text">
      <style:text-properties fo:font-size="12pt"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style:font-name-asian="OpenSymbol1"/>
    </style:style>
    <style:style style:name="ListLabel_20_1" style:display-name="ListLabel 1" style:family="text">
      <style:text-properties style:font-name="Liberation Mono1" fo:font-size="10pt" style:font-name-asian="OpenSymbol1" style:font-size-asian="10pt"/>
    </style:style>
    <style:style style:name="ListLabel_20_2" style:display-name="ListLabel 2" style:family="text">
      <style:text-properties style:font-name-asian="OpenSymbol1"/>
    </style:style>
    <style:style style:name="ListLabel_20_3" style:display-name="ListLabel 3" style:family="text">
      <style:text-properties style:font-name-asian="OpenSymbol1"/>
    </style:style>
    <style:style style:name="ListLabel_20_4" style:display-name="ListLabel 4" style:family="text">
      <style:text-properties style:font-name-asian="OpenSymbol1"/>
    </style:style>
    <style:style style:name="ListLabel_20_5" style:display-name="ListLabel 5" style:family="text">
      <style:text-properties style:font-name-asian="OpenSymbol1"/>
    </style:style>
    <style:style style:name="ListLabel_20_6" style:display-name="ListLabel 6" style:family="text">
      <style:text-properties style:font-name-asian="OpenSymbol1"/>
    </style:style>
    <style:style style:name="ListLabel_20_7" style:display-name="ListLabel 7" style:family="text">
      <style:text-properties style:font-name-asian="OpenSymbol1"/>
    </style:style>
    <style:style style:name="ListLabel_20_8" style:display-name="ListLabel 8" style:family="text">
      <style:text-properties style:font-name-asian="OpenSymbol1"/>
    </style:style>
    <style:style style:name="ListLabel_20_9" style:display-name="ListLabel 9" style:family="text">
      <style:text-properties style:font-name-asian="OpenSymbol1"/>
    </style:style>
    <style:style style:name="ListLabel_20_10" style:display-name="ListLabel 10" style:family="text">
      <style:text-properties style:font-name="Liberation Mono1" fo:font-size="10pt" style:font-name-asian="OpenSymbol1" style:font-size-asian="10pt"/>
    </style:style>
    <style:style style:name="ListLabel_20_11" style:display-name="ListLabel 11" style:family="text">
      <style:text-properties style:font-name-asian="OpenSymbol1"/>
    </style:style>
    <style:style style:name="ListLabel_20_12" style:display-name="ListLabel 12" style:family="text">
      <style:text-properties style:font-name-asian="OpenSymbol1"/>
    </style:style>
    <style:style style:name="ListLabel_20_13" style:display-name="ListLabel 13" style:family="text">
      <style:text-properties style:font-name-asian="OpenSymbol1"/>
    </style:style>
    <style:style style:name="ListLabel_20_14" style:display-name="ListLabel 14" style:family="text">
      <style:text-properties style:font-name-asian="OpenSymbol1"/>
    </style:style>
    <style:style style:name="ListLabel_20_15" style:display-name="ListLabel 15" style:family="text">
      <style:text-properties style:font-name-asian="OpenSymbol1"/>
    </style:style>
    <style:style style:name="ListLabel_20_16" style:display-name="ListLabel 16" style:family="text">
      <style:text-properties style:font-name-asian="OpenSymbol1"/>
    </style:style>
    <style:style style:name="ListLabel_20_17" style:display-name="ListLabel 17" style:family="text">
      <style:text-properties style:font-name-asian="OpenSymbol1"/>
    </style:style>
    <style:style style:name="ListLabel_20_18" style:display-name="ListLabel 18" style:family="text">
      <style:text-properties style:font-name-asian="OpenSymbol1"/>
    </style:style>
    <style:style style:name="ListLabel_20_19" style:display-name="ListLabel 19" style:family="text">
      <style:text-properties style:font-name="Liberation Mono1" fo:font-size="10pt" style:font-name-asian="OpenSymbol1" style:font-size-asian="10pt"/>
    </style:style>
    <style:style style:name="ListLabel_20_20" style:display-name="ListLabel 20" style:family="text">
      <style:text-properties style:font-name-asian="OpenSymbol1"/>
    </style:style>
    <style:style style:name="ListLabel_20_21" style:display-name="ListLabel 21" style:family="text">
      <style:text-properties style:font-name-asian="OpenSymbol1"/>
    </style:style>
    <style:style style:name="ListLabel_20_22" style:display-name="ListLabel 22" style:family="text">
      <style:text-properties style:font-name-asian="OpenSymbol1"/>
    </style:style>
    <style:style style:name="ListLabel_20_23" style:display-name="ListLabel 23" style:family="text">
      <style:text-properties style:font-name-asian="OpenSymbol1"/>
    </style:style>
    <style:style style:name="ListLabel_20_24" style:display-name="ListLabel 24" style:family="text">
      <style:text-properties style:font-name-asian="OpenSymbol1"/>
    </style:style>
    <style:style style:name="ListLabel_20_25" style:display-name="ListLabel 25" style:family="text">
      <style:text-properties style:font-name-asian="OpenSymbol1"/>
    </style:style>
    <style:style style:name="ListLabel_20_26" style:display-name="ListLabel 26" style:family="text">
      <style:text-properties style:font-name-asian="OpenSymbol1"/>
    </style:style>
    <style:style style:name="ListLabel_20_27" style:display-name="ListLabel 27" style:family="text">
      <style:text-properties style:font-name-asian="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037cm" fo:margin-left="0cm" fo:margin-right="0cm" fo:margin-bottom="0.937cm" fo:border-top="none" fo:border-bottom="0.054cm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LocoNet-Zubehördecoder<text:tab/>-</text:span><text:span text:style-name="MT1"><text:page-number text:select-page="current">21</text:page-number></text:span><text:span text:style-name="MT1">-<text:tab/> Manual V</text:span><text:span text:style-name="MT2">7.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22-02-06T17:22:15.80</dc:date>
    <meta:editing-duration>P7DT22H11M15S</meta:editing-duration>
    <meta:editing-cycles>76</meta:editing-cycles>
    <meta:generator>OpenOffice.org/3.3$Win32 OpenOffice.org_project/330m20$Build-9567</meta:generator>
    <meta:document-statistic meta:table-count="12" meta:image-count="3" meta:object-count="0" meta:page-count="21" meta:paragraph-count="783" meta:word-count="7097" meta:character-count="49725"/>
  </office:meta>
</office:document-meta>
</file>